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fo:color="#008000" style:font-name="Courier New" fo:font-size="9pt" style:font-name-asian="Courier New" style:font-size-asian="9pt" style:font-name-complex="Courier New" style:font-size-complex="9pt"/>
    </style:style>
    <style:style style:name="P3" style:family="paragraph" style:parent-style-name="Standard">
      <style:text-properties style:language-asian="ja" style:country-asian="JP"/>
    </style:style>
    <style:style style:name="P4" style:family="paragraph" style:parent-style-name="Standard" style:list-style-name="">
      <style:paragraph-properties style:text-autospace="none"/>
      <style:text-properties fo:color="#0000ff" style:font-name="Courier New" fo:font-size="9pt" style:font-name-asian="Courier New" style:font-size-asian="9pt" style:font-name-complex="Courier New" style:font-size-complex="9pt"/>
    </style:style>
    <style:style style:name="P5" style:family="paragraph" style:parent-style-name="Standard" style:list-style-name="">
      <style:paragraph-properties style:text-autospace="none"/>
      <style:text-properties fo:color="#ffffff" style:font-name="Courier New" fo:font-size="9pt" style:font-name-asian="Courier New" style:font-size-asian="9pt" style:font-name-complex="Courier New" style:font-size-complex="9pt"/>
    </style:style>
    <style:style style:name="P6" style:family="paragraph" style:parent-style-name="Standard">
      <style:paragraph-properties fo:break-before="page"/>
      <style:text-properties fo:color="#0000ff" style:font-name="Courier New" fo:font-size="9pt" style:font-name-asian="Courier New" style:font-size-asian="9pt" style:language-asian="ja" style:country-asian="JP" style:font-name-complex="Courier New" style:font-size-complex="9pt"/>
    </style:style>
    <style:style style:name="T1" style:family="text">
      <style:text-properties fo:color="#ff0000" style:font-name="Courier New" fo:font-size="9pt" style:font-name-asian="Courier New" style:font-size-asian="9pt" style:font-name-complex="Courier New" style:font-size-complex="9pt"/>
    </style:style>
    <style:style style:name="T2" style:family="text">
      <style:text-properties fo:color="#0000ff" style:font-name="Courier New" fo:font-size="9pt" style:font-name-asian="Courier New" style:font-size-asian="9pt" style:font-name-complex="Courier New" style:font-size-complex="9pt"/>
    </style:style>
    <style:style style:name="T3" style:family="text">
      <style:text-properties fo:color="#ffffff" style:font-name="Courier New" fo:font-size="9pt" style:font-name-asian="Courier New" style:font-size-asian="9pt" style:font-name-complex="Courier New" style:font-size-complex="9pt"/>
    </style:style>
    <style:style style:name="T4" style:family="text">
      <style:text-properties fo:color="#008000" style:font-name="Courier New" fo:font-size="9pt" style:font-name-asian="Courier New" style:font-size-asian="9pt" style:font-name-complex="Courier New" style:font-size-complex="9pt"/>
    </style:style>
    <style:style style:name="T5" style:family="text">
      <style:text-properties fo:color="#a0a0a0" style:font-name="Courier New" fo:font-size="9pt" style:font-name-asian="Courier New" style:font-size-asian="9pt" style:font-name-complex="Courier New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00 </text:span><text:span text:style-name="T2">24 47 </text:span><text:span text:style-name="T3">C5 C5 C5 88 88 <text:s/>88 </text:span><text:span text:style-name="T1">00 </text:span><text:span text:style-name="T3">8A </text:span><text:span text:style-name="T2">3F 3F 21 19 42</text:span></text:p>
      <text:p text:style-name="P1"><text:span text:style-name="T3">8A C7 </text:span><text:span text:style-name="T1">80 </text:span><text:span text:style-name="T2">01 65 </text:span><text:span text:style-name="T3">C7 C7 8A <text:s/>8A C7 </text:span><text:span text:style-name="T4">10 00 </text:span><text:span text:style-name="T1">81 </text:span><text:span text:style-name="T4">05 00 </text:span><text:span text:style-name="T3">8D</text:span></text:p>
      <text:p text:style-name="P1"><text:span text:style-name="T3">87 87 87 C9 C9 </text:span><text:span text:style-name="T4">01 00 </text:span><text:span text:style-name="T1">02 <text:s/></text:span><text:span text:style-name="T3">C9 </text:span><text:span text:style-name="T4">08 70 </text:span><text:span text:style-name="T3">87 87 88 88 8D</text:span></text:p>
      <text:p text:style-name="P1"><text:span text:style-name="T3">C7 </text:span><text:span text:style-name="T1">00 </text:span><text:span text:style-name="T2">3F 3F 0B 16 77 </text:span><text:span text:style-name="T3">88 <text:s/>8A C7 </text:span><text:span text:style-name="T1">D5 </text:span><text:span text:style-name="T4">2C 00 </text:span><text:span text:style-name="T3">88 </text:span><text:span text:style-name="T4">40 00</text:span></text:p>
      <text:p text:style-name="P1"><text:span text:style-name="T3">C5 </text:span><text:span text:style-name="T4">0A 10 </text:span><text:span text:style-name="T3">87 </text:span><text:span text:style-name="T4">25 10 2F 40 <text:s/></text:span><text:span text:style-name="T1">1F </text:span><text:span text:style-name="T4">05 40 3C 20 15 10 49</text:span></text:p>
      <text:p text:style-name="P1"><text:span text:style-name="T4">30 1F 10 </text:span><text:span text:style-name="T3">87 87 </text:span><text:span text:style-name="T2">3F </text:span><text:span text:style-name="T1">80 </text:span><text:span text:style-name="T2">3E <text:s/>0F 7F </text:span><text:span text:style-name="T3">C5 8A 88 88 </text:span><text:span text:style-name="T4">76 10</text:span></text:p>
      <text:p text:style-name="P1"><text:span text:style-name="T1">01 </text:span><text:span text:style-name="T4">11 30 </text:span><text:span text:style-name="T3">87 87 C5 88 8D <text:s/>8D 8D </text:span><text:span text:style-name="T1">08 </text:span><text:span text:style-name="T3">87 E5 E5 </text:span><text:span text:style-name="T4">01 00</text:span></text:p>
      <text:p text:style-name="P1"><text:span text:style-name="T3">BF A5 BF E4 </text:span><text:span text:style-name="T1">80 </text:span><text:span text:style-name="T3">E4 85 E1 <text:s/>F9 E5 E5 87 </text:span><text:span text:style-name="T4">01 00 </text:span><text:span text:style-name="T1">23 </text:span><text:span text:style-name="T4">4E</text:span></text:p>
      <text:p text:style-name="P1"><text:span text:style-name="T4">E0 91 00 </text:span><text:span text:style-name="T3">87 87 </text:span><text:span text:style-name="T2">4B </text:span><text:span text:style-name="T4">98 10 <text:s/></text:span><text:span text:style-name="T3">87 87 </text:span><text:span text:style-name="T1">84 </text:span><text:span text:style-name="T3">C7 87 </text:span><text:span text:style-name="T4">80 00 </text:span><text:span text:style-name="T2">3F</text:span></text:p>
      <text:p text:style-name="P1"><text:span text:style-name="T2">32 0C 7F </text:span><text:span text:style-name="T4">C0 00 </text:span><text:span text:style-name="T1">A4 </text:span><text:span text:style-name="T3">8D 8D <text:s/></text:span><text:span text:style-name="T4">42 00 </text:span><text:span text:style-name="T3">81 81 </text:span><text:span text:style-name="T4">40 10 </text:span><text:span text:style-name="T3">E5 </text:span><text:span text:style-name="T4">05</text:span></text:p>
      <text:p text:style-name="P1"><text:span text:style-name="T4">00 </text:span><text:span text:style-name="T1">00 </text:span><text:span text:style-name="T3">05 E1 EE 00 E5 E1 <text:s/>E5 F1 </text:span><text:span text:style-name="T1">00 </text:span><text:span text:style-name="T3">E5 F1 BF F0 E5</text:span></text:p>
      <text:p text:style-name="P1"><text:span text:style-name="T3">A5 00 E5 </text:span><text:span text:style-name="T1">00 </text:span><text:span text:style-name="T3">00 00 00 00 <text:s/>BF E5 BF BF </text:span><text:span text:style-name="T1">00 </text:span><text:span text:style-name="T3">A5 EB E5</text:span></text:p>
      <text:p text:style-name="P1"><text:span text:style-name="T3">A5 BF E5 F0 E5 </text:span><text:span text:style-name="T1">00 </text:span><text:span text:style-name="T3">F1 F0 <text:s/>E5 EF F9 F9 E4 F9 </text:span><text:span text:style-name="T1">1D </text:span><text:span text:style-name="T4">DE</text:span></text:p>
      <text:p text:style-name="P1"><text:span text:style-name="T4">20 </text:span><text:span text:style-name="T2">57 </text:span><text:span text:style-name="T4">5C 70 90 40 F5 30 <text:s/></text:span><text:span text:style-name="T2">3F 29 0A </text:span><text:span text:style-name="T1">02 </text:span><text:span text:style-name="T2">7F </text:span><text:span text:style-name="T4">1D 01 </text:span><text:span text:style-name="T3">E0</text:span></text:p>
      <text:p text:style-name="P1"><text:span text:style-name="T3">EB EC E5 00 BF </text:span><text:span text:style-name="T1">00 </text:span><text:span text:style-name="T3">CF E5 <text:s/>EB E4 EB EB E9 E4 </text:span><text:span text:style-name="T1">00 </text:span><text:span text:style-name="T3">EC</text:span></text:p>
      <text:p text:style-name="P1"><text:span text:style-name="T3">00 05 FF 00 F0 EE E4 </text:span><text:span text:style-name="T1">00 <text:s/></text:span><text:span text:style-name="T3">EA E0 EE E4 ED EE EE ED</text:span></text:p>
      <text:p text:style-name="P1"><text:span text:style-name="T1">00 </text:span><text:span text:style-name="T3">E8 F0 00 BF F9 00 E4 <text:s/>ED </text:span><text:span text:style-name="T1">00 </text:span><text:span text:style-name="T3">00 00 E5 A5 F1 EB</text:span></text:p>
      <text:p text:style-name="P1"><text:span text:style-name="T3">A5 A5 </text:span><text:span text:style-name="T1">09 </text:span><text:span text:style-name="T4">69 10 </text:span><text:span text:style-name="T3">F0 81 </text:span><text:span text:style-name="T4">79 <text:s/>00 </text:span><text:span text:style-name="T3">F0 F1 E5 E5 </text:span><text:span text:style-name="T1">C0 </text:span><text:span text:style-name="T3">F0 </text:span><text:span text:style-name="T2">62</text:span></text:p>
      <text:p text:style-name="P1"><text:span text:style-name="T3">ED E5 F1 EE </text:span><text:span text:style-name="T4">13 F1 6D 90 <text:s/></text:span><text:span text:style-name="T1">88 </text:span><text:span text:style-name="T2">3F 20 08 </text:span><text:span text:style-name="T4">C0 10 </text:span><text:span text:style-name="T3">E4 E1</text:span></text:p>
      <text:p text:style-name="P1"><text:span text:style-name="T3">E4 </text:span><text:span text:style-name="T4">FF 00 </text:span><text:span text:style-name="T1">10 </text:span><text:span text:style-name="T3">EE E0 EB E5 <text:s/></text:span><text:span text:style-name="T4">58 00 </text:span><text:span text:style-name="T3">05 E3 E0 </text:span><text:span text:style-name="T1">00 </text:span><text:span text:style-name="T3">E5 E4</text:span></text:p>
      <text:p text:style-name="P1"><text:span text:style-name="T3">FF EA A5 ED EE E0 </text:span><text:span text:style-name="T1">00 </text:span><text:span text:style-name="T3">E4 <text:s/>EE E4 EC EB E4 E0 E5 </text:span><text:span text:style-name="T1">00</text:span></text:p>
      <text:p text:style-name="P1"><text:span text:style-name="T3">05 EE 00 00 EB 05 00 BF <text:s/></text:span><text:span text:style-name="T1">00 </text:span><text:span text:style-name="T3">F0 ED E5 E5 A5 66 F9</text:span></text:p>
      <text:p text:style-name="P1"><text:span text:style-name="T3">F9 </text:span><text:span text:style-name="T1">03 </text:span><text:span text:style-name="T4">D2 00 C8 00 </text:span><text:span text:style-name="T3">BF E5 <text:s/>ED F9 EB E5 </text:span><text:span text:style-name="T1">04 </text:span><text:span text:style-name="T2">68 </text:span><text:span text:style-name="T3">F0 </text:span><text:span text:style-name="T4">E0</text:span></text:p>
      <text:p text:style-name="P1"><text:span text:style-name="T4">10 </text:span><text:span text:style-name="T3">EE E4 BF BF 00 </text:span><text:span text:style-name="T1">88 </text:span><text:span text:style-name="T3">E4 <text:s/>EC BF </text:span><text:span text:style-name="T4">7D 00 </text:span><text:span text:style-name="T3">00 A5 85 </text:span><text:span text:style-name="T4">DA</text:span></text:p>
      <text:p text:style-name="P1"><text:span text:style-name="T4">30 </text:span><text:span text:style-name="T1">21 </text:span><text:span text:style-name="T4">D7 B0 </text:span><text:span text:style-name="T3">88 </text:span><text:span text:style-name="T2">3F 1C 06 <text:s/></text:span><text:span text:style-name="T4">2C 11 </text:span><text:span text:style-name="T3">F9 E4 </text:span><text:span text:style-name="T1">01 </text:span><text:span text:style-name="T4">CA 00 </text:span><text:span text:style-name="T3">EB</text:span></text:p>
      <text:p text:style-name="P1"><text:span text:style-name="T3">E5 E5 E1 05 E0 05 </text:span><text:span text:style-name="T1">00 </text:span><text:span text:style-name="T3">E1 <text:s/>F0 ED E0 E0 E4 ED E9 </text:span><text:span text:style-name="T1">02</text:span></text:p>
      <text:p text:style-name="P1"><text:span text:style-name="T3">E7 </text:span><text:span text:style-name="T4">0E 00 </text:span><text:span text:style-name="T3">EB EB 05 F0 BF <text:s/>E4 </text:span><text:span text:style-name="T1">00 </text:span><text:span text:style-name="T3">F0 F1 EA E0 BF E0</text:span></text:p>
      <text:p text:style-name="P1"><text:span text:style-name="T3">EE F1 </text:span><text:span text:style-name="T1">00 </text:span><text:span text:style-name="T3">EA E4 00 00 ED <text:s/>EC E4 E4 </text:span><text:span text:style-name="T1">00 </text:span><text:span text:style-name="T3">E0 EB E0 F0</text:span></text:p>
      <text:p text:style-name="P1"><text:span text:style-name="T3">BF EE EC EB </text:span><text:span text:style-name="T1">00 </text:span><text:span text:style-name="T3">EB E4 E4 <text:s/>E1 EB A5 </text:span><text:span text:style-name="T2">6D </text:span><text:span text:style-name="T3">EC </text:span><text:span text:style-name="T1">80 </text:span><text:span text:style-name="T3">E4 E0</text:span></text:p>
      <text:p text:style-name="P1"><text:span text:style-name="T3">00 05 E4 E5 BF </text:span><text:span text:style-name="T4">6B 01 </text:span><text:span text:style-name="T1">10 <text:s/></text:span><text:span text:style-name="T3">BF A5 85 E5 </text:span><text:span text:style-name="T4">7E 00 </text:span><text:span text:style-name="T3">A5 BF</text:span></text:p>
      <text:p text:style-name="P1"><text:span text:style-name="T3">E1 </text:span><text:span text:style-name="T1">00 </text:span><text:span text:style-name="T3">81 00 E6 E9 E5 85 <text:s/>CF BF </text:span><text:span text:style-name="T1">0C </text:span><text:span text:style-name="T3">85 86 </text:span><text:span text:style-name="T4">46 71 19</text:span></text:p>
      <text:p text:style-name="P1"><text:span text:style-name="T4">12 </text:span><text:span text:style-name="T2">3F 19 05 7F </text:span><text:span text:style-name="T1">01 </text:span><text:span text:style-name="T4">DC 01 <text:s/></text:span><text:span text:style-name="T3">81 E4 EB F0 E5 E4 BF </text:span><text:span text:style-name="T1">00</text:span></text:p>
      <text:p text:style-name="P1"><text:span text:style-name="T3">F9 E1 EC ED E4 E4 E5 E3 <text:s/></text:span><text:span text:style-name="T1">00 </text:span><text:span text:style-name="T3">05 00 EB E1 E0 E0 E0</text:span></text:p>
      <text:p text:style-name="P1"><text:span text:style-name="T3">05 </text:span><text:span text:style-name="T1">00 </text:span><text:span text:style-name="T3">EA EB E0 05 E9 E4 <text:s/>F1 E1 </text:span><text:span text:style-name="T1">00 </text:span><text:span text:style-name="T3">E9 E0 E4 E0 F0</text:span></text:p>
      <text:p text:style-name="P1"><text:span text:style-name="T3">EA E6 EC </text:span><text:span text:style-name="T1">00 </text:span><text:span text:style-name="T3">E5 E5 90 E0 <text:s/>F0 EB E4 EE </text:span><text:span text:style-name="T1">00 </text:span><text:span text:style-name="T3">E5 E0 E4</text:span></text:p>
      <text:p text:style-name="P1"><text:span text:style-name="T3">EB E1 FF FF 00 </text:span><text:span text:style-name="T1">00 </text:span><text:span text:style-name="T3">EB E4 <text:s/>BF BD DB </text:span><text:span text:style-name="T2">71 </text:span><text:span text:style-name="T3">EA E1 </text:span><text:span text:style-name="T1">00 </text:span><text:span text:style-name="T3">E4</text:span></text:p>
      <text:p text:style-name="P1"><text:span text:style-name="T3">EB E0 E9 E4 ED EB F0 </text:span><text:span text:style-name="T1">20 <text:s/></text:span><text:span text:style-name="T3">EB EB F9 ED EA </text:span><text:span text:style-name="T4">B7 00 </text:span><text:span text:style-name="T3">BF</text:span></text:p>
      <text:p text:style-name="P1"><text:span text:style-name="T3">81 </text:span><text:span text:style-name="T1">00 </text:span><text:span text:style-name="T3">BF BF E5 00 92 92 <text:s/>A5 F9 </text:span><text:span text:style-name="T1">80 </text:span><text:span text:style-name="T3">92 EB E0 E4 E1</text:span></text:p>
      <text:p text:style-name="P1"><text:span text:style-name="T3">E8 BE </text:span><text:span text:style-name="T4">A9 12 </text:span><text:span text:style-name="T1">03 </text:span><text:span text:style-name="T4">E1 30 CB <text:s/>02 </text:span><text:span text:style-name="T3">88 </text:span><text:span text:style-name="T2">3F 16 05 7F </text:span><text:span text:style-name="T3">8D </text:span><text:span text:style-name="T1">00</text:span></text:p>
      <text:p text:style-name="P1"><text:span text:style-name="T3">C9 BF E5 E5 00 EC EC ED <text:s/></text:span><text:span text:style-name="T1">00 </text:span><text:span text:style-name="T3">EC F1 FF E9 EB EE EB</text:span></text:p>
      <text:p text:style-name="P1"><text:span text:style-name="T3">F0 </text:span><text:span text:style-name="T1">00 </text:span><text:span text:style-name="T3">E6 EA E4 E0 E8 E3 <text:s/>05 E9 </text:span><text:span text:style-name="T1">00 </text:span><text:span text:style-name="T3">05 05 05 E8 E4</text:span></text:p>
      <text:p text:style-name="P1"><text:span text:style-name="T3">E1 FF E5 </text:span><text:span text:style-name="T1">00 </text:span><text:span text:style-name="T3">EB E6 EA ED <text:s/>EE EC E4 E8 </text:span><text:span text:style-name="T1">00 </text:span><text:span text:style-name="T3">E1 E4 EC</text:span></text:p>
      <text:p text:style-name="P1"><text:span text:style-name="T3">E1 E7 E0 E1 05 </text:span><text:span text:style-name="T1">44 </text:span><text:span text:style-name="T3">E9 EB <text:s/></text:span><text:span text:style-name="T4">E0 01 </text:span><text:span text:style-name="T3">E0 EE E1 </text:span><text:span text:style-name="T4">0F 11 </text:span><text:span text:style-name="T3">F1</text:span></text:p>
      <text:p text:style-name="P1"><text:span text:style-name="T1">00 </text:span><text:span text:style-name="T3">E0 </text:span><text:span text:style-name="T2">75 </text:span><text:span text:style-name="T3">DB 05 E1 E3 E1 <text:s/>E5 </text:span><text:span text:style-name="T1">40 </text:span><text:span text:style-name="T3">ED ED EB E4 ED EC</text:span></text:p>
      <text:p text:style-name="P1"><text:span text:style-name="T4">8B 02 </text:span><text:span text:style-name="T3">F9 </text:span><text:span text:style-name="T1">20 </text:span><text:span text:style-name="T3">00 A5 E5 F9 <text:s/>CF </text:span><text:span text:style-name="T4">59 02 </text:span><text:span text:style-name="T3">C9 E5 </text:span><text:span text:style-name="T1">00 </text:span><text:span text:style-name="T3">81 81</text:span></text:p>
      <text:p text:style-name="P1"><text:span text:style-name="T3">E4 92 F9 81 E4 E1 </text:span><text:span text:style-name="T1">C0 </text:span><text:span text:style-name="T3">E0 <text:s/>85 81 92 81 D2 </text:span><text:span text:style-name="T4">C1 42 CF</text:span></text:p>
      <text:p text:style-name="P1"><text:span text:style-name="T4">02 </text:span><text:span text:style-name="T1">01 </text:span><text:span text:style-name="T4">44 13 </text:span><text:span text:style-name="T3">12 04 7F 87 <text:s/>C9 A5 00 </text:span><text:span text:style-name="T1">01 </text:span><text:span text:style-name="T4">A9 00 </text:span><text:span text:style-name="T3">E8 E0</text:span></text:p>
      <text:p text:style-name="P1"><text:span text:style-name="T3">EA 05 E4 E1 E3 </text:span><text:span text:style-name="T1">00 </text:span><text:span text:style-name="T3">EA EA <text:s/>E0 EC E1 FF EA EC </text:span><text:span text:style-name="T1">10 </text:span><text:span text:style-name="T3">E4</text:span></text:p>
      <text:p text:style-name="P1"><text:span text:style-name="T3">BD E8 05 </text:span><text:span text:style-name="T4">34 01 </text:span><text:span text:style-name="T3">00 BF 90 <text:s/></text:span><text:span text:style-name="T1">22 </text:span><text:span text:style-name="T3">EC </text:span><text:span text:style-name="T4">28 02 </text:span><text:span text:style-name="T3">E3 E4 E5 </text:span><text:span text:style-name="T4">56</text:span></text:p>
      <text:p text:style-name="P1"><text:span text:style-name="T4">00 </text:span><text:span text:style-name="T3">E8 E9 </text:span><text:span text:style-name="T1">1C </text:span><text:span text:style-name="T3">F0 A5 </text:span><text:span text:style-name="T4">60 00 <text:s/>22 00 F8 02 </text:span><text:span text:style-name="T3">F0 BF E0 </text:span><text:span text:style-name="T1">34</text:span></text:p>
      <text:p text:style-name="P1"><text:span text:style-name="T3">90 EA </text:span><text:span text:style-name="T4">93 01 </text:span><text:span text:style-name="T3">78 </text:span><text:span text:style-name="T4">9C 02 F5 <text:s/>01 </text:span><text:span text:style-name="T3">EB E5 </text:span><text:span text:style-name="T1">04 </text:span><text:span text:style-name="T3">ED BF </text:span><text:span text:style-name="T4">A4 02</text:span></text:p>
      <text:p text:style-name="P1"><text:span text:style-name="T3">BF BF F0 F0 E5 </text:span><text:span text:style-name="T1">C4 </text:span><text:span text:style-name="T3">EB EC <text:s/></text:span><text:span text:style-name="T4">F5 01 </text:span><text:span text:style-name="T3">BF BF F9 </text:span><text:span text:style-name="T4">F4 00 D3</text:span></text:p>
      <text:p text:style-name="P1"><text:span text:style-name="T4">00 </text:span><text:span text:style-name="T1">01 </text:span><text:span text:style-name="T4">DF 02 </text:span><text:span text:style-name="T3">F9 E4 00 BF <text:s/>81 CF E4 </text:span><text:span text:style-name="T1">04 </text:span><text:span text:style-name="T3">83 E1 </text:span><text:span text:style-name="T4">60 73</text:span></text:p>
      <text:p text:style-name="P1"><text:span text:style-name="T3">C7 87 3F 10 03 </text:span><text:span text:style-name="T1">00 </text:span><text:span text:style-name="T3">7F </text:span><text:span text:style-name="T2">C9 <text:s/></text:span><text:span text:style-name="T3">BF F9 ED F1 90 E6 </text:span><text:span text:style-name="T1">00 </text:span><text:span text:style-name="T3">FF</text:span></text:p>
      <text:p text:style-name="P1"><text:span text:style-name="T3">E6 EA </text:span><text:span text:style-name="T2">E1 </text:span><text:span text:style-name="T3">DB F0 FF ED </text:span><text:span text:style-name="T1">00 <text:s/></text:span><text:span text:style-name="T3">E0 E9 EB DB FF E4 F1 E0</text:span></text:p>
      <text:p text:style-name="P1"><text:span text:style-name="T1">D8 </text:span><text:span text:style-name="T3">EE EC E0 </text:span><text:span text:style-name="T4">CA 01 96 02 <text:s/></text:span><text:span text:style-name="T3">05 </text:span><text:span text:style-name="T4">9A 02 0A 03 </text:span><text:span text:style-name="T1">E0 </text:span><text:span text:style-name="T3">05 EA</text:span></text:p>
      <text:p text:style-name="P1"><text:span text:style-name="T3">BF ED ED </text:span><text:span text:style-name="T4">4E 02 14 13 05 <text:s/>30 </text:span><text:span text:style-name="T1">22 </text:span><text:span text:style-name="T3">05 </text:span><text:span text:style-name="T4">95 01 </text:span><text:span text:style-name="T3">00 00 7B</text:span></text:p>
      <text:p text:style-name="P1"><text:span text:style-name="T4">12 20 </text:span><text:span text:style-name="T3">EE 90 </text:span><text:span text:style-name="T1">9D </text:span><text:span text:style-name="T4">19 90 </text:span><text:span text:style-name="T3">E1 <text:s/></text:span><text:span text:style-name="T4">D0 22 3B 03 2E 50 </text:span><text:span text:style-name="T3">BF E0</text:span></text:p>
      <text:p text:style-name="P1"><text:span text:style-name="T4">38 20 </text:span><text:span text:style-name="T1">20 </text:span><text:span text:style-name="T3">92 </text:span><text:span text:style-name="T2">F9 </text:span><text:span text:style-name="T3">92 E4 E0 <text:s/></text:span><text:span text:style-name="T4">EC 83 </text:span><text:span text:style-name="T3">3F 0E </text:span><text:span text:style-name="T1">42 </text:span><text:span text:style-name="T3">02 </text:span><text:span text:style-name="T4">FA 00</text:span></text:p>
      <text:p text:style-name="P1"><text:span text:style-name="T3">F9 DB 00 E1 </text:span><text:span text:style-name="T4">52 02 </text:span><text:span text:style-name="T3">EA </text:span><text:span text:style-name="T1">00 <text:s/></text:span><text:span text:style-name="T3">E3 E0 FF FF FF E8 E1 E3</text:span></text:p>
      <text:p text:style-name="P1"><text:span text:style-name="T1">00 </text:span><text:span text:style-name="T3">E9 EE 00 EE E9 E1 E9 <text:s/>E4 </text:span><text:span text:style-name="T1">02 </text:span><text:span text:style-name="T3">F0 </text:span><text:span text:style-name="T4">7F 03 </text:span><text:span text:style-name="T3">EC E6 FF</text:span></text:p>
      <text:p text:style-name="P1"><text:span text:style-name="T3">DB E3 E5 </text:span><text:span text:style-name="T1">00 </text:span><text:span text:style-name="T3">E6 FF FF </text:span><text:span text:style-name="T2">E7 <text:s/></text:span><text:span text:style-name="T3">EA DB 90 EA </text:span><text:span text:style-name="T1">70 </text:span><text:span text:style-name="T3">E7 FF FF</text:span></text:p>
      <text:p text:style-name="P1"><text:span text:style-name="T3">A5 </text:span><text:span text:style-name="T4">23 00 02 10 06 10 </text:span><text:span text:style-name="T3">DB <text:s/></text:span><text:span text:style-name="T1">20 </text:span><text:span text:style-name="T3">05 E0 A5 7E ED </text:span><text:span text:style-name="T4">10 40</text:span></text:p>
      <text:p text:style-name="P1"><text:span text:style-name="T3">EC 00 </text:span><text:span text:style-name="T1">D2 </text:span><text:span text:style-name="T3">E9 </text:span><text:span text:style-name="T4">1A 80 </text:span><text:span text:style-name="T3">BF 00 <text:s/></text:span><text:span text:style-name="T4">2B 00 </text:span><text:span text:style-name="T3">FF </text:span><text:span text:style-name="T4">0C 03 2E 40 </text:span><text:span text:style-name="T1">08</text:span></text:p>
      <text:p text:style-name="P1"><text:span text:style-name="T3">E6 EA 00 </text:span><text:span text:style-name="T4">30 10 </text:span><text:span text:style-name="T3">DB 81 81 <text:s/>81 </text:span><text:span text:style-name="T1">08 </text:span><text:span text:style-name="T3">E0 E1 E4 </text:span><text:span text:style-name="T4">66 74 </text:span><text:span text:style-name="T3">3F</text:span></text:p>
      <text:p text:style-name="P1"><text:span text:style-name="T3">0C 01 7F </text:span><text:span text:style-name="T1">00 </text:span><text:span text:style-name="T3">8A 8D A5 E4 <text:s/>E4 F0 EC E4 </text:span><text:span text:style-name="T1">00 </text:span><text:span text:style-name="T3">F0 EB EA</text:span></text:p>
      <text:p text:style-name="P1"><text:soft-page-break/><text:span text:style-name="T3">EB ED EC E7 EA </text:span><text:span text:style-name="T1">C0 </text:span><text:span text:style-name="T3">FF E0 <text:s/>E0 </text:span><text:span text:style-name="T2">E1 </text:span><text:span text:style-name="T3">EC E1 </text:span><text:span text:style-name="T4">84 01 81 20</text:span></text:p>
      <text:p text:style-name="P1"><text:span text:style-name="T1">00 </text:span><text:span text:style-name="T3">E6 FF E7 DB DB EA E9 <text:s/>EA </text:span><text:span text:style-name="T1">20 </text:span><text:span text:style-name="T3">FF DB E7 E6 E8 </text:span><text:span text:style-name="T4">83</text:span></text:p>
      <text:p text:style-name="P1"><text:span text:style-name="T4">02 </text:span><text:span text:style-name="T3">FF E7 </text:span><text:span text:style-name="T1">1C </text:span><text:span text:style-name="T3">FF 05 </text:span><text:span text:style-name="T4">48 00 <text:s/>01 00 04 20 </text:span><text:span text:style-name="T3">E0 BF 7F </text:span><text:span text:style-name="T1">0C</text:span></text:p>
      <text:p text:style-name="P1"><text:span text:style-name="T3">ED E0 </text:span><text:span text:style-name="T4">22 10 12 00 </text:span><text:span text:style-name="T3">00 E3 <text:s/>FF E6 </text:span><text:span text:style-name="T1">21 </text:span><text:span text:style-name="T4">19 60 </text:span><text:span text:style-name="T3">FF ED 00</text:span></text:p>
      <text:p text:style-name="P1"><text:span text:style-name="T3">E8 </text:span><text:span text:style-name="T4">39 00 </text:span><text:span text:style-name="T3">FF E0 </text:span><text:span text:style-name="T1">B2 </text:span><text:span text:style-name="T3">00 </text:span><text:span text:style-name="T4">2D <text:s/>40 </text:span><text:span text:style-name="T3">E7 E4 </text:span><text:span text:style-name="T4">09 30 94 01 </text:span><text:span text:style-name="T3">F9</text:span></text:p>
      <text:p text:style-name="P1"><text:span text:style-name="T4">3A 02 </text:span><text:span text:style-name="T1">04 </text:span><text:span text:style-name="T3">E1 E0 </text:span><text:span text:style-name="T4">86 40 </text:span><text:span text:style-name="T3">41 <text:s/>C9 3F 0B 01 </text:span><text:span text:style-name="T1">40 </text:span><text:span text:style-name="T3">7F 88 C9</text:span></text:p>
      <text:p text:style-name="P1"><text:span text:style-name="T3">E5 E4 EA </text:span><text:span text:style-name="T4">61 03 </text:span><text:span text:style-name="T3">E4 </text:span><text:span text:style-name="T1">00 </text:span><text:span text:style-name="T3">E0 <text:s/>EA E1 E3 E8 FF DB ED </text:span><text:span text:style-name="T1">00</text:span></text:p>
      <text:p text:style-name="P1"><text:span text:style-name="T3">E1 E1 E1 05 EB EB F0 ED <text:s/></text:span><text:span text:style-name="T1">06 </text:span><text:span text:style-name="T3">EB </text:span><text:span text:style-name="T4">85 04 5F 20 </text:span><text:span text:style-name="T3">ED E1</text:span></text:p>
      <text:p text:style-name="P1"><text:span text:style-name="T3">00 00 E4 </text:span><text:span text:style-name="T1">01 </text:span><text:span text:style-name="T4">5F 00 </text:span><text:span text:style-name="T3">E7 DB <text:s/>00 E0 FF E6 </text:span><text:span text:style-name="T2">90 </text:span><text:span text:style-name="T1">04 </text:span><text:span text:style-name="T3">00 E5</text:span></text:p>
      <text:p text:style-name="P1"><text:span text:style-name="T4">85 50 </text:span><text:span text:style-name="T3">BD E0 EC ED 7F </text:span><text:span text:style-name="T1">10 <text:s/></text:span><text:span text:style-name="T3">E1 </text:span><text:span text:style-name="T2">E0 </text:span><text:span text:style-name="T3">00 E6 </text:span><text:span text:style-name="T4">85 10 </text:span><text:span text:style-name="T3">F0 BF</text:span></text:p>
      <text:p text:style-name="P1"><text:span text:style-name="T3">E8 </text:span><text:span text:style-name="T1">9C </text:span><text:span text:style-name="T3">00 05 </text:span><text:span text:style-name="T4">85 60 C5 04 <text:s/>84 20 </text:span><text:span text:style-name="T3">00 F0 </text:span><text:span text:style-name="T4">B2 50 </text:span><text:span text:style-name="T1">08 </text:span><text:span text:style-name="T3">E1</text:span></text:p>
      <text:p text:style-name="P1"><text:span text:style-name="T3">BF E9 </text:span><text:span text:style-name="T4">BD 10 </text:span><text:span text:style-name="T3">F9 E0 E0 F9 <text:s/></text:span><text:span text:style-name="T1">A0 </text:span><text:span text:style-name="T3">81 92 E1 CA E0 </text:span><text:span text:style-name="T4">91 01</text:span></text:p>
      <text:p text:style-name="P1"><text:span text:style-name="T3">92 </text:span><text:span text:style-name="T4">30 05 </text:span><text:span text:style-name="T1">02 </text:span><text:span text:style-name="T3">44 </text:span><text:span text:style-name="T4">BA 24 </text:span><text:span text:style-name="T3">08 <text:s/>01 7F 8D E5 EE </text:span><text:span text:style-name="T1">0C </text:span><text:span text:style-name="T3">EB 00</text:span></text:p>
      <text:p text:style-name="P1"><text:span text:style-name="T4">EA 03 7E 00 </text:span><text:span text:style-name="T3">DB 90 DB FF <text:s/></text:span><text:span text:style-name="T1">70 </text:span><text:span text:style-name="T3">FF E1 E1 E8 </text:span><text:span text:style-name="T4">08 01 59</text:span></text:p>
      <text:p text:style-name="P1"><text:span text:style-name="T4">03 86 50 </text:span><text:span text:style-name="T3">E8 </text:span><text:span text:style-name="T1">E0 </text:span><text:span text:style-name="T3">F0 E3 E0 <text:s/>00 A5 </text:span><text:span text:style-name="T4">01 21 A7 00 68 01</text:span></text:p>
      <text:p text:style-name="P1"><text:span text:style-name="T1">C1 </text:span><text:span text:style-name="T4">5A 60 </text:span><text:span text:style-name="T3">E9 00 F0 ED 7F <text:s/></text:span><text:span text:style-name="T4">2A 05 F0 00 </text:span><text:span text:style-name="T1">D8 </text:span><text:span text:style-name="T3">E3 A5 EB</text:span></text:p>
      <text:p text:style-name="P1"><text:span text:style-name="T4">2A 12 27 51 </text:span><text:span text:style-name="T3">E0 </text:span><text:span text:style-name="T4">E8 04 0C <text:s/>01 </text:span><text:span text:style-name="T1">84 </text:span><text:span text:style-name="T3">FF E5 </text:span><text:span text:style-name="T4">87 70 </text:span><text:span text:style-name="T3">05 E5</text:span></text:p>
      <text:p text:style-name="P1"><text:span text:style-name="T3">00 E8 </text:span><text:span text:style-name="T4">2C 01 </text:span><text:span text:style-name="T1">08 </text:span><text:span text:style-name="T3">81 E1 E4 <text:s/></text:span><text:span text:style-name="T4">20 13 </text:span><text:span text:style-name="T3">81 F9 EC E5 </text:span><text:span text:style-name="T1">00 </text:span><text:span text:style-name="T3">EF</text:span></text:p>
      <text:p text:style-name="P1"><text:span text:style-name="T3">EB BE D2 81 47 CF BF </text:span><text:span text:style-name="T1">05 <text:s/></text:span><text:span text:style-name="T4">45 35 </text:span><text:span text:style-name="T3">05 </text:span><text:span text:style-name="T4">97 01 </text:span><text:span text:style-name="T3">F9 E5 A5</text:span></text:p>
      <text:p text:style-name="P1"><text:span text:style-name="T3">E5 EE </text:span><text:span text:style-name="T1">04 </text:span><text:span text:style-name="T3">EA F0 </text:span><text:span text:style-name="T4">BB 00 </text:span><text:span text:style-name="T3">E8 <text:s/>F0 E9 FF E8 </text:span><text:span text:style-name="T1">06 </text:span><text:span text:style-name="T3">E3 </text:span><text:span text:style-name="T4">74 03</text:span></text:p>
      <text:p text:style-name="P1"><text:span text:style-name="T4">26 02 </text:span><text:span text:style-name="T3">05 F1 00 00 DB </text:span><text:span text:style-name="T1">E1 <text:s/></text:span><text:span text:style-name="T4">67 21 </text:span><text:span text:style-name="T3">E3 00 E5 E7 </text:span><text:span text:style-name="T4">D9 50</text:span></text:p>
      <text:p text:style-name="P1"><text:span text:style-name="T4">AA 03 42 05 </text:span><text:span text:style-name="T1">03 </text:span><text:span text:style-name="T4">5D 60 FC <text:s/>04 </text:span><text:span text:style-name="T3">7F A5 EB A5 00 E3 </text:span><text:span text:style-name="T1">4C</text:span></text:p>
      <text:p text:style-name="P1"><text:span text:style-name="T3">E7 E1 </text:span><text:span text:style-name="T4">8C 04 19 80 </text:span><text:span text:style-name="T3">EC E0 <text:s/></text:span><text:span text:style-name="T4">12 21 </text:span><text:span text:style-name="T2">05 </text:span><text:span text:style-name="T1">06 </text:span><text:span text:style-name="T2">EA </text:span><text:span text:style-name="T4">8A 90 B2</text:span></text:p>
      <text:p text:style-name="P1"><text:span text:style-name="T4">10 </text:span><text:span text:style-name="T3">DB EB EB A5 BF </text:span><text:span text:style-name="T1">00 </text:span><text:span text:style-name="T3">F9 <text:s/>E9 F9 E5 F9 81 ED F9 </text:span><text:span text:style-name="T1">22</text:span></text:p>
      <text:p text:style-name="P1"><text:span text:style-name="T3">BF </text:span><text:span text:style-name="T4">B7 05 </text:span><text:span text:style-name="T3">49 85 85 </text:span><text:span text:style-name="T4">A2 41 <text:s/></text:span><text:span text:style-name="T3">3F 03 </text:span><text:span text:style-name="T1">01 </text:span><text:span text:style-name="T4">17 01 </text:span><text:span text:style-name="T3">A5 ED 00</text:span></text:p>
      <text:p text:style-name="P1"><text:span text:style-name="T3">ED F0 EE EB </text:span><text:span text:style-name="T1">00 </text:span><text:span text:style-name="T3">E4 DB E9 <text:s/>E8 90 E7 EE E9 </text:span><text:span text:style-name="T1">C0 </text:span><text:span text:style-name="T3">E9 DB</text:span></text:p>
      <text:p text:style-name="P1"><text:span text:style-name="T3">05 E9 EA E1 </text:span><text:span text:style-name="T4">2B 01 87 51 <text:s/></text:span><text:span text:style-name="T1">70 </text:span><text:span text:style-name="T3">90 EB 00 EC </text:span><text:span text:style-name="T4">66 61 C9</text:span></text:p>
      <text:p text:style-name="P1"><text:span text:style-name="T4">03 72 71 </text:span><text:span text:style-name="T2">E8 </text:span><text:span text:style-name="T1">20 </text:span><text:span text:style-name="T3">E6 E9 E4 <text:s/>7F E1 </text:span><text:span text:style-name="T4">17 05 </text:span><text:span text:style-name="T3">90 E7 </text:span><text:span text:style-name="T1">A0 </text:span><text:span text:style-name="T3">E1</text:span></text:p>
      <text:p text:style-name="P1"><text:span text:style-name="T3">EB F9 EB ED </text:span><text:span text:style-name="T4">8C 81 </text:span><text:span text:style-name="T3">E3 </text:span><text:span text:style-name="T4">9F <text:s/>21 </text:span><text:span text:style-name="T1">12 </text:span><text:span text:style-name="T3">00 </text:span><text:span text:style-name="T4">44 91 </text:span><text:span text:style-name="T3">E5 BF </text:span><text:span text:style-name="T4">C8</text:span></text:p>
      <text:p text:style-name="P1"><text:span text:style-name="T4">11 </text:span><text:span text:style-name="T3">F0 F9 E4 </text:span><text:span text:style-name="T1">00 </text:span><text:span text:style-name="T3">E5 81 E1 <text:s/>E5 C9 BF E1 F9 </text:span><text:span text:style-name="T1">04 </text:span><text:span text:style-name="T3">F9 F9</text:span></text:p>
      <text:p text:style-name="P1"><text:span text:style-name="T4">BC 05 </text:span><text:span text:style-name="T3">4B 00 92 E1 E8 </text:span><text:span text:style-name="T1">51 <text:s/></text:span><text:span text:style-name="T4">9E 45 </text:span><text:span text:style-name="T3">3F 01 01 </text:span><text:span text:style-name="T4">30 04 </text:span><text:span text:style-name="T3">E5</text:span></text:p>
      <text:p text:style-name="P1"><text:span text:style-name="T4">61 00 </text:span><text:span text:style-name="T3">EB </text:span><text:span text:style-name="T1">00 </text:span><text:span text:style-name="T3">EA E8 E4 E4 <text:s/>E4 05 E0 E6 </text:span><text:span text:style-name="T1">80 </text:span><text:span text:style-name="T3">E1 EC EA</text:span></text:p>
      <text:p text:style-name="P1"><text:span text:style-name="T3">EA E9 EF EA </text:span><text:span text:style-name="T4">56 06 </text:span><text:span text:style-name="T1">34 </text:span><text:span text:style-name="T2">00 <text:s/>E7 </text:span><text:span text:style-name="T4">8B 32 </text:span><text:span text:style-name="T3">90 </text:span><text:span text:style-name="T4">0C 06 F5 61</text:span></text:p>
      <text:p text:style-name="P1"><text:span text:style-name="T3">E1 FF </text:span><text:span text:style-name="T1">02 </text:span><text:span text:style-name="T3">EE </text:span><text:span text:style-name="T4">01 72 </text:span><text:span text:style-name="T3">E6 E7 <text:s/>BF EB 7F 05 </text:span><text:span text:style-name="T1">01 </text:span><text:span text:style-name="T4">56 02 </text:span><text:span text:style-name="T3">90</text:span></text:p>
      <text:p text:style-name="P1"><text:span text:style-name="T3">E7 05 E4 F9 F0 F0 </text:span><text:span text:style-name="T1">3D </text:span><text:span text:style-name="T4">1B <text:s/>72 </text:span><text:span text:style-name="T3">E0 </text:span><text:span text:style-name="T4">71 03 8E 10 48 81</text:span></text:p>
      <text:p text:style-name="P1"><text:span text:style-name="T4">C9 13 </text:span><text:span text:style-name="T3">E0 E6 </text:span><text:span text:style-name="T1">00 </text:span><text:span text:style-name="T3">DB E4 E4 <text:s/>E9 FF E3 ED 00 </text:span><text:span text:style-name="T1">0C </text:span><text:span text:style-name="T3">A5 00</text:span></text:p>
      <text:p text:style-name="P1"><text:span text:style-name="T4">8D 00 A3 12 </text:span><text:span text:style-name="T3">4D E5 BF CA <text:s/></text:span><text:span text:style-name="T1">20 </text:span><text:span text:style-name="T2">E0 </text:span><text:span text:style-name="T3">CA 85 ED ED </text:span><text:span text:style-name="T4">00 27</text:span></text:p>
      <text:p text:style-name="P1"><text:span text:style-name="T3">3E 01 </text:span><text:span text:style-name="T1">34 </text:span><text:span text:style-name="T3">7F C9 </text:span><text:span text:style-name="T4">E9 04 </text:span><text:span text:style-name="T3">00 <text:s/></text:span><text:span text:style-name="T4">AF 02 1B 16 </text:span><text:span text:style-name="T3">E1 FF </text:span><text:span text:style-name="T1">65 </text:span><text:span text:style-name="T4">F3</text:span></text:p>
      <text:p text:style-name="P1"><text:span text:style-name="T4">06 </text:span><text:span text:style-name="T3">F1 </text:span><text:span text:style-name="T4">05 05 </text:span><text:span text:style-name="T3">E5 E4 </text:span><text:span text:style-name="T4">D8 06 <text:s/>2B 43 </text:span><text:span text:style-name="T3">90 </text:span><text:span text:style-name="T1">46 </text:span><text:span text:style-name="T3">E4 </text:span><text:span text:style-name="T4">3D 00 85</text:span></text:p>
      <text:p text:style-name="P1"><text:span text:style-name="T4">52 </text:span><text:span text:style-name="T3">E3 EE E4 </text:span><text:span text:style-name="T4">91 72 </text:span><text:span text:style-name="T3">DB </text:span><text:span text:style-name="T1">A0 <text:s/></text:span><text:span text:style-name="T3">00 A5 EC 7F E5 </text:span><text:span text:style-name="T4">96 21 </text:span><text:span text:style-name="T3">E1</text:span></text:p>
      <text:p text:style-name="P1"><text:span text:style-name="T4">C9 07 </text:span><text:span text:style-name="T1">02 </text:span><text:span text:style-name="T3">F1 </text:span><text:span text:style-name="T4">AB 72 </text:span><text:span text:style-name="T3">EB 00 <text:s/>BF ED E7 DB </text:span><text:span text:style-name="T1">AA </text:span><text:span text:style-name="T3">E6 </text:span><text:span text:style-name="T4">8F 90</text:span></text:p>
      <text:p text:style-name="P1"><text:span text:style-name="T3">E0 </text:span><text:span text:style-name="T4">2B 07 </text:span><text:span text:style-name="T3">EB </text:span><text:span text:style-name="T4">8F 00 </text:span><text:span text:style-name="T3">A5 </text:span><text:span text:style-name="T4">50 <text:s/>07 </text:span><text:span text:style-name="T1">06 </text:span><text:span text:style-name="T3">F9 </text:span><text:span text:style-name="T4">8C 34 BB 17 </text:span><text:span text:style-name="T3">4F</text:span></text:p>
      <text:p text:style-name="P1"><text:span text:style-name="T3">EB 81 FF BF </text:span><text:span text:style-name="T1">40 </text:span><text:span text:style-name="T3">E0 E7 83 <text:s/>E9 EC E5 </text:span><text:span text:style-name="T4">EC 17 </text:span><text:span text:style-name="T3">C7 </text:span><text:span text:style-name="T1">20 </text:span><text:span text:style-name="T3">3C</text:span></text:p>
      <text:p text:style-name="P1"><text:span text:style-name="T3">7F 87 A5 BF </text:span><text:span text:style-name="T4">39 03 </text:span><text:span text:style-name="T3">05 E0 <text:s/></text:span><text:span text:style-name="T1">00 </text:span><text:span text:style-name="T3">EE 05 E0 E9 05 DB EE</text:span></text:p>
      <text:p text:style-name="P1"><text:span text:style-name="T3">E0 </text:span><text:span text:style-name="T1">A8 </text:span><text:span text:style-name="T3">E1 E0 E1 </text:span><text:span text:style-name="T4">AB 05 </text:span><text:span text:style-name="T3">F1 <text:s/></text:span><text:span text:style-name="T4">53 04 </text:span><text:span text:style-name="T3">E4 </text:span><text:span text:style-name="T4">BD 43 </text:span><text:span text:style-name="T1">88 </text:span><text:span text:style-name="T3">E8 00</text:span></text:p>
      <text:p text:style-name="P1"><text:span text:style-name="T3">EE </text:span><text:span text:style-name="T4">91 70 </text:span><text:span text:style-name="T3">DB 00 E8 </text:span><text:span text:style-name="T4">23 73 <text:s/></text:span><text:span text:style-name="T1">00 </text:span><text:span text:style-name="T3">EA A5 EB 7F E0 EC F0</text:span></text:p>
      <text:p text:style-name="P1"><text:span text:style-name="T2">A5 </text:span><text:span text:style-name="T1">1B </text:span><text:span text:style-name="T4">B0 01 26 02 </text:span><text:span text:style-name="T3">A5 </text:span><text:span text:style-name="T4">21 <text:s/>81 55 05 </text:span><text:span text:style-name="T3">00 E4 DB </text:span><text:span text:style-name="T1">97 </text:span><text:span text:style-name="T4">B6</text:span></text:p>
      <text:p text:style-name="P1"><text:span text:style-name="T4">07 2C 80 6D 05 </text:span><text:span text:style-name="T3">BF </text:span><text:span text:style-name="T4">9D 03 <text:s/></text:span><text:span text:style-name="T3">BF 00 </text:span><text:span text:style-name="T4">91 01 </text:span><text:span text:style-name="T1">86 </text:span><text:span text:style-name="T3">ED </text:span><text:span text:style-name="T4">95 01</text:span></text:p>
      <text:p text:style-name="P1"><text:span text:style-name="T4">35 18 </text:span><text:span text:style-name="T3">A5 51 E5 E3 </text:span><text:span text:style-name="T4">3E 02 <text:s/></text:span><text:span text:style-name="T1">40 </text:span><text:span text:style-name="T3">E0 83 E6 CA 85 CA </text:span><text:span text:style-name="T4">2F</text:span></text:p>
      <text:p text:style-name="P1"><text:span text:style-name="T4">18 </text:span><text:span text:style-name="T3">C7 </text:span><text:span text:style-name="T1">40 </text:span><text:span text:style-name="T3">8D 3B 7F 87 00 <text:s/>ED </text:span><text:span text:style-name="T4">11 06 </text:span><text:span text:style-name="T3">ED </text:span><text:span text:style-name="T1">01 </text:span><text:span text:style-name="T4">97 06 </text:span><text:span text:style-name="T3">EE</text:span></text:p>
      <text:p text:style-name="P1"><text:span text:style-name="T3">05 E9 E0 05 DB E4 </text:span><text:span text:style-name="T1">31 </text:span><text:span text:style-name="T4">B7 <text:s/>07 </text:span><text:span text:style-name="T3">ED ED </text:span><text:span text:style-name="T2">EA </text:span><text:span text:style-name="T4">1B 13 36 44</text:span></text:p>
      <text:p text:style-name="P1"><text:span text:style-name="T3">E8 00 </text:span><text:span text:style-name="T1">4E </text:span><text:span text:style-name="T3">E4 </text:span><text:span text:style-name="T4">D0 62 F0 03 <text:s/>0A 81 </text:span><text:span text:style-name="T3">E1 EE </text:span><text:span text:style-name="T4">23 01 </text:span><text:span text:style-name="T2">F0 </text:span><text:span text:style-name="T1">61</text:span></text:p>
      <text:p text:style-name="P1"><text:span text:style-name="T4">D0 02 </text:span><text:span text:style-name="T3">E8 E7 EA F0 </text:span><text:span text:style-name="T4">2F 18 <text:s/>25 70 </text:span><text:span text:style-name="T3">F0 </text:span><text:span text:style-name="T1">B9 </text:span><text:span text:style-name="T4">99 08 </text:span><text:span text:style-name="T3">F9 ED</text:span></text:p>
      <text:p text:style-name="P1"><text:span text:style-name="T4">AD 00 BF 70 E2 07 </text:span><text:span text:style-name="T3">A5 </text:span><text:span text:style-name="T4">0B <text:s/>06 </text:span><text:span text:style-name="T1">40 </text:span><text:span text:style-name="T3">EC </text:span><text:span text:style-name="T2">A5 </text:span><text:span text:style-name="T3">ED 05 E8 E3</text:span></text:p>
      <text:p text:style-name="P1"><text:span text:style-name="T4">35 04 </text:span><text:span text:style-name="T3">00 </text:span><text:span text:style-name="T1">00 </text:span><text:span text:style-name="T3">00 BB EC 00 <text:s/>53 E5 CA E1 </text:span><text:span text:style-name="T1">00 </text:span><text:span text:style-name="T3">F9 83 D2</text:span></text:p>
      <text:p text:style-name="P1"><text:span text:style-name="T3">81 E6 CA 86 86 </text:span><text:span text:style-name="T1">10 </text:span><text:span text:style-name="T3">83 E4 <text:s/>E5 F9 </text:span><text:span text:style-name="T4">3C 09 </text:span><text:span text:style-name="T3">88 39 7F </text:span><text:span text:style-name="T1">24</text:span></text:p>
      <text:p text:style-name="P1"><text:span text:style-name="T3">87 E4 </text:span><text:span text:style-name="T4">DF 05 </text:span><text:span text:style-name="T3">BF EA </text:span><text:span text:style-name="T4">49 02 <text:s/></text:span><text:span text:style-name="T3">EE EA </text:span><text:span text:style-name="T1">00 </text:span><text:span text:style-name="T3">E9 05 E9 EC F0</text:span></text:p>
      <text:p text:style-name="P1"><text:span text:style-name="T3">BF 00 EB </text:span><text:span text:style-name="T1">5C </text:span><text:span text:style-name="T3">EE E4 </text:span><text:span text:style-name="T4">BE 02 <text:s/>BD 24 BE 22 </text:span><text:span text:style-name="T3">EC </text:span><text:span text:style-name="T4">CC 92 </text:span><text:span text:style-name="T3">E0</text:span></text:p>
      <text:p text:style-name="P1"><text:span text:style-name="T1">26 </text:span><text:span text:style-name="T3">EB </text:span><text:span text:style-name="T4">F0 83 B8 01 </text:span><text:span text:style-name="T3">ED F1 <text:s/></text:span><text:span text:style-name="T4">45 01 </text:span><text:span text:style-name="T3">E8 E7 </text:span><text:span text:style-name="T1">10 </text:span><text:span text:style-name="T3">E9 FF E9</text:span></text:p>
      <text:p text:style-name="P1"><text:span text:style-name="T3">EC </text:span><text:span text:style-name="T4">FE 72 </text:span><text:span text:style-name="T3">DB E5 F0 </text:span><text:span text:style-name="T1">D2 </text:span><text:span text:style-name="T3">EE <text:s/></text:span><text:span text:style-name="T4">27 02 </text:span><text:span text:style-name="T3">E1 ED </text:span><text:span text:style-name="T4">5C 92 </text:span><text:span text:style-name="T3">A5 </text:span><text:span text:style-name="T4">43</text:span></text:p>
      <text:p text:style-name="P1"><text:span text:style-name="T4">09 55 29 </text:span><text:span text:style-name="T1">02 </text:span><text:span text:style-name="T3">E5 </text:span><text:span text:style-name="T4">8D 15 </text:span><text:span text:style-name="T3">E4 <text:s/>FF 05 00 ED E6 </text:span><text:span text:style-name="T1">04 </text:span><text:span text:style-name="T3">BF 56</text:span></text:p>
      <text:p text:style-name="P1"><text:span text:style-name="T4">2B 01 </text:span><text:span text:style-name="T3">92 </text:span><text:span text:style-name="T2">90 </text:span><text:span text:style-name="T3">85 E0 83 </text:span><text:span text:style-name="T1">00 <text:s/></text:span><text:span text:style-name="T3">85 E1 CE 85 CA 83 E4 00</text:span></text:p>
      <text:p text:style-name="P1"><text:span text:style-name="T1">00 </text:span><text:span text:style-name="T3">C9 8A C5 88 C7 </text:span><text:span text:style-name="T2">8A </text:span><text:span text:style-name="T3">36 <text:s/>7F </text:span><text:span text:style-name="T1">14 </text:span><text:span text:style-name="T3">87 E1 </text:span><text:span text:style-name="T4">71 14 </text:span><text:span text:style-name="T3">EB </text:span><text:span text:style-name="T4">B8</text:span></text:p>
      <text:p text:style-name="P1"><text:span text:style-name="T4">01 </text:span><text:span text:style-name="T3">E1 EA E1 </text:span><text:span text:style-name="T1">D0 </text:span><text:span text:style-name="T3">E0 E8 E1 <text:s/>00 </text:span><text:span text:style-name="T4">74 07 </text:span><text:span text:style-name="T3">FF </text:span><text:span text:style-name="T4">D3 12 54 64</text:span></text:p>
      <text:p text:style-name="P1"><text:span text:style-name="T1">B8 </text:span><text:span text:style-name="T3">E8 BF E7 </text:span><text:span text:style-name="T4">18 92 E1 82 <text:s/>82 07 </text:span><text:span text:style-name="T3">7F </text:span><text:span text:style-name="T4">17 03 </text:span><text:span text:style-name="T1">F9 </text:span><text:span text:style-name="T4">73 14</text:span></text:p>
      <text:p text:style-name="P1"><text:span text:style-name="T3">05 00 </text:span><text:span text:style-name="T4">88 02 2C 91 C3 02 <text:s/>C9 03 F4 A2 </text:span><text:span text:style-name="T1">A3 </text:span><text:span text:style-name="T4">11 00 E1</text:span></text:p>
      <text:p text:style-name="P1"><text:soft-page-break/><text:span text:style-name="T4">26 </text:span><text:span text:style-name="T3">E1 FF A5 </text:span><text:span text:style-name="T4">A5 09 </text:span><text:span text:style-name="T3">EB </text:span><text:span text:style-name="T4">A5 <text:s/>04 </text:span><text:span text:style-name="T1">10 </text:span><text:span text:style-name="T3">F9 E1 57 81 </text:span><text:span text:style-name="T4">2B 02</text:span></text:p>
      <text:p text:style-name="P1"><text:span text:style-name="T3">E5 E0 85 </text:span><text:span text:style-name="T1">00 </text:span><text:span text:style-name="T3">85 DB </text:span><text:span text:style-name="T2">CE </text:span><text:span text:style-name="T3">90 <text:s/>90 88 83 85 </text:span><text:span text:style-name="T1">10 </text:span><text:span text:style-name="T3">BF A5 00</text:span></text:p>
      <text:p text:style-name="P1"><text:span text:style-name="T3">C9 </text:span><text:span text:style-name="T4">F1 1A </text:span><text:span text:style-name="T3">35 </text:span><text:span text:style-name="T2">7F </text:span><text:span text:style-name="T3">87 </text:span><text:span text:style-name="T1">18 </text:span><text:span text:style-name="T3">EB <text:s/>00 E4 </text:span><text:span text:style-name="T4">98 02 97 00 </text:span><text:span text:style-name="T3">E9 E1</text:span></text:p>
      <text:p text:style-name="P1"><text:span text:style-name="T3">EE </text:span><text:span text:style-name="T1">00 </text:span><text:span text:style-name="T3">E6 E3 E3 E3 E4 90 <text:s/>E0 00 </text:span><text:span text:style-name="T1">6F </text:span><text:span text:style-name="T4">43 09 ED 74 28</text:span></text:p>
      <text:p text:style-name="P1"><text:span text:style-name="T4">03 24 81 </text:span><text:span text:style-name="T3">E5 </text:span><text:span text:style-name="T4">7A 83 7B 04 <text:s/></text:span><text:span text:style-name="T2">7F </text:span><text:span text:style-name="T1">66 </text:span><text:span text:style-name="T3">EB </text:span><text:span text:style-name="T4">3D 05 19 06 </text:span><text:span text:style-name="T3">E0</text:span></text:p>
      <text:p text:style-name="P1"><text:span text:style-name="T3">ED </text:span><text:span text:style-name="T4">A3 01 96 75 </text:span><text:span text:style-name="T3">F0 </text:span><text:span text:style-name="T1">37 </text:span><text:span text:style-name="T4">B6 <text:s/>07 C9 02 98 90 </text:span><text:span text:style-name="T3">EA </text:span><text:span text:style-name="T4">0D 10</text:span></text:p>
      <text:p text:style-name="P1"><text:span text:style-name="T4">1A 04 </text:span><text:span text:style-name="T3">00 EA </text:span><text:span text:style-name="T1">88 </text:span><text:span text:style-name="T3">E0 90 E5 <text:s/></text:span><text:span text:style-name="T4">DC 04 </text:span><text:span text:style-name="T3">00 90 92 </text:span><text:span text:style-name="T4">90 0A </text:span><text:span text:style-name="T1">90</text:span></text:p>
      <text:p text:style-name="P1"><text:span text:style-name="T2">59 </text:span><text:span text:style-name="T3">E5 05 BF </text:span><text:span text:style-name="T4">56 08 </text:span><text:span text:style-name="T3">CA E1 <text:s/></text:span><text:span text:style-name="T4">4A 18 </text:span><text:span text:style-name="T1">C0 </text:span><text:span text:style-name="T3">8D CE 92 86 85</text:span></text:p>
      <text:p text:style-name="P1"><text:span text:style-name="T3">86 </text:span><text:span text:style-name="T4">EF 0A 4B 18 </text:span><text:span text:style-name="T1">08 </text:span><text:span text:style-name="T2">33 7F <text:s/></text:span><text:span text:style-name="T3">81 </text:span><text:span text:style-name="T4">47 1A </text:span><text:span text:style-name="T3">E1 EC EE E1 </text:span><text:span text:style-name="T1">51</text:span></text:p>
      <text:p text:style-name="P1"><text:span text:style-name="T4">22 09 </text:span><text:span text:style-name="T3">EA E8 EA </text:span><text:span text:style-name="T4">12 08 </text:span><text:span text:style-name="T3">A5 <text:s/></text:span><text:span text:style-name="T4">A7 09 </text:span><text:span text:style-name="T3">EB </text:span><text:span text:style-name="T1">73 </text:span><text:span text:style-name="T4">47 07 B0 56</text:span></text:p>
      <text:p text:style-name="P1"><text:span text:style-name="T3">90 FF </text:span><text:span text:style-name="T4">A7 07 0D 91 33 82 <text:s/></text:span><text:span text:style-name="T3">00 </text:span><text:span text:style-name="T1">88 </text:span><text:span text:style-name="T2">7F </text:span><text:span text:style-name="T3">00 E9 </text:span><text:span text:style-name="T4">33 21 </text:span><text:span text:style-name="T3">E1</text:span></text:p>
      <text:p text:style-name="P1"><text:span text:style-name="T3">A5 A5 </text:span><text:span text:style-name="T4">91 0A </text:span><text:span text:style-name="T1">C5 </text:span><text:span text:style-name="T4">85 73 </text:span><text:span text:style-name="T3">E8 <text:s/></text:span><text:span text:style-name="T4">44 0A </text:span><text:span text:style-name="T3">E5 E0 EA </text:span><text:span text:style-name="T4">2C 83 CD</text:span></text:p>
      <text:p text:style-name="P1"><text:span text:style-name="T4">07 </text:span><text:span text:style-name="T1">41 </text:span><text:span text:style-name="T4">BB 1A </text:span><text:span text:style-name="T3">E0 DB E1 ED <text:s/>00 </text:span><text:span text:style-name="T4">2C 0B </text:span><text:span text:style-name="T3">BD </text:span><text:span text:style-name="T1">03 </text:span><text:span text:style-name="T4">E7 03 2C</text:span></text:p>
      <text:p text:style-name="P1"><text:span text:style-name="T4">0B </text:span><text:span text:style-name="T2">5B </text:span><text:span text:style-name="T3">00 90 EB BF E1 </text:span><text:span text:style-name="T1">04 <text:s/></text:span><text:span text:style-name="T3">CF AA </text:span><text:span text:style-name="T4">18 09 </text:span><text:span text:style-name="T3">92 92 CF 92</text:span></text:p>
      <text:p text:style-name="P1"><text:span text:style-name="T3">92 </text:span><text:span text:style-name="T1">10 </text:span><text:span text:style-name="T3">85 E0 92 92 </text:span><text:span text:style-name="T4">5B 16 <text:s/></text:span><text:span text:style-name="T3">87 8D 88 </text:span><text:span text:style-name="T1">40 </text:span><text:span text:style-name="T3">C5 </text:span><text:span text:style-name="T2">31 7F </text:span><text:span text:style-name="T3">C9</text:span></text:p>
      <text:p text:style-name="P1"><text:span text:style-name="T3">00 E4 </text:span><text:span text:style-name="T4">68 0A </text:span><text:span text:style-name="T3">E4 </text:span><text:span text:style-name="T1">80 </text:span><text:span text:style-name="T3">EB 05 <text:s/>E1 ED E0 EA EA </text:span><text:span text:style-name="T4">D4 01 </text:span><text:span text:style-name="T1">34</text:span></text:p>
      <text:p text:style-name="P1"><text:span text:style-name="T3">EB 00 </text:span><text:span text:style-name="T4">46 09 </text:span><text:span text:style-name="T3">A5 </text:span><text:span text:style-name="T4">DE 06 9C <text:s/>60 </text:span><text:span text:style-name="T3">E0 E6 </text:span><text:span text:style-name="T1">CE </text:span><text:span text:style-name="T3">E3 </text:span><text:span text:style-name="T4">A8 76 A8</text:span></text:p>
      <text:p text:style-name="P1"><text:span text:style-name="T4">90 AC 05 </text:span><text:span text:style-name="T2">7F </text:span><text:span text:style-name="T3">F0 </text:span><text:span text:style-name="T4">03 11 22 <text:s/>04 </text:span><text:span text:style-name="T1">D3 </text:span><text:span text:style-name="T4">C0 11 22 84 </text:span><text:span text:style-name="T3">F1 A5</text:span></text:p>
      <text:p text:style-name="P1"><text:span text:style-name="T4">5C 08 </text:span><text:span text:style-name="T3">E9 </text:span><text:span text:style-name="T4">B3 04 59 76 </text:span><text:span text:style-name="T1">09 <text:s/></text:span><text:span text:style-name="T4">19 09 </text:span><text:span text:style-name="T3">E4 E4 </text:span><text:span text:style-name="T4">32 01 </text:span><text:span text:style-name="T3">F9 EB</text:span></text:p>
      <text:p text:style-name="P1"><text:span text:style-name="T3">00 ED </text:span><text:span text:style-name="T1">23 </text:span><text:span text:style-name="T4">E7 05 43 11 </text:span><text:span text:style-name="T3">E5 <text:s/>00 </text:span><text:span text:style-name="T2">5C </text:span><text:span text:style-name="T4">95 18 </text:span><text:span text:style-name="T3">E5 E0 </text:span><text:span text:style-name="T1">00 </text:span><text:span text:style-name="T3">F9</text:span></text:p>
      <text:p text:style-name="P1"><text:span text:style-name="T3">E0 F7 92 F9 85 E4 A5 </text:span><text:span text:style-name="T1">50 <text:s/></text:span><text:span text:style-name="T3">81 92 F9 AA </text:span><text:span text:style-name="T4">4B 0A </text:span><text:span text:style-name="T3">92 </text:span><text:span text:style-name="T4">A5</text:span></text:p>
      <text:p text:style-name="P1"><text:span text:style-name="T4">1C </text:span><text:span text:style-name="T3">8D </text:span><text:span text:style-name="T1">0C </text:span><text:span text:style-name="T3">8A </text:span><text:span text:style-name="T2">30 </text:span><text:span text:style-name="T4">9D 00 3A <text:s/>09 </text:span><text:span text:style-name="T3">A5 05 E0 ED </text:span><text:span text:style-name="T1">04 </text:span><text:span text:style-name="T3">CA E7</text:span></text:p>
      <text:p text:style-name="P1"><text:span text:style-name="T4">3B 01 </text:span><text:span text:style-name="T3">E1 90 BD EC F0 </text:span><text:span text:style-name="T1">4D <text:s/></text:span><text:span text:style-name="T4">FB 04 </text:span><text:span text:style-name="T3">F0 </text:span><text:span text:style-name="T4">6A 06 EB 67 </text:span><text:span text:style-name="T3">E8</text:span></text:p>
      <text:p text:style-name="P1"><text:span text:style-name="T3">E5 </text:span><text:span text:style-name="T4">B9 85 </text:span><text:span text:style-name="T3">E8 </text:span><text:span text:style-name="T1">FB </text:span><text:span text:style-name="T4">EC 82 A1 <text:s/>06 </text:span><text:span text:style-name="T2">7F </text:span><text:span text:style-name="T4">93 23 06 03 B3 08</text:span></text:p>
      <text:p text:style-name="P1"><text:span text:style-name="T4">50 85 5B 05 </text:span><text:span text:style-name="T1">0E </text:span><text:span text:style-name="T3">00 </text:span><text:span text:style-name="T4">96 08 <text:s/>B0 06 F7 76 </text:span><text:span text:style-name="T3">BD E0 E5 E8</text:span></text:p>
      <text:p text:style-name="P1"><text:span text:style-name="T1">08 </text:span><text:span text:style-name="T3">E9 00 EA </text:span><text:span text:style-name="T4">61 13 </text:span><text:span text:style-name="T3">E5 05 <text:s/>00 E5 </text:span><text:span text:style-name="T1">62 </text:span><text:span text:style-name="T3">EA </text:span><text:span text:style-name="T4">7E 0B </text:span><text:span text:style-name="T3">81 E5</text:span></text:p>
      <text:p text:style-name="P1"><text:span text:style-name="T2">5E </text:span><text:span text:style-name="T4">75 03 D9 00 </text:span><text:span text:style-name="T3">E0 </text:span><text:span text:style-name="T1">00 </text:span><text:span text:style-name="T3">00 <text:s/>E1 D2 E5 D2 F9 E5 81 </text:span><text:span text:style-name="T1">23</text:span></text:p>
      <text:p text:style-name="P1"><text:span text:style-name="T4">4B 04 2A 09 </text:span><text:span text:style-name="T3">85 86 81 </text:span><text:span text:style-name="T4">9E <text:s/>20 </text:span><text:span text:style-name="T3">8A </text:span><text:span text:style-name="T2">2E </text:span><text:span text:style-name="T1">01 </text:span><text:span text:style-name="T4">A4 09 </text:span><text:span text:style-name="T3">E0 00</text:span></text:p>
      <text:p text:style-name="P1"><text:span text:style-name="T3">EA F9 F9 E7 E5 </text:span><text:span text:style-name="T1">20 </text:span><text:span text:style-name="T3">E4 E7 <text:s/>EC E9 EA </text:span><text:span text:style-name="T4">EF 0B </text:span><text:span text:style-name="T3">E3 E1 </text:span><text:span text:style-name="T1">60</text:span></text:p>
      <text:p text:style-name="P1"><text:span text:style-name="T3">BF E1 F1 E4 EE </text:span><text:span text:style-name="T4">64 38 8C <text:s/>27 </text:span><text:span text:style-name="T3">E6 </text:span><text:span text:style-name="T1">86 </text:span><text:span text:style-name="T3">EC </text:span><text:span text:style-name="T4">E8 92 65 86</text:span></text:p>
      <text:p text:style-name="P1"><text:span text:style-name="T3">E0 ED ED </text:span><text:span text:style-name="T2">7F </text:span><text:span text:style-name="T4">B7 29 </text:span><text:span text:style-name="T1">DD </text:span><text:span text:style-name="T4">3B <text:s/>04 </text:span><text:span text:style-name="T3">A5 </text:span><text:span text:style-name="T4">03 1B 19 80 E4 04</text:span></text:p>
      <text:p text:style-name="P1"><text:span text:style-name="T3">00 </text:span><text:span text:style-name="T4">5A 08 C4 87 </text:span><text:span text:style-name="T1">A0 </text:span><text:span text:style-name="T3">E0 EC <text:s/>E5 ED 05 </text:span><text:span text:style-name="T4">7D 01 </text:span><text:span text:style-name="T3">F1 </text:span><text:span text:style-name="T4">FE 1C</text:span></text:p>
      <text:p text:style-name="P1"><text:span text:style-name="T1">03 </text:span><text:span text:style-name="T4">3A 07 EC 14 </text:span><text:span text:style-name="T3">00 </text:span><text:span text:style-name="T2">60 </text:span><text:span text:style-name="T3">A5 <text:s/>CF E9 E0 </text:span><text:span text:style-name="T1">10 </text:span><text:span text:style-name="T3">92 00 81 CF</text:span></text:p>
      <text:p text:style-name="P1"><text:span text:style-name="T4">42 0C </text:span><text:span text:style-name="T3">CF 00 92 </text:span><text:span text:style-name="T1">10 </text:span><text:span text:style-name="T3">CF A5 <text:s/>E5 E4 </text:span><text:span text:style-name="T4">6B 0D </text:span><text:span text:style-name="T3">86 CA 86 </text:span><text:span text:style-name="T1">52</text:span></text:p>
      <text:p text:style-name="P1"><text:span text:style-name="T3">8D </text:span><text:span text:style-name="T4">7B 32 </text:span><text:span text:style-name="T3">88 </text:span><text:span text:style-name="T2">2C </text:span><text:span text:style-name="T4">01 06 </text:span><text:span text:style-name="T3">E8 <text:s/></text:span><text:span text:style-name="T4">3B 0D </text:span><text:span text:style-name="T3">E4 </text:span><text:span text:style-name="T1">83 </text:span><text:span text:style-name="T4">64 01 BC 09</text:span></text:p>
      <text:p text:style-name="P1"><text:span text:style-name="T3">E0 ED 05 E5 E6 </text:span><text:span text:style-name="T4">04 0B </text:span><text:span text:style-name="T1">71 <text:s/></text:span><text:span text:style-name="T4">05 07 </text:span><text:span text:style-name="T3">F0 00 E1 </text:span><text:span text:style-name="T4">14 49 22</text:span></text:p>
      <text:p text:style-name="P1"><text:span text:style-name="T4">0A DD 74 </text:span><text:span text:style-name="T3">E6 </text:span><text:span text:style-name="T1">82 </text:span><text:span text:style-name="T3">EE </text:span><text:span text:style-name="T4">2E 84 <text:s/></text:span><text:span text:style-name="T3">E0 F0 E5 </text:span><text:span text:style-name="T2">7F </text:span><text:span text:style-name="T3">BF </text:span><text:span text:style-name="T4">70 10 </text:span><text:span text:style-name="T1">35</text:span></text:p>
      <text:p text:style-name="P1"><text:span text:style-name="T4">02 26 </text:span><text:span text:style-name="T3">81 </text:span><text:span text:style-name="T4">53 88 </text:span><text:span text:style-name="T3">E8 </text:span><text:span text:style-name="T4">C8 04 <text:s/>5B 03 </text:span><text:span text:style-name="T3">E1 05 </text:span><text:span text:style-name="T1">3F </text:span><text:span text:style-name="T4">39 98 98</text:span></text:p>
      <text:p text:style-name="P1"><text:span text:style-name="T4">0D 8F 0D 18 03 01 06 1E <text:s/>19 </text:span><text:span text:style-name="T3">00 F0 </text:span><text:span text:style-name="T1">08 </text:span><text:span text:style-name="T3">E0 ED </text:span><text:span text:style-name="T2">61 </text:span><text:span text:style-name="T4">1C</text:span></text:p>
      <text:p text:style-name="P1"><text:span text:style-name="T4">09 </text:span><text:span text:style-name="T3">81 05 ED 00 </text:span><text:span text:style-name="T1">04 </text:span><text:span text:style-name="T3">85 BF <text:s/></text:span><text:span text:style-name="T4">E7 0B </text:span><text:span text:style-name="T3">EE 92 C9 A5 CA </text:span><text:span text:style-name="T1">00</text:span></text:p>
      <text:p text:style-name="P1"><text:span text:style-name="T3">E9 E0 D2 86 F9 D2 E7 85 <text:s/></text:span><text:span text:style-name="T1">76 </text:span><text:span text:style-name="T3">88 </text:span><text:span text:style-name="T4">51 08 64 1E </text:span><text:span text:style-name="T2">2B </text:span><text:span text:style-name="T4">A4</text:span></text:p>
      <text:p text:style-name="P1"><text:span text:style-name="T4">06 75 02 55 09 </text:span><text:span text:style-name="T3">00 </text:span><text:span text:style-name="T1">08 </text:span><text:span text:style-name="T3">EB <text:s/>BD E1 </text:span><text:span text:style-name="T4">3F 0B </text:span><text:span text:style-name="T3">E7 E8 E8 EE</text:span></text:p>
      <text:p text:style-name="P1"><text:span text:style-name="T1">96 </text:span><text:span text:style-name="T3">F0 </text:span><text:span text:style-name="T4">C1 0B B8 04 </text:span><text:span text:style-name="T3">ED </text:span><text:span text:style-name="T4">95 <text:s/>50 </text:span><text:span text:style-name="T3">E1 00 </text:span><text:span text:style-name="T4">29 77 </text:span><text:span text:style-name="T1">8E </text:span><text:span text:style-name="T3">EA </text:span><text:span text:style-name="T4">BA</text:span></text:p>
      <text:p text:style-name="P1"><text:span text:style-name="T4">03 64 69 CD 0C </text:span><text:span text:style-name="T2">7F </text:span><text:span text:style-name="T3">ED E5 <text:s/></text:span><text:span text:style-name="T4">87 0B </text:span><text:span text:style-name="T1">8F </text:span><text:span text:style-name="T4">53 04 47 1C 6A</text:span></text:p>
      <text:p text:style-name="P1"><text:span text:style-name="T4">91 50 0D </text:span><text:span text:style-name="T3">E5 ED F1 </text:span><text:span text:style-name="T4">F1 97 <text:s/></text:span><text:span text:style-name="T1">F2 </text:span><text:span text:style-name="T3">DB </text:span><text:span text:style-name="T4">A4 0B </text:span><text:span text:style-name="T3">E9 FF </text:span><text:span text:style-name="T4">9C 0D</text:span></text:p>
      <text:p text:style-name="P1"><text:span text:style-name="T4">77 0D BB 0B 69 0D </text:span><text:span text:style-name="T1">50 </text:span><text:span text:style-name="T3">EC <text:s/>05 ED </text:span><text:span text:style-name="T2">63 </text:span><text:span text:style-name="T4">7A 04 </text:span><text:span text:style-name="T3">81 </text:span><text:span text:style-name="T4">40 0D</text:span></text:p>
      <text:p text:style-name="P1"><text:span text:style-name="T3">81 </text:span><text:span text:style-name="T1">20 </text:span><text:span text:style-name="T3">92 EB E5 00 CF </text:span><text:span text:style-name="T4">65 <text:s/>09 </text:span><text:span text:style-name="T3">92 86 </text:span><text:span text:style-name="T1">02 </text:span><text:span text:style-name="T3">E9 </text:span><text:span text:style-name="T4">23 03 </text:span><text:span text:style-name="T3">85</text:span></text:p>
      <text:p text:style-name="P1"><text:span text:style-name="T3">05 83 CA 83 92 </text:span><text:span text:style-name="T1">02 </text:span><text:span text:style-name="T3">A5 </text:span><text:span text:style-name="T4">35 <text:s/>3F </text:span><text:span text:style-name="T2">29 7F </text:span><text:span text:style-name="T3">C9 C9 F9 E9 </text:span><text:span text:style-name="T1">08</text:span></text:p>
      <text:p text:style-name="P1"><text:span text:style-name="T3">00 E0 EB </text:span><text:span text:style-name="T4">81 08 </text:span><text:span text:style-name="T3">EB E4 EA <text:s/>E3 </text:span><text:span text:style-name="T1">00 </text:span><text:span text:style-name="T3">EC E0 E3 00 E0 E8</text:span></text:p>
      <text:p text:style-name="P1"><text:span text:style-name="T3">E4 BF </text:span><text:span text:style-name="T1">CC </text:span><text:span text:style-name="T3">ED E0 </text:span><text:span text:style-name="T4">30 09 76 <text:s/>3A </text:span><text:span text:style-name="T3">E7 E7 </text:span><text:span text:style-name="T4">00 09 81 49 </text:span><text:span text:style-name="T1">65</text:span></text:p>
      <text:p text:style-name="P1"><text:span text:style-name="T4">4D 0A </text:span><text:span text:style-name="T3">E5 </text:span><text:span text:style-name="T4">DE 83 </text:span><text:span text:style-name="T3">E1 EC </text:span><text:span text:style-name="T4">27 <text:s/>03 47 21 </text:span><text:span text:style-name="T3">DB </text:span><text:span text:style-name="T1">6F </text:span><text:span text:style-name="T4">17 1E DE</text:span></text:p>
      <text:p text:style-name="P1"><text:span text:style-name="T4">86 6A 1E 71 0D </text:span><text:span text:style-name="T3">DB </text:span><text:span text:style-name="T4">5D 87 <text:s/>8A 0E </text:span><text:span text:style-name="T3">F9 </text:span><text:span text:style-name="T1">90 </text:span><text:span text:style-name="T3">E6 FF EB F0</text:span></text:p>
      <text:p text:style-name="P1"><text:span text:style-name="T4">EC 08 </text:span><text:span text:style-name="T3">00 E0 </text:span><text:span text:style-name="T4">64 11 </text:span><text:span text:style-name="T1">41 </text:span><text:span text:style-name="T4">EE <text:s/>1E </text:span><text:span text:style-name="T3">E0 64 </text:span><text:span text:style-name="T2">E6 </text:span><text:span text:style-name="T3">00 92 </text:span><text:span text:style-name="T4">96 02</text:span></text:p>
      <text:p text:style-name="P1"><text:span text:style-name="T3">92 </text:span><text:span text:style-name="T1">05 </text:span><text:span text:style-name="T4">A2 0D </text:span><text:span text:style-name="T3">BF </text:span><text:span text:style-name="T4">94 0C </text:span><text:span text:style-name="T3">00 <text:s/>E0 EA 00 E0 </text:span><text:span text:style-name="T1">00 </text:span><text:span text:style-name="T3">85 92 92</text:span></text:p>
      <text:p text:style-name="P1"><text:span text:style-name="T3">E0 92 90 90 85 </text:span><text:span text:style-name="T1">2C </text:span><text:span text:style-name="T3">88 D2 <text:s/></text:span><text:span text:style-name="T4">8F 02 D8 1F </text:span><text:span text:style-name="T3">28 </text:span><text:span text:style-name="T4">B0 0C </text:span><text:span text:style-name="T3">C9</text:span></text:p>
      <text:p text:style-name="P1"><text:span text:style-name="T3">E7 </text:span><text:span text:style-name="T1">40 </text:span><text:span text:style-name="T3">F9 BF 05 EC A5 F1 <text:s/></text:span><text:span text:style-name="T4">5F 0D </text:span><text:span text:style-name="T3">E1 </text:span><text:span text:style-name="T1">15 </text:span><text:span text:style-name="T4">7D 0E </text:span><text:span text:style-name="T3">00 </text:span><text:span text:style-name="T4">84</text:span></text:p>
      <text:p text:style-name="P1"><text:span text:style-name="T4">0E </text:span><text:span text:style-name="T3">E4 </text:span><text:span text:style-name="T4">91 0D </text:span><text:span text:style-name="T3">EB 00 E9 </text:span><text:span text:style-name="T1">A9 <text:s/></text:span><text:span text:style-name="T4">03 2B </text:span><text:span text:style-name="T3">E7 E8 </text:span><text:span text:style-name="T4">DB 1E </text:span><text:span text:style-name="T3">EE </text:span><text:span text:style-name="T4">0F</text:span></text:p>
      <text:p text:style-name="P1"><text:span text:style-name="T4">3B </text:span><text:span text:style-name="T3">05 </text:span><text:span text:style-name="T4">12 0D </text:span><text:span text:style-name="T1">C6 </text:span><text:span text:style-name="T3">F0 </text:span><text:span text:style-name="T4">9F 3A <text:s/>9E 25 </text:span><text:span text:style-name="T3">00 7F F1 </text:span><text:span text:style-name="T4">C4 09 44</text:span></text:p>
      <text:p text:style-name="P1"><text:span text:style-name="T4">0A </text:span><text:span text:style-name="T1">7C </text:span><text:span text:style-name="T3">ED F1 </text:span><text:span text:style-name="T4">79 0F 36 86 <text:s/>9A 15 F0 0A 1D 88 </text:span><text:span text:style-name="T3">E0 </text:span><text:span text:style-name="T1">0C</text:span></text:p>
      <text:p text:style-name="P1"><text:span text:style-name="T3">00 E9 </text:span><text:span text:style-name="T4">01 0B 83 17 </text:span><text:span text:style-name="T3">EB EE <text:s/>E5 F9 </text:span><text:span text:style-name="T1">00 </text:span><text:span text:style-name="T3">F0 EB F9 E5 ED</text:span></text:p>
      <text:p text:style-name="P1"><text:span text:style-name="T3">A5 00 E4 </text:span><text:span text:style-name="T1">38 </text:span><text:span text:style-name="T3">65 E0 </text:span><text:span text:style-name="T2">F9 </text:span><text:span text:style-name="T4">C1 <text:s/>08 38 1A A7 0F </text:span><text:span text:style-name="T3">00 00 </text:span><text:span text:style-name="T1">00</text:span></text:p>
      <text:p text:style-name="P1"><text:span text:style-name="T3">C9 CA E4 A5 CF 92 86 D2 <text:s/></text:span><text:span text:style-name="T1">00 </text:span><text:span text:style-name="T3">92 86 92 CE 86 86 CE</text:span></text:p>
      <text:p text:style-name="P1"><text:span text:style-name="T3">83 </text:span><text:span text:style-name="T1">04 </text:span><text:span text:style-name="T3">F9 BF </text:span><text:span text:style-name="T4">A6 20 </text:span><text:span text:style-name="T3">27 7F <text:s/>C7 C9 C9 </text:span><text:span text:style-name="T1">8C </text:span><text:span text:style-name="T3">90 E9 </text:span><text:span text:style-name="T4">1F 04</text:span></text:p>
      <text:p text:style-name="P1"><text:span text:style-name="T4">25 0F </text:span><text:span text:style-name="T3">F0 F0 EC </text:span><text:span text:style-name="T4">1F 0D </text:span><text:span text:style-name="T1">C4 <text:s/></text:span><text:span text:style-name="T3">EA EB </text:span><text:span text:style-name="T4">2D 04 </text:span><text:span text:style-name="T3">E0 A5 F0 </text:span><text:span text:style-name="T4">F5</text:span></text:p>
      <text:p text:style-name="P1"><text:span text:style-name="T4">06 C4 4B </text:span><text:span text:style-name="T1">8C </text:span><text:span text:style-name="T3">EC E3 </text:span><text:span text:style-name="T4">1D 0C <text:s/>A0 3B </text:span><text:span text:style-name="T3">ED ED F9 </text:span><text:span text:style-name="T4">A6 0E </text:span><text:span text:style-name="T1">A1</text:span></text:p>
      <text:p text:style-name="P1"><text:span text:style-name="T4">AE 52 </text:span><text:span text:style-name="T3">EA F1 ED 7F </text:span><text:span text:style-name="T4">82 1C <text:s/></text:span><text:span text:style-name="T3">EA </text:span><text:span text:style-name="T4">46 0B </text:span><text:span text:style-name="T1">1F </text:span><text:span text:style-name="T4">99 0F A6 90</text:span></text:p>
      <text:p text:style-name="P1"><text:soft-page-break/><text:span text:style-name="T4">EA 09 5F 07 3A 99 </text:span><text:span text:style-name="T3">EA ED <text:s/>EC </text:span><text:span text:style-name="T1">09 </text:span><text:span text:style-name="T4">72 0D </text:span><text:span text:style-name="T3">ED 00 </text:span><text:span text:style-name="T4">61 0F</text:span></text:p>
      <text:p text:style-name="P1"><text:span text:style-name="T3">EE F1 F9 E0 </text:span><text:span text:style-name="T1">E6 </text:span><text:span text:style-name="T3">A5 </text:span><text:span text:style-name="T4">A6 0E <text:s/>F1 0E </text:span><text:span text:style-name="T3">66 E4 </text:span><text:span text:style-name="T4">10 04 8A 07</text:span></text:p>
      <text:p text:style-name="P1"><text:span text:style-name="T4">80 0D </text:span><text:span text:style-name="T1">81 </text:span><text:span text:style-name="T4">4B 21 </text:span><text:span text:style-name="T3">A5 C9 81 <text:s/>C9 81 92 </text:span><text:span text:style-name="T4">4E 01 </text:span><text:span text:style-name="T1">80 </text:span><text:span text:style-name="T3">E4 E4</text:span></text:p>
      <text:p text:style-name="P1"><text:span text:style-name="T3">85 E1 92 85 83 </text:span><text:span text:style-name="T4">10 00 </text:span><text:span text:style-name="T1">CD <text:s/></text:span><text:span text:style-name="T4">1E 15 </text:span><text:span text:style-name="T3">26 </text:span><text:span text:style-name="T4">A7 10 17 0E </text:span><text:span text:style-name="T3">C9</text:span></text:p>
      <text:p text:style-name="P1"><text:span text:style-name="T3">E5 </text:span><text:span text:style-name="T4">54 03 3D 0D </text:span><text:span text:style-name="T1">07 </text:span><text:span text:style-name="T4">E7 0B <text:s/>BC 05 52 00 </text:span><text:span text:style-name="T3">EC 00 EE E8</text:span></text:p>
      <text:p text:style-name="P1"><text:span text:style-name="T3">ED </text:span><text:span text:style-name="T1">42 </text:span><text:span text:style-name="T3">EB </text:span><text:span text:style-name="T4">6D 2C </text:span><text:span text:style-name="T3">E8 F0 EC <text:s/>DB </text:span><text:span text:style-name="T4">76 3C </text:span><text:span text:style-name="T3">FF </text:span><text:span text:style-name="T1">21 </text:span><text:span text:style-name="T4">A1 03 </text:span><text:span text:style-name="T3">E5</text:span></text:p>
      <text:p text:style-name="P1"><text:span text:style-name="T3">EB E0 E8 </text:span><text:span text:style-name="T4">0E 52 </text:span><text:span text:style-name="T3">05 E4 </text:span><text:span text:style-name="T1">63 <text:s/></text:span><text:span text:style-name="T4">B9 05 C8 0F </text:span><text:span text:style-name="T3">E7 DB EB </text:span><text:span text:style-name="T4">E5</text:span></text:p>
      <text:p text:style-name="P1"><text:span text:style-name="T4">0F 99 92 </text:span><text:span text:style-name="T3">F0 </text:span><text:span text:style-name="T1">4C </text:span><text:span text:style-name="T3">E4 E1 </text:span><text:span text:style-name="T4">4D <text:s/>01 AD A8 </text:span><text:span text:style-name="T3">E0 ED </text:span><text:span text:style-name="T4">4F 03 </text:span><text:span text:style-name="T3">ED</text:span></text:p>
      <text:p text:style-name="P1"><text:span text:style-name="T1">46 </text:span><text:span text:style-name="T2">EA </text:span><text:span text:style-name="T4">F6 02 97 03 </text:span><text:span text:style-name="T3">EA EE <text:s/>00 </text:span><text:span text:style-name="T4">00 0A </text:span><text:span text:style-name="T3">E4 </text:span><text:span text:style-name="T1">C0 </text:span><text:span text:style-name="T3">E9 00 67</text:span></text:p>
      <text:p text:style-name="P1"><text:span text:style-name="T3">E0 F9 00 </text:span><text:span text:style-name="T4">D7 03 77 04 </text:span><text:span text:style-name="T1">62 <text:s/></text:span><text:span text:style-name="T3">00 </text:span><text:span text:style-name="T4">02 00 </text:span><text:span text:style-name="T3">E5 EB BF </text:span><text:span text:style-name="T4">26 0D</text:span></text:p>
      <text:p text:style-name="P1"><text:span text:style-name="T4">A6 0E </text:span><text:span text:style-name="T3">92 </text:span><text:span text:style-name="T1">80 </text:span><text:span text:style-name="T3">BF 92 86 </text:span><text:span text:style-name="T2">BE <text:s/></text:span><text:span text:style-name="T3">85 E1 CA </text:span><text:span text:style-name="T4">A8 00 </text:span><text:span text:style-name="T1">72 </text:span><text:span text:style-name="T3">CF </text:span><text:span text:style-name="T4">42</text:span></text:p>
      <text:p text:style-name="P1"><text:span text:style-name="T4">13 </text:span><text:span text:style-name="T3">C9 25 </text:span><text:span text:style-name="T4">9D 02 01 50 D8 <text:s/>05 </text:span><text:span text:style-name="T3">E4 </text:span><text:span text:style-name="T1">30 </text:span><text:span text:style-name="T3">BF A5 F9 ED </text:span><text:span text:style-name="T4">9A</text:span></text:p>
      <text:p text:style-name="P1"><text:span text:style-name="T4">02 72 1F </text:span><text:span text:style-name="T3">EC EB </text:span><text:span text:style-name="T1">AC </text:span><text:span text:style-name="T3">BF E4 <text:s/></text:span><text:span text:style-name="T4">59 39 12 5B </text:span><text:span text:style-name="T3">E6 </text:span><text:span text:style-name="T4">A0 1A </text:span><text:span text:style-name="T2">EE</text:span></text:p>
      <text:p text:style-name="P1"><text:span text:style-name="T4">B4 08 </text:span><text:span text:style-name="T1">56 </text:span><text:span text:style-name="T3">E5 </text:span><text:span text:style-name="T4">B5 1C 00 1D <text:s/></text:span><text:span text:style-name="T3">EA </text:span><text:span text:style-name="T4">62 06 </text:span><text:span text:style-name="T3">EB </text:span><text:span text:style-name="T4">9F 0A </text:span><text:span text:style-name="T3">E9 </text:span><text:span text:style-name="T1">06</text:span></text:p>
      <text:p text:style-name="P1"><text:span text:style-name="T3">BF </text:span><text:span text:style-name="T4">2D 01 C3 82 </text:span><text:span text:style-name="T3">E7 E4 EE <text:s/>DB EB </text:span><text:span text:style-name="T1">A6 </text:span><text:span text:style-name="T3">E1 </text:span><text:span text:style-name="T4">8D 09 31 7C</text:span></text:p>
      <text:p text:style-name="P1"><text:span text:style-name="T3">E7 E8 </text:span><text:span text:style-name="T4">18 12 </text:span><text:span text:style-name="T3">BF </text:span><text:span text:style-name="T4">5A 07 </text:span><text:span text:style-name="T1">14 <text:s/></text:span><text:span text:style-name="T3">F0 EA </text:span><text:span text:style-name="T4">45 04 </text:span><text:span text:style-name="T3">A5 </text:span><text:span text:style-name="T4">F2 12 </text:span><text:span text:style-name="T3">EA</text:span></text:p>
      <text:p text:style-name="P1"><text:span text:style-name="T3">E1 00 </text:span><text:span text:style-name="T1">A8 </text:span><text:span text:style-name="T3">68 CA E3 </text:span><text:span text:style-name="T4">C4 0F <text:s/></text:span><text:span text:style-name="T3">F0 </text:span><text:span text:style-name="T4">F5 01 </text:span><text:span text:style-name="T3">A5 </text:span><text:span text:style-name="T4">FD 09 </text:span><text:span text:style-name="T1">90 </text:span><text:span text:style-name="T3">E1</text:span></text:p>
      <text:p text:style-name="P1"><text:span text:style-name="T3">00 81 BF </text:span><text:span text:style-name="T4">4F 01 </text:span><text:span text:style-name="T3">E5 C9 </text:span><text:span text:style-name="T4">68 <text:s/>06 </text:span><text:span text:style-name="T1">00 </text:span><text:span text:style-name="T3">E1 E4 92 CA 85 E4</text:span></text:p>
      <text:p text:style-name="P1"><text:span text:style-name="T3">92 88 </text:span><text:span text:style-name="T1">36 </text:span><text:span text:style-name="T3">83 </text:span><text:span text:style-name="T4">12 00 E1 0E <text:s/></text:span><text:span text:style-name="T3">24 </text:span><text:span text:style-name="T4">A1 12 01 C0 </text:span><text:span text:style-name="T3">BF BF </text:span><text:span text:style-name="T1">01</text:span></text:p>
      <text:p text:style-name="P1"><text:span text:style-name="T4">33 0F </text:span><text:span text:style-name="T3">E0 F9 EB F1 00 05 <text:s/>E3 </text:span><text:span text:style-name="T1">8C </text:span><text:span text:style-name="T3">E4 DB </text:span><text:span text:style-name="T4">00 00 A2 4D</text:span></text:p>
      <text:p text:style-name="P1"><text:span text:style-name="T3">DB DB E7 </text:span><text:span text:style-name="T4">8D 09 </text:span><text:span text:style-name="T1">C4 </text:span><text:span text:style-name="T3">EE EE <text:s/></text:span><text:span text:style-name="T4">02 07 </text:span><text:span text:style-name="T3">E4 E5 E3 </text:span><text:span text:style-name="T4">18 10 BC</text:span></text:p>
      <text:p text:style-name="P1"><text:span text:style-name="T4">0D </text:span><text:span text:style-name="T1">44 </text:span><text:span text:style-name="T3">7F BF </text:span><text:span text:style-name="T4">2D 0E </text:span><text:span text:style-name="T3">E8 F1 <text:s/>F0 </text:span><text:span text:style-name="T4">FE 24 </text:span><text:span text:style-name="T3">E3 </text:span><text:span text:style-name="T1">01 </text:span><text:span text:style-name="T4">F0 6D </text:span><text:span text:style-name="T3">E7</text:span></text:p>
      <text:p text:style-name="P1"><text:span text:style-name="T3">DB E0 00 E5 E9 EA </text:span><text:span text:style-name="T1">0E </text:span><text:span text:style-name="T3">BF <text:s/></text:span><text:span text:style-name="T4">94 31 12 40 6B 03 </text:span><text:span text:style-name="T3">00 E4</text:span></text:p>
      <text:p text:style-name="P1"><text:span text:style-name="T3">90 00 </text:span><text:span text:style-name="T1">70 </text:span><text:span text:style-name="T3">A5 F9 E5 F0 </text:span><text:span text:style-name="T4">16 <text:s/>05 11 07 96 04 </text:span><text:span text:style-name="T3">69 </text:span><text:span text:style-name="T1">F8 </text:span><text:span text:style-name="T3">05</text:span></text:p>
      <text:p text:style-name="P1"><text:span text:style-name="T3">E9 E5 </text:span><text:span text:style-name="T4">EF 09 17 08 94 17 <text:s/>D4 04 20 0B </text:span><text:span text:style-name="T1">19 </text:span><text:span text:style-name="T4">DA 04 </text:span><text:span text:style-name="T3">E5</text:span></text:p>
      <text:p text:style-name="P1"><text:span text:style-name="T3">92 </text:span><text:span text:style-name="T4">1B 07 FD 01 </text:span><text:span text:style-name="T3">86 85 81 <text:s/></text:span><text:span text:style-name="T1">08 </text:span><text:span text:style-name="T3">92 88 D2 </text:span><text:span text:style-name="T4">CF 0B </text:span><text:span text:style-name="T3">87 C7</text:span></text:p>
      <text:p text:style-name="P1"><text:span text:style-name="T3">23 7F </text:span><text:span text:style-name="T1">52 </text:span><text:span text:style-name="T3">8A </text:span><text:span text:style-name="T4">AB F0 </text:span><text:span text:style-name="T2">E5 </text:span><text:span text:style-name="T3">92 <text:s/></text:span><text:span text:style-name="T4">A7 0E </text:span><text:span text:style-name="T3">EB </text:span><text:span text:style-name="T4">E8 05 </text:span><text:span text:style-name="T3">F0 </text:span><text:span text:style-name="T1">3B </text:span><text:span text:style-name="T4">3B</text:span></text:p>
      <text:p text:style-name="P1"><text:span text:style-name="T4">03 93 10 </text:span><text:span text:style-name="T3">FF </text:span><text:span text:style-name="T4">8F 10 B4 10 <text:s/>E5 0D </text:span><text:span text:style-name="T3">EA EA </text:span><text:span text:style-name="T1">C4 </text:span><text:span text:style-name="T3">05 F0 </text:span><text:span text:style-name="T4">98</text:span></text:p>
      <text:p text:style-name="P1"><text:span text:style-name="T4">13 </text:span><text:span text:style-name="T3">F0 </text:span><text:span text:style-name="T2">E9 </text:span><text:span text:style-name="T3">E8 </text:span><text:span text:style-name="T4">C6 00 52 08 <text:s/></text:span><text:span text:style-name="T1">10 </text:span><text:span text:style-name="T3">DB 05 E4 EA </text:span><text:span text:style-name="T4">EC 0C </text:span><text:span text:style-name="T3">EB</text:span></text:p>
      <text:p text:style-name="P1"><text:span text:style-name="T3">A5 E5 </text:span><text:span text:style-name="T1">8A </text:span><text:span text:style-name="T3">EC </text:span><text:span text:style-name="T4">9A 8E </text:span><text:span text:style-name="T3">DB </text:span><text:span text:style-name="T4">8F <text:s/>0C </text:span><text:span text:style-name="T3">ED EC F9 </text:span><text:span text:style-name="T4">23 10 </text:span><text:span text:style-name="T1">65 </text:span><text:span text:style-name="T4">AC</text:span></text:p>
      <text:p text:style-name="P1"><text:span text:style-name="T4">60 </text:span><text:span text:style-name="T3">EB </text:span><text:span text:style-name="T4">95 0B </text:span><text:span text:style-name="T3">F0 E0 </text:span><text:span text:style-name="T4">0D 24 <text:s/>AD 0C </text:span><text:span text:style-name="T3">F0 </text:span><text:span text:style-name="T1">21 </text:span><text:span text:style-name="T4">22 14 </text:span><text:span text:style-name="T3">EB 6A</text:span></text:p>
      <text:p text:style-name="P1"><text:span text:style-name="T3">A5 E4 </text:span><text:span text:style-name="T4">78 0B </text:span><text:span text:style-name="T3">EE F1 </text:span><text:span text:style-name="T1">8F </text:span><text:span text:style-name="T4">A9 <text:s/>20 CB 08 3E 17 05 0D </text:span><text:span text:style-name="T3">BF</text:span></text:p>
      <text:p text:style-name="P1"><text:span text:style-name="T3">E0 E4 </text:span><text:span text:style-name="T4">85 00 </text:span><text:span text:style-name="T1">00 </text:span><text:span text:style-name="T3">8D E4 83 <text:s/>85 86 86 86 88 </text:span><text:span text:style-name="T1">3B </text:span><text:span text:style-name="T4">65 08</text:span></text:p>
      <text:p text:style-name="P1"><text:span text:style-name="T4">44 05 </text:span><text:span text:style-name="T2">22 </text:span><text:span text:style-name="T4">2C 0F A8 34 AC <text:s/>A0 </text:span><text:span text:style-name="T3">E4 81 </text:span><text:span text:style-name="T1">01 </text:span><text:span text:style-name="T4">90 02 </text:span><text:span text:style-name="T3">E4 E4</text:span></text:p>
      <text:p text:style-name="P1"><text:span text:style-name="T3">F1 E9 E8 EC E9 </text:span><text:span text:style-name="T1">90 </text:span><text:span text:style-name="T3">EB EE <text:s/>E8 E9 </text:span><text:span text:style-name="T4">3F 0A </text:span><text:span text:style-name="T3">EC E1 </text:span><text:span text:style-name="T4">48 21</text:span></text:p>
      <text:p text:style-name="P1"><text:span text:style-name="T1">45 </text:span><text:span text:style-name="T4">7E 08 </text:span><text:span text:style-name="T3">EC </text:span><text:span text:style-name="T4">C2 0E </text:span><text:span text:style-name="T3">E1 EE <text:s/>00 </text:span><text:span text:style-name="T4">F7 0C </text:span><text:span text:style-name="T3">ED </text:span><text:span text:style-name="T1">10 </text:span><text:span text:style-name="T3">FF 00 </text:span><text:span text:style-name="T2">7F</text:span></text:p>
      <text:p text:style-name="P1"><text:span text:style-name="T3">ED </text:span><text:span text:style-name="T4">80 02 </text:span><text:span text:style-name="T3">ED EC EB </text:span><text:span text:style-name="T1">00 </text:span><text:span text:style-name="T3">EC <text:s/>EE EC EE E0 ED E4 EC </text:span><text:span text:style-name="T1">9D</text:span></text:p>
      <text:p text:style-name="P1"><text:span text:style-name="T4">1F 02 </text:span><text:span text:style-name="T3">EC </text:span><text:span text:style-name="T4">6F 0A 39 0D EB <text:s/>0B </text:span><text:span text:style-name="T3">EB F0 </text:span><text:span text:style-name="T4">FC 13 </text:span><text:span text:style-name="T1">24 </text:span><text:span text:style-name="T3">BF F1</text:span></text:p>
      <text:p text:style-name="P1"><text:span text:style-name="T4">43 0E </text:span><text:span text:style-name="T3">F1 E5 </text:span><text:span text:style-name="T4">10 09 </text:span><text:span text:style-name="T3">F1 EB <text:s/></text:span><text:span text:style-name="T1">1F </text:span><text:span text:style-name="T4">E9 0E B9 0C F0 0A AA</text:span></text:p>
      <text:p text:style-name="P1"><text:span text:style-name="T4">00 A6 0A </text:span><text:span text:style-name="T3">A5 E4 </text:span><text:span text:style-name="T2">6B </text:span><text:span text:style-name="T1">7E </text:span><text:span text:style-name="T3">E4 <text:s/></text:span><text:span text:style-name="T4">9D 0A C5 01 54 05 AB 02</text:span></text:p>
      <text:p text:style-name="P1"><text:span text:style-name="T4">2F 03 90 1C </text:span><text:span text:style-name="T3">E4 </text:span><text:span text:style-name="T1">02 </text:span><text:span text:style-name="T3">81 </text:span><text:span text:style-name="T4">CE <text:s/>0A </text:span><text:span text:style-name="T3">92 F9 F9 D2 E4 8D </text:span><text:span text:style-name="T1">00</text:span></text:p>
      <text:p text:style-name="P1"><text:span text:style-name="T3">E1 90 90 E1 92 88 E6 BF <text:s/></text:span><text:span text:style-name="T1">71 </text:span><text:span text:style-name="T4">37 17 </text:span><text:span text:style-name="T2">21 02 7F </text:span><text:span text:style-name="T4">F7 15</text:span></text:p>
      <text:p text:style-name="P1"><text:span text:style-name="T4">FB 15 5A A1 </text:span><text:span text:style-name="T3">E5 </text:span><text:span text:style-name="T1">8A </text:span><text:span text:style-name="T3">E5 </text:span><text:span text:style-name="T4">DF <text:s/>0E </text:span><text:span text:style-name="T3">E4 </text:span><text:span text:style-name="T4">6D 0F </text:span><text:span text:style-name="T3">EC E0 E0 </text:span><text:span text:style-name="T4">28</text:span></text:p>
      <text:p text:style-name="P1"><text:span text:style-name="T4">09 </text:span><text:span text:style-name="T1">93 </text:span><text:span text:style-name="T4">01 10 BB 00 </text:span><text:span text:style-name="T3">E5 05 <text:s/></text:span><text:span text:style-name="T4">16 01 </text:span><text:span text:style-name="T3">EB E4 </text:span><text:span text:style-name="T4">20 01 </text:span><text:span text:style-name="T1">98 </text:span><text:span text:style-name="T3">EA</text:span></text:p>
      <text:p text:style-name="P1"><text:span text:style-name="T3">E0 E0 </text:span><text:span text:style-name="T4">E4 01 58 01 </text:span><text:span text:style-name="T3">EE </text:span><text:span text:style-name="T2">7F <text:s/></text:span><text:span text:style-name="T4">42 15 </text:span><text:span text:style-name="T1">46 </text:span><text:span text:style-name="T3">EC </text:span><text:span text:style-name="T4">CE 09 8A 0B</text:span></text:p>
      <text:p text:style-name="P1"><text:span text:style-name="T3">F1 00 E4 </text:span><text:span text:style-name="T4">A3 0C </text:span><text:span text:style-name="T3">F0 </text:span><text:span text:style-name="T1">40 </text:span><text:span text:style-name="T3">E5 <text:s/>E3 EC 00 EB EA </text:span><text:span text:style-name="T4">4E 04 </text:span><text:span text:style-name="T3">F1</text:span></text:p>
      <text:p text:style-name="P1"><text:span text:style-name="T1">18 </text:span><text:span text:style-name="T3">00 EB DB </text:span><text:span text:style-name="T4">6E 13 10 0B <text:s/></text:span><text:span text:style-name="T3">00 F1 EB </text:span><text:span text:style-name="T1">BA </text:span><text:span text:style-name="T3">EC </text:span><text:span text:style-name="T4">D0 02 </text:span><text:span text:style-name="T3">05</text:span></text:p>
      <text:p text:style-name="P1"><text:span text:style-name="T4">FB 0B 09 06 6A 04 </text:span><text:span text:style-name="T3">00 </text:span><text:span text:style-name="T4">FE <text:s/>0C </text:span><text:span text:style-name="T1">00 </text:span><text:span text:style-name="T3">F1 F0 A5 EE </text:span><text:span text:style-name="T2">6A </text:span><text:span text:style-name="T3">E0</text:span></text:p>
      <text:p text:style-name="P1"><text:span text:style-name="T3">A5 ED </text:span><text:span text:style-name="T1">91 </text:span><text:span text:style-name="T4">4B 00 </text:span><text:span text:style-name="T3">00 00 EC <text:s/></text:span><text:span text:style-name="T4">31 1A </text:span><text:span text:style-name="T3">ED F9 </text:span><text:span text:style-name="T4">73 0F </text:span><text:span text:style-name="T1">49 </text:span><text:span text:style-name="T4">FB</text:span></text:p>
      <text:p text:style-name="P1"><text:span text:style-name="T4">0F </text:span><text:span text:style-name="T3">F9 BF </text:span><text:span text:style-name="T4">B8 00 </text:span><text:span text:style-name="T3">BE F9 </text:span><text:span text:style-name="T4">51 <text:s/>15 </text:span><text:span text:style-name="T3">BE </text:span><text:span text:style-name="T1">20 </text:span><text:span text:style-name="T3">D2 D2 BE 85 8D</text:span></text:p>
      <text:p text:style-name="P1"><text:span text:style-name="T4">9E 16 </text:span><text:span text:style-name="T2">20 04 </text:span><text:span text:style-name="T1">3C </text:span><text:span text:style-name="T2">7F </text:span><text:span text:style-name="T3">8A </text:span><text:span text:style-name="T4">5B <text:s/>11 AD D0 69 13 1A 04 </text:span><text:span text:style-name="T3">E5</text:span></text:p>
      <text:p text:style-name="P1"><text:span text:style-name="T3">92 </text:span><text:span text:style-name="T1">E1 </text:span><text:span text:style-name="T4">5C 05 </text:span><text:span text:style-name="T3">EE E4 E4 E0 <text:s/></text:span><text:span text:style-name="T4">B8 06 FF 04 60 0D </text:span><text:span text:style-name="T1">00 </text:span><text:span text:style-name="T3">E4</text:span></text:p>
      <text:p text:style-name="P1"><text:span text:style-name="T3">F9 EB E0 A5 A5 05 E1 </text:span><text:span text:style-name="T1">C9 <text:s/></text:span><text:span text:style-name="T4">50 0B </text:span><text:span text:style-name="T3">EA DB </text:span><text:span text:style-name="T4">78 0C </text:span><text:span text:style-name="T3">00 </text:span><text:span text:style-name="T2">7F</text:span></text:p>
      <text:p text:style-name="P1"><text:span text:style-name="T4">8F 14 0D 06 </text:span><text:span text:style-name="T1">3A </text:span><text:span text:style-name="T3">A5 </text:span><text:span text:style-name="T4">93 05 <text:s/></text:span><text:span text:style-name="T3">E5 </text:span><text:span text:style-name="T4">C7 04 79 06 A5 04 </text:span><text:span text:style-name="T3">E4</text:span></text:p>
      <text:p text:style-name="P1"><text:span text:style-name="T3">EC </text:span><text:span text:style-name="T1">14 </text:span><text:span text:style-name="T3">EC ED </text:span><text:span text:style-name="T4">BA 0E </text:span><text:span text:style-name="T3">E9 </text:span><text:span text:style-name="T4">6A <text:s/>08 </text:span><text:span text:style-name="T3">E5 EC A5 </text:span><text:span text:style-name="T1">01 </text:span><text:span text:style-name="T4">C5 09 </text:span><text:span text:style-name="T3">E1</text:span></text:p>
      <text:p text:style-name="P1"><text:span text:style-name="T3">EB F1 E5 E1 E8 F9 </text:span><text:span text:style-name="T1">60 </text:span><text:span text:style-name="T3">BF <text:s/>ED 00 BF EB </text:span><text:span text:style-name="T4">7C 15 8E 0C</text:span></text:p>
      <text:p text:style-name="P1"><text:span text:style-name="T3">ED </text:span><text:span text:style-name="T1">80 </text:span><text:span text:style-name="T3">EB EC CF EA F0 </text:span><text:span text:style-name="T2">6A <text:s/></text:span><text:span text:style-name="T3">BF </text:span><text:span text:style-name="T4">D6 00 </text:span><text:span text:style-name="T1">52 </text:span><text:span text:style-name="T3">EC </text:span><text:span text:style-name="T4">91 08 </text:span><text:span text:style-name="T3">E5</text:span></text:p>
      <text:p text:style-name="P1"><text:span text:style-name="T3">BF </text:span><text:span text:style-name="T4">A5 00 </text:span><text:span text:style-name="T3">E4 </text:span><text:span text:style-name="T4">03 0F </text:span><text:span text:style-name="T3">E5 </text:span><text:span text:style-name="T1">20 <text:s/></text:span><text:span text:style-name="T3">81 81 C9 BF CF </text:span><text:span text:style-name="T4">62 01 </text:span><text:span text:style-name="T3">81</text:span></text:p>
      <text:p text:style-name="P1"><text:span text:style-name="T1">00 </text:span><text:span text:style-name="T3">D2 F9 85 85 D2 E4 E4 <text:s/>83 </text:span><text:span text:style-name="T1">10 </text:span><text:span text:style-name="T3">86 E5 87 87 </text:span><text:span text:style-name="T4">01 00</text:span></text:p>
      <text:p text:style-name="P1"><text:span text:style-name="T2">1E 04 7F </text:span><text:span text:style-name="T1">80 </text:span><text:span text:style-name="T3">8A 88 88 87 <text:s/>87 C9 C9 </text:span><text:span text:style-name="T4">0E 00 </text:span><text:span text:style-name="T1">3C </text:span><text:span text:style-name="T3">C9 C9</text:span></text:p>
      <text:p text:style-name="P1"><text:span text:style-name="T4">01 00 04 30 0E 10 20 00 <text:s/></text:span><text:span text:style-name="T3">81 81 </text:span><text:span text:style-name="T1">00 </text:span><text:span text:style-name="T3">E5 F9 EB EB EB</text:span></text:p>
      <text:p text:style-name="P1"><text:span text:style-name="T3">F9 E5 ED </text:span><text:span text:style-name="T1">00 </text:span><text:span text:style-name="T3">ED E4 EB E5 <text:s/>81 ED ED E5 </text:span><text:span text:style-name="T1">00 </text:span><text:span text:style-name="T3">CF F9 EB</text:span></text:p>
      <text:p text:style-name="P1"><text:span text:style-name="T3">EE EB 00 ED ED </text:span><text:span text:style-name="T1">00 </text:span><text:span text:style-name="T3">BF EC <text:s/>E4 E4 BF ED EE F1 </text:span><text:span text:style-name="T1">00 </text:span><text:span text:style-name="T3">F0</text:span></text:p>
      <text:p text:style-name="P1"><text:span text:style-name="T2">7F </text:span><text:span text:style-name="T3">A5 F0 F0 E5 EC A5 </text:span><text:span text:style-name="T1">00 <text:s/></text:span><text:span text:style-name="T3">A5 F1 EB F0 E5 F0 F0 EE</text:span></text:p>
      <text:p text:style-name="P1"><text:span text:style-name="T1">00 </text:span><text:span text:style-name="T3">EB ED F1 A5 EA F1 EE <text:s/>EC </text:span><text:span text:style-name="T1">00 </text:span><text:span text:style-name="T3">A5 E4 EA 00 E4 00</text:span></text:p>
      <text:p text:style-name="P1"><text:span text:style-name="T3">E0 FF </text:span><text:span text:style-name="T1">02 </text:span><text:span text:style-name="T3">F0 </text:span><text:span text:style-name="T4">1D 00 </text:span><text:span text:style-name="T3">F0 05 <text:s/>05 A5 E5 E5 </text:span><text:span text:style-name="T1">00 </text:span><text:span text:style-name="T3">00 EC 00</text:span></text:p>
      <text:p text:style-name="P1"><text:soft-page-break/><text:span text:style-name="T3">00 E0 F1 E0 E0 </text:span><text:span text:style-name="T1">40 </text:span><text:span text:style-name="T3">BF E5 <text:s/>00 00 E5 ED </text:span><text:span text:style-name="T4">02 00 </text:span><text:span text:style-name="T3">BF </text:span><text:span text:style-name="T1">00</text:span></text:p>
      <text:p text:style-name="P1"><text:span text:style-name="T3">E7 E0 00 E1 05 </text:span><text:span text:style-name="T2">6B </text:span><text:span text:style-name="T3">00 EA <text:s/></text:span><text:span text:style-name="T1">00 </text:span><text:span text:style-name="T3">FF E4 E5 E1 BF ED EB</text:span></text:p>
      <text:p text:style-name="P1"><text:span text:style-name="T3">E5 </text:span><text:span text:style-name="T1">00 </text:span><text:span text:style-name="T3">F9 F9 E5 BF ED E5 <text:s/>BF E5 </text:span><text:span text:style-name="T1">08 </text:span><text:span text:style-name="T3">BF A5 C9 </text:span><text:span text:style-name="T4">0B 10</text:span></text:p>
      <text:p text:style-name="P1"><text:span text:style-name="T3">CF 92 E1 EA </text:span><text:span text:style-name="T1">00 </text:span><text:span text:style-name="T3">92 85 BE <text:s/>85 05 92 86 86 </text:span><text:span text:style-name="T1">C2 </text:span><text:span text:style-name="T3">81 </text:span><text:span text:style-name="T4">A1</text:span></text:p>
      <text:p text:style-name="P1"><text:span text:style-name="T4">20 </text:span><text:span text:style-name="T2">1D 05 7F </text:span><text:span text:style-name="T3">C7 </text:span><text:span text:style-name="T4">AC 50 AD <text:s/>90 </text:span><text:span text:style-name="T1">E1 </text:span><text:span text:style-name="T4">BA 60 </text:span><text:span text:style-name="T3">E5 E5 81 81</text:span></text:p>
      <text:p text:style-name="P1"><text:span text:style-name="T4">B3 00 43 00 09 00 </text:span><text:span text:style-name="T1">00 </text:span><text:span text:style-name="T3">E5 <text:s/>ED 05 E4 ED ED DB FF </text:span><text:span text:style-name="T1">20</text:span></text:p>
      <text:p text:style-name="P1"><text:span text:style-name="T3">F9 BF EB F9 EE </text:span><text:span text:style-name="T4">C5 00 </text:span><text:span text:style-name="T3">E4 <text:s/>E5 </text:span><text:span text:style-name="T1">00 </text:span><text:span text:style-name="T3">00 A5 </text:span><text:span text:style-name="T2">7F </text:span><text:span text:style-name="T3">A5 E5 F1</text:span></text:p>
      <text:p text:style-name="P1"><text:span text:style-name="T3">F0 F1 </text:span><text:span text:style-name="T1">80 </text:span><text:span text:style-name="T3">BF F1 E4 BF BF <text:s/>EC E5 </text:span><text:span text:style-name="T4">B7 00 </text:span><text:span text:style-name="T1">01 </text:span><text:span text:style-name="T4">14 00 </text:span><text:span text:style-name="T3">F0</text:span></text:p>
      <text:p text:style-name="P1"><text:span text:style-name="T3">E0 ED F0 E5 A5 E4 </text:span><text:span text:style-name="T1">00 </text:span><text:span text:style-name="T3">EB <text:s/>00 EC FF E0 F1 ED 00 </text:span><text:span text:style-name="T1">00</text:span></text:p>
      <text:p text:style-name="P1"><text:span text:style-name="T3">ED F9 00 F0 00 BF BF 00 <text:s/></text:span><text:span text:style-name="T1">00 </text:span><text:span text:style-name="T3">00 E8 FF BF E0 FF E8</text:span></text:p>
      <text:p text:style-name="P1"><text:span text:style-name="T3">E5 </text:span><text:span text:style-name="T1">00 </text:span><text:span text:style-name="T3">E0 E5 00 BF E5 F1 <text:s/>00 00 </text:span><text:span text:style-name="T1">00 </text:span><text:span text:style-name="T3">00 F1 EB E4 E4</text:span></text:p>
      <text:p text:style-name="P1"><text:span text:style-name="T3">00 </text:span><text:span text:style-name="T2">6C </text:span><text:span text:style-name="T3">E7 </text:span><text:span text:style-name="T1">54 </text:span><text:span text:style-name="T3">F9 E0 </text:span><text:span text:style-name="T4">25 00 <text:s/></text:span><text:span text:style-name="T3">E4 </text:span><text:span text:style-name="T4">A9 00 </text:span><text:span text:style-name="T3">CF </text:span><text:span text:style-name="T4">66 10 </text:span><text:span text:style-name="T3">CF </text:span><text:span text:style-name="T1">01</text:span></text:p>
      <text:p text:style-name="P1"><text:span text:style-name="T4">AE 10 </text:span><text:span text:style-name="T3">BF CF 92 E5 E4 86 <text:s/>E9 </text:span><text:span text:style-name="T1">00 </text:span><text:span text:style-name="T3">E1 CF CF E9 85 85</text:span></text:p>
      <text:p text:style-name="P1"><text:span text:style-name="T3">E8 85 </text:span><text:span text:style-name="T1">04 </text:span><text:span text:style-name="T3">86 8D </text:span><text:span text:style-name="T4">4E 11 </text:span><text:span text:style-name="T3">C7 <text:s/>8A 88 </text:span><text:span text:style-name="T2">1B 06 </text:span><text:span text:style-name="T1">7C </text:span><text:span text:style-name="T2">7F </text:span><text:span text:style-name="T3">C7 </text:span><text:span text:style-name="T4">AD</text:span></text:p>
      <text:p text:style-name="P1"><text:span text:style-name="T4">50 5C 71 B9 C0 63 11 B6 <text:s/>20 </text:span><text:span text:style-name="T3">F9 </text:span><text:span text:style-name="T1">00 </text:span><text:span text:style-name="T3">E0 E1 A5 F0 E9</text:span></text:p>
      <text:p text:style-name="P1"><text:span text:style-name="T3">E7 05 E1 </text:span><text:span text:style-name="T1">00 </text:span><text:span text:style-name="T3">A5 ED 90 BF <text:s/>E5 E4 BF F0 </text:span><text:span text:style-name="T1">A0 </text:span><text:span text:style-name="T3">A5 BF F1</text:span></text:p>
      <text:p text:style-name="P1"><text:span text:style-name="T2">7F </text:span><text:span text:style-name="T3">BF </text:span><text:span text:style-name="T4">5C 01 </text:span><text:span text:style-name="T3">F1 </text:span><text:span text:style-name="T4">AA 00 </text:span><text:span text:style-name="T1">1A <text:s/></text:span><text:span text:style-name="T3">A5 </text:span><text:span text:style-name="T4">1E 01 </text:span><text:span text:style-name="T3">E5 </text:span><text:span text:style-name="T4">C1 00 69 01</text:span></text:p>
      <text:p text:style-name="P1"><text:span text:style-name="T3">ED E4 F0 </text:span><text:span text:style-name="T1">00 </text:span><text:span text:style-name="T3">BF BF F0 ED <text:s/>E0 EB A5 F0 </text:span><text:span text:style-name="T1">01 </text:span><text:span text:style-name="T4">B8 00 </text:span><text:span text:style-name="T3">E1</text:span></text:p>
      <text:p text:style-name="P1"><text:span text:style-name="T3">A5 00 A5 A5 F0 EC </text:span><text:span text:style-name="T1">00 </text:span><text:span text:style-name="T3">E0 <text:s/>EE EB 05 E8 EB E5 00 </text:span><text:span text:style-name="T1">10</text:span></text:p>
      <text:p text:style-name="P1"><text:span text:style-name="T3">E4 FF E9 00 </text:span><text:span text:style-name="T4">42 01 </text:span><text:span text:style-name="T3">F1 00 <text:s/>EB </text:span><text:span text:style-name="T1">02 </text:span><text:span text:style-name="T3">E9 </text:span><text:span text:style-name="T4">65 01 </text:span><text:span text:style-name="T3">00 </text:span><text:span text:style-name="T2">6C </text:span><text:span text:style-name="T3">00</text:span></text:p>
      <text:p text:style-name="P1"><text:span text:style-name="T3">EE E8 BF </text:span><text:span text:style-name="T1">42 </text:span><text:span text:style-name="T3">F9 </text:span><text:span text:style-name="T4">F8 00 </text:span><text:span text:style-name="T3">E5 <text:s/>A5 00 F9 </text:span><text:span text:style-name="T4">67 10 </text:span><text:span text:style-name="T3">E5 </text:span><text:span text:style-name="T1">20 </text:span><text:span text:style-name="T3">E4</text:span></text:p>
      <text:p text:style-name="P1"><text:span text:style-name="T3">A5 CF CF 81 </text:span><text:span text:style-name="T4">59 01 </text:span><text:span text:style-name="T3">81 F9 <text:s/></text:span><text:span text:style-name="T1">00 </text:span><text:span text:style-name="T3">92 92 E4 D2 CA 85 83</text:span></text:p>
      <text:p text:style-name="P1"><text:span text:style-name="T3">85 </text:span><text:span text:style-name="T1">02 </text:span><text:span text:style-name="T3">92 </text:span><text:span text:style-name="T4">AE 00 </text:span><text:span text:style-name="T3">87 8D C7 <text:s/>C7 C7 </text:span><text:span text:style-name="T2">1A </text:span><text:span text:style-name="T1">3C </text:span><text:span text:style-name="T2">07 7F </text:span><text:span text:style-name="T4">0A 10</text:span></text:p>
      <text:p text:style-name="P1"><text:span text:style-name="T4">AB B0 15 E2 68 41 </text:span><text:span text:style-name="T3">81 BF <text:s/></text:span><text:span text:style-name="T1">04 </text:span><text:span text:style-name="T3">F9 E1 </text:span><text:span text:style-name="T4">AE 01 </text:span><text:span text:style-name="T3">E0 E0 ED</text:span></text:p>
      <text:p text:style-name="P1"><text:span text:style-name="T3">E8 ED </text:span><text:span text:style-name="T1">00 </text:span><text:span text:style-name="T3">E9 EC ED F0 A5 <text:s/>F0 F1 E5 </text:span><text:span text:style-name="T1">22 </text:span><text:span text:style-name="T3">F0 </text:span><text:span text:style-name="T4">AE 00 </text:span><text:span text:style-name="T3">EC</text:span></text:p>
      <text:p text:style-name="P1"><text:span text:style-name="T3">F1 F0 </text:span><text:span text:style-name="T4">A4 00 </text:span><text:span text:style-name="T3">ED F9 </text:span><text:span text:style-name="T1">10 </text:span><text:span text:style-name="T3">F9 <text:s/>ED BF E5 </text:span><text:span text:style-name="T4">B6 00 </text:span><text:span text:style-name="T3">F0 EA E4</text:span></text:p>
      <text:p text:style-name="P1"><text:span text:style-name="T1">25 </text:span><text:span text:style-name="T4">86 00 </text:span><text:span text:style-name="T3">00 </text:span><text:span text:style-name="T4">5D 01 </text:span><text:span text:style-name="T3">00 F1 <text:s/></text:span><text:span text:style-name="T4">27 02 </text:span><text:span text:style-name="T3">EB EE </text:span><text:span text:style-name="T1">00 </text:span><text:span text:style-name="T3">E1 EA F0</text:span></text:p>
      <text:p text:style-name="P1"><text:span text:style-name="T3">EC 05 A5 F0 00 </text:span><text:span text:style-name="T1">00 </text:span><text:span text:style-name="T3">E5 E0 <text:s/>EE A5 00 E5 BF 05 </text:span><text:span text:style-name="T1">01 </text:span><text:span text:style-name="T4">9A</text:span></text:p>
      <text:p text:style-name="P1"><text:span text:style-name="T4">00 </text:span><text:span text:style-name="T3">F1 00 E4 90 ED F9 E5 <text:s/></text:span><text:span text:style-name="T1">40 </text:span><text:span text:style-name="T3">E5 F9 A5 </text:span><text:span text:style-name="T2">6B </text:span><text:span text:style-name="T3">00 05 </text:span><text:span text:style-name="T4">2E</text:span></text:p>
      <text:p text:style-name="P1"><text:span text:style-name="T4">00 </text:span><text:span text:style-name="T3">F9 </text:span><text:span text:style-name="T1">00 </text:span><text:span text:style-name="T3">E5 E1 EB F0 A5 <text:s/>F9 F9 A5 </text:span><text:span text:style-name="T1">00 </text:span><text:span text:style-name="T3">BF 81 00 BF</text:span></text:p>
      <text:p text:style-name="P1"><text:span text:style-name="T3">81 E5 A5 81 </text:span><text:span text:style-name="T1">00 </text:span><text:span text:style-name="T3">CF E0 E5 <text:s/>F0 D2 E4 92 81 </text:span><text:span text:style-name="T1">20 </text:span><text:span text:style-name="T3">E1 E1</text:span></text:p>
      <text:p text:style-name="P1"><text:span text:style-name="T3">90 85 E9 </text:span><text:span text:style-name="T4">E0 01 </text:span><text:span text:style-name="T3">87 87 </text:span><text:span text:style-name="T1">78 <text:s/></text:span><text:span text:style-name="T3">C7 C7 87 </text:span><text:span text:style-name="T4">AD 00 57 D1 C1</text:span></text:p>
      <text:p text:style-name="P1"><text:span text:style-name="T4">B2 24 C2 </text:span><text:span text:style-name="T3">92 </text:span><text:span text:style-name="T1">03 </text:span><text:span text:style-name="T4">3C 01 20 <text:s/>01 </text:span><text:span text:style-name="T3">FF ED F1 F0 BF F1 </text:span><text:span text:style-name="T1">82</text:span></text:p>
      <text:p text:style-name="P1"><text:span text:style-name="T3">A5 </text:span><text:span text:style-name="T4">5C 01 </text:span><text:span text:style-name="T3">E5 7F E5 F1 ED <text:s/></text:span><text:span text:style-name="T4">03 02 </text:span><text:span text:style-name="T1">02 </text:span><text:span text:style-name="T3">BF </text:span><text:span text:style-name="T4">CC 12 </text:span><text:span text:style-name="T3">EE F0</text:span></text:p>
      <text:p text:style-name="P1"><text:span text:style-name="T3">E5 E0 E0 F0 </text:span><text:span text:style-name="T1">08 </text:span><text:span text:style-name="T3">EB EB E5 <text:s/></text:span><text:span text:style-name="T4">99 00 </text:span><text:span text:style-name="T3">ED E8 E4 00 </text:span><text:span text:style-name="T1">20 </text:span><text:span text:style-name="T3">F0</text:span></text:p>
      <text:p text:style-name="P1"><text:span text:style-name="T3">F1 00 F0 05 </text:span><text:span text:style-name="T4">E7 02 </text:span><text:span text:style-name="T3">EE E5 <text:s/></text:span><text:span text:style-name="T1">06 </text:span><text:span text:style-name="T3">EE </text:span><text:span text:style-name="T4">F4 02 AF 00 </text:span><text:span text:style-name="T3">EB EB</text:span></text:p>
      <text:p text:style-name="P1"><text:span text:style-name="T3">BF E5 A5 </text:span><text:span text:style-name="T1">00 </text:span><text:span text:style-name="T3">EA EA 00 A5 <text:s/>00 E1 E9 00 </text:span><text:span text:style-name="T1">00 </text:span><text:span text:style-name="T3">EB E3 E1</text:span></text:p>
      <text:p text:style-name="P1"><text:span text:style-name="T3">EA </text:span><text:span text:style-name="T2">90 </text:span><text:span text:style-name="T3">EA 6C EB </text:span><text:span text:style-name="T1">08 </text:span><text:span text:style-name="T3">E7 00 <text:s/>F0 </text:span><text:span text:style-name="T4">2B 02 </text:span><text:span text:style-name="T3">00 ED DB F9 </text:span><text:span text:style-name="T1">18</text:span></text:p>
      <text:p text:style-name="P1"><text:span text:style-name="T3">00 A5 E4 </text:span><text:span text:style-name="T4">D5 02 12 02 </text:span><text:span text:style-name="T3">E5 <text:s/>CF C9 </text:span><text:span text:style-name="T1">00 </text:span><text:span text:style-name="T3">BF BD F9 1C 92</text:span></text:p>
      <text:p text:style-name="P1"><text:span text:style-name="T3">81 E4 05 </text:span><text:span text:style-name="T1">44 </text:span><text:span text:style-name="T3">05 E1 </text:span><text:span text:style-name="T4">02 00 <text:s/></text:span><text:span text:style-name="T3">E4 E4 F9 </text:span><text:span text:style-name="T4">0B 02 </text:span><text:span text:style-name="T3">C7 </text:span><text:span text:style-name="T1">78 </text:span><text:span text:style-name="T3">88</text:span></text:p>
      <text:p text:style-name="P1"><text:span text:style-name="T3">19 08 </text:span><text:span text:style-name="T4">AE 00 9B B0 70 F3 <text:s/>BE A0 </text:span><text:span text:style-name="T3">92 </text:span><text:span text:style-name="T1">59 </text:span><text:span text:style-name="T4">7C 03 </text:span><text:span text:style-name="T3">E0 ED</text:span></text:p>
      <text:p text:style-name="P1"><text:span text:style-name="T4">7F 00 3B 01 </text:span><text:span text:style-name="T3">F0 </text:span><text:span text:style-name="T4">82 02 </text:span><text:span text:style-name="T3">7F <text:s/></text:span><text:span text:style-name="T1">01 </text:span><text:span text:style-name="T4">5B 01 </text:span><text:span text:style-name="T3">E5 ED EC F0 EC</text:span></text:p>
      <text:p text:style-name="P1"><text:span text:style-name="T3">EB EC </text:span><text:span text:style-name="T1">40 </text:span><text:span text:style-name="T3">EE E5 A5 A5 ED <text:s/>BF </text:span><text:span text:style-name="T4">68 01 </text:span><text:span text:style-name="T3">EB </text:span><text:span text:style-name="T1">40 </text:span><text:span text:style-name="T3">ED EA E5</text:span></text:p>
      <text:p text:style-name="P1"><text:span text:style-name="T3">00 EB BF </text:span><text:span text:style-name="T4">AE 10 </text:span><text:span text:style-name="T3">E5 </text:span><text:span text:style-name="T1">01 </text:span><text:span text:style-name="T4">62 <text:s/>01 </text:span><text:span text:style-name="T3">00 ED E0 ED 00 A5 BF</text:span></text:p>
      <text:p text:style-name="P1"><text:span text:style-name="T1">00 </text:span><text:span text:style-name="T3">ED F0 00 F0 ED F1 BF <text:s/>EE </text:span><text:span text:style-name="T1">0A </text:span><text:span text:style-name="T3">EE </text:span><text:span text:style-name="T4">B5 02 </text:span><text:span text:style-name="T3">E4 </text:span><text:span text:style-name="T4">20 10</text:span></text:p>
      <text:p text:style-name="P1"><text:span text:style-name="T3">E9 E1 E0 A5 </text:span><text:span text:style-name="T1">80 </text:span><text:span text:style-name="T3">EB 6C 05 <text:s/>A5 EE 05 BF </text:span><text:span text:style-name="T4">2D 02 </text:span><text:span text:style-name="T1">21 </text:span><text:span text:style-name="T4">B1</text:span></text:p>
      <text:p text:style-name="P1"><text:span text:style-name="T4">00 </text:span><text:span text:style-name="T3">00 EC E4 EC </text:span><text:span text:style-name="T4">B3 00 </text:span><text:span text:style-name="T3">BF <text:s/>CF </text:span><text:span text:style-name="T1">05 </text:span><text:span text:style-name="T4">B8 00 </text:span><text:span text:style-name="T3">E6 </text:span><text:span text:style-name="T4">6A 10 </text:span><text:span text:style-name="T3">E4</text:span></text:p>
      <text:p text:style-name="P1"><text:span text:style-name="T3">E1 E0 E9 E1 </text:span><text:span text:style-name="T1">00 </text:span><text:span text:style-name="T2">FF </text:span><text:span text:style-name="T3">FF E0 <text:s/>E4 CF 8D 87 87 </text:span><text:span text:style-name="T1">D0 </text:span><text:span text:style-name="T3">8D 88</text:span></text:p>
      <text:p text:style-name="P1"><text:span text:style-name="T3">8A 18 </text:span><text:span text:style-name="T4">AE 00 </text:span><text:span text:style-name="T3">8D </text:span><text:span text:style-name="T4">AD C0 25 <text:s/>84 </text:span><text:span text:style-name="T1">C3 </text:span><text:span text:style-name="T4">BD E0 3A 24 </text:span><text:span text:style-name="T2">81 </text:span><text:span text:style-name="T3">C9</text:span></text:p>
      <text:p text:style-name="P1"><text:span text:style-name="T2">E4 </text:span><text:span text:style-name="T3">92 </text:span><text:span text:style-name="T4">78 03 86 02 </text:span><text:span text:style-name="T1">0D </text:span><text:span text:style-name="T4">F5 <text:s/>03 </text:span><text:span text:style-name="T3">7F </text:span><text:span text:style-name="T4">07 02 5F 03 </text:span><text:span text:style-name="T3">E5 ED</text:span></text:p>
      <text:p text:style-name="P1"><text:span text:style-name="T3">E4 EE </text:span><text:span text:style-name="T1">91 </text:span><text:span text:style-name="T4">8C 03 </text:span><text:span text:style-name="T3">ED F1 EC <text:s/></text:span><text:span text:style-name="T4">D9 03 </text:span><text:span text:style-name="T3">BF E1 </text:span><text:span text:style-name="T4">57 03 </text:span><text:span text:style-name="T1">88 </text:span><text:span text:style-name="T3">E4</text:span></text:p>
      <text:p text:style-name="P1"><text:span text:style-name="T2">ED </text:span><text:span text:style-name="T3">E5 </text:span><text:span text:style-name="T4">65 01 </text:span><text:span text:style-name="T3">E9 EC A5 </text:span><text:span text:style-name="T4">2C <text:s/>02 </text:span><text:span text:style-name="T1">64 </text:span><text:span text:style-name="T3">F0 A5 </text:span><text:span text:style-name="T4">D9 02 </text:span><text:span text:style-name="T3">00 ED</text:span></text:p>
      <text:p text:style-name="P1"><text:span text:style-name="T4">EC 02 87 01 </text:span><text:span text:style-name="T3">00 </text:span><text:span text:style-name="T1">00 </text:span><text:span text:style-name="T3">EB F0 <text:s/>BF 00 E5 FF FF ED </text:span><text:span text:style-name="T1">0A </text:span><text:span text:style-name="T3">E4</text:span></text:p>
      <text:p text:style-name="P1"><text:span text:style-name="T4">D3 12 </text:span><text:span text:style-name="T3">6C </text:span><text:span text:style-name="T4">56 04 </text:span><text:span text:style-name="T3">E8 E7 ED <text:s/>BF </text:span><text:span text:style-name="T1">26 </text:span><text:span text:style-name="T2">ED </text:span><text:span text:style-name="T4">7A 03 38 04 </text:span><text:span text:style-name="T3">CA</text:span></text:p>
      <text:p text:style-name="P1"><text:span text:style-name="T3">E1 </text:span><text:span text:style-name="T4">95 03 </text:span><text:span text:style-name="T3">CF CF </text:span><text:span text:style-name="T1">08 </text:span><text:span text:style-name="T3">00 F9 <text:s/>05 </text:span><text:span text:style-name="T4">28 02 </text:span><text:span text:style-name="T3">92 E0 E4 E1 </text:span><text:span text:style-name="T1">00</text:span></text:p>
      <text:p text:style-name="P1"><text:span text:style-name="T3">90 E8 E8 E8 05 EB E4 F9 <text:s/></text:span><text:span text:style-name="T1">C1 </text:span><text:span text:style-name="T4">BC 02 </text:span><text:span text:style-name="T3">C9 C9 18 09 7F</text:span></text:p>
      <text:p text:style-name="P1"><text:span text:style-name="T4">BD 14 9C 80 </text:span><text:span text:style-name="T1">5F </text:span><text:span text:style-name="T4">B2 50 D6 <text:s/>14 AC F0 E9 54 0E 03 </text:span><text:span text:style-name="T3">EE</text:span></text:p>
      <text:p text:style-name="P1"><text:span text:style-name="T4">9E 00 </text:span><text:span text:style-name="T3">ED </text:span><text:span text:style-name="T1">04 </text:span><text:span text:style-name="T3">BF 00 </text:span><text:span text:style-name="T4">AE 00 <text:s/></text:span><text:span text:style-name="T3">ED E5 EB EB F1 </text:span><text:span text:style-name="T1">1C </text:span><text:span text:style-name="T3">F1 EC</text:span></text:p>
      <text:p text:style-name="P1"><text:span text:style-name="T4">BE 12 64 01 AE 02 </text:span><text:span text:style-name="T3">00 E4 <text:s/>E8 </text:span><text:span text:style-name="T1">A2 </text:span><text:span text:style-name="T3">BF </text:span><text:span text:style-name="T4">C0 00 </text:span><text:span text:style-name="T3">BF EE E4</text:span></text:p>
      <text:p text:style-name="P1"><text:span text:style-name="T4">73 13 </text:span><text:span text:style-name="T3">F0 </text:span><text:span text:style-name="T4">2A 04 </text:span><text:span text:style-name="T1">B1 </text:span><text:span text:style-name="T4">E1 04 <text:s/></text:span><text:span text:style-name="T3">00 EE E9 </text:span><text:span text:style-name="T4">5E 01 C3 04 </text:span><text:span text:style-name="T3">E1</text:span></text:p>
      <text:p text:style-name="P1"><text:span text:style-name="T4">AA 04 </text:span><text:span text:style-name="T1">B0 </text:span><text:span text:style-name="T3">00 EE E0 E4 </text:span><text:span text:style-name="T4">D3 <text:s/>02 D1 04 </text:span><text:span text:style-name="T3">6C </text:span><text:span text:style-name="T4">3B 02 </text:span><text:span text:style-name="T1">60 </text:span><text:span text:style-name="T3">E0</text:span></text:p>
      <text:p text:style-name="P1"><text:span text:style-name="T3">E8 E8 ED E0 </text:span><text:span text:style-name="T4">59 04 4B 04 <text:s/></text:span><text:span text:style-name="T3">92 </text:span><text:span text:style-name="T1">10 </text:span><text:span text:style-name="T2">E1 </text:span><text:span text:style-name="T3">E0 E4 92 </text:span><text:span text:style-name="T4">43 04</text:span></text:p>
      <text:p text:style-name="P1"><text:span text:style-name="T3">E9 A5 C9 </text:span><text:span text:style-name="T1">00 </text:span><text:span text:style-name="T3">F9 92 E4 E4 <text:s/>E5 E0 05 E5 </text:span><text:span text:style-name="T1">24 </text:span><text:span text:style-name="T3">E4 E8 </text:span><text:span text:style-name="T4">1F</text:span></text:p>
      <text:p text:style-name="P1"><text:span text:style-name="T4">00 </text:span><text:span text:style-name="T3">E4 92 </text:span><text:span text:style-name="T4">76 15 </text:span><text:span text:style-name="T3">17 09 </text:span><text:span text:style-name="T1">E0 <text:s/></text:span><text:span text:style-name="T3">7F 8D 8D </text:span><text:span text:style-name="T2">8A </text:span><text:span text:style-name="T3">8A </text:span><text:span text:style-name="T4">70 55 A6</text:span></text:p>
      <text:p text:style-name="P1"><text:span text:style-name="T4">80 69 71 </text:span><text:span text:style-name="T1">03 </text:span><text:span text:style-name="T4">D8 34 63 C1 <text:s/></text:span><text:span text:style-name="T3">87 BF F9 E0 ED ED </text:span><text:span text:style-name="T1">05 </text:span><text:span text:style-name="T4">A2</text:span></text:p>
      <text:p text:style-name="P1"><text:span text:style-name="T4">04 </text:span><text:span text:style-name="T3">7F </text:span><text:span text:style-name="T4">82 05 </text:span><text:span text:style-name="T3">F0 E4 ED F0 <text:s/>EB </text:span><text:span text:style-name="T1">27 </text:span><text:span text:style-name="T4">56 01 01 00 E7 04</text:span></text:p>
      <text:p text:style-name="P1"><text:soft-page-break/><text:span text:style-name="T3">F0 F1 </text:span><text:span text:style-name="T4">81 05 </text:span><text:span text:style-name="T2">EB </text:span><text:span text:style-name="T3">EB </text:span><text:span text:style-name="T1">DA </text:span><text:span text:style-name="T3">00 <text:s/></text:span><text:span text:style-name="T4">16 22 </text:span><text:span text:style-name="T3">F9 </text:span><text:span text:style-name="T4">E0 02 BE 02 </text:span><text:span text:style-name="T3">A5</text:span></text:p>
      <text:p text:style-name="P1"><text:span text:style-name="T4">91 05 78 05 </text:span><text:span text:style-name="T1">00 </text:span><text:span text:style-name="T3">F0 F0 A5 <text:s/>00 F0 E0 E4 E0 </text:span><text:span text:style-name="T1">01 </text:span><text:span text:style-name="T4">49 21</text:span></text:p>
      <text:p text:style-name="P1"><text:span text:style-name="T3">EE FF FF EA 00 F0 6D </text:span><text:span text:style-name="T1">92 <text:s/></text:span><text:span text:style-name="T3">EC </text:span><text:span text:style-name="T4">85 05 </text:span><text:span text:style-name="T3">BF EA </text:span><text:span text:style-name="T4">14 15 </text:span><text:span text:style-name="T3">BF</text:span></text:p>
      <text:p text:style-name="P1"><text:span text:style-name="T3">00 </text:span><text:span text:style-name="T4">74 05 </text:span><text:span text:style-name="T1">84 </text:span><text:span text:style-name="T3">E5 CF </text:span><text:span text:style-name="T4">08 00 <text:s/></text:span><text:span text:style-name="T3">E0 DB ED 00 </text:span><text:span text:style-name="T4">C2 12 </text:span><text:span text:style-name="T1">00 </text:span><text:span text:style-name="T3">ED</text:span></text:p>
      <text:p text:style-name="P1"><text:span text:style-name="T3">E4 E0 F9 BF E4 E4 05 </text:span><text:span text:style-name="T1">CC <text:s/></text:span><text:span text:style-name="T3">E8 DB </text:span><text:span text:style-name="T4">AF 00 27 06 </text:span><text:span text:style-name="T3">8A 16</text:span></text:p>
      <text:p text:style-name="P1"><text:span text:style-name="T4">AF 00 F9 61 </text:span><text:span text:style-name="T1">1F </text:span><text:span text:style-name="T4">11 92 19 <text:s/>82 B0 F0 7A 21 73 14 </text:span><text:span text:style-name="T3">BF</text:span></text:p>
      <text:p text:style-name="P1"><text:span text:style-name="T3">E5 ED </text:span><text:span text:style-name="T1">D4 </text:span><text:span text:style-name="T3">7F E5 </text:span><text:span text:style-name="T4">F6 11 </text:span><text:span text:style-name="T3">A5 <text:s/></text:span><text:span text:style-name="T4">DB 03 </text:span><text:span text:style-name="T3">F1 </text:span><text:span text:style-name="T4">60 20 22 02 </text:span><text:span text:style-name="T1">B4</text:span></text:p>
      <text:p text:style-name="P1"><text:span text:style-name="T3">ED EA </text:span><text:span text:style-name="T4">53 05 </text:span><text:span text:style-name="T3">E7 </text:span><text:span text:style-name="T4">BC 04 F5 <text:s/>01 </text:span><text:span text:style-name="T3">A5 </text:span><text:span text:style-name="T4">F9 01 </text:span><text:span text:style-name="T1">FC </text:span><text:span text:style-name="T3">BF 00 </text:span><text:span text:style-name="T4">5D</text:span></text:p>
      <text:p text:style-name="P1"><text:span text:style-name="T4">03 26 06 C1 00 8F 05 C5 <text:s/>04 64 11 </text:span><text:span text:style-name="T1">85 </text:span><text:span text:style-name="T4">E1 02 </text:span><text:span text:style-name="T3">DB </text:span><text:span text:style-name="T4">71</text:span></text:p>
      <text:p text:style-name="P1"><text:span text:style-name="T4">03 </text:span><text:span text:style-name="T3">EE 6E 00 00 </text:span><text:span text:style-name="T4">DD 14 </text:span><text:span text:style-name="T1">61 <text:s/></text:span><text:span text:style-name="T4">D1 02 </text:span><text:span text:style-name="T3">EC E5 BF F9 </text:span><text:span text:style-name="T4">89 06</text:span></text:p>
      <text:p text:style-name="P1"><text:span text:style-name="T4">4F 06 </text:span><text:span text:style-name="T3">EA </text:span><text:span text:style-name="T1">02 </text:span><text:span text:style-name="T3">E6 </text:span><text:span text:style-name="T4">2D 10 </text:span><text:span text:style-name="T3">A5 <text:s/>BF E4 F9 E1 E0 </text:span><text:span text:style-name="T1">11 </text:span><text:span text:style-name="T4">E2 05</text:span></text:p>
      <text:p text:style-name="P1"><text:span text:style-name="T3">ED E0 DB </text:span><text:span text:style-name="T4">81 01 </text:span><text:span text:style-name="T3">E0 F9 E5 <text:s/></text:span><text:span text:style-name="T1">E0 </text:span><text:span text:style-name="T3">87 8A C7 15 0A </text:span><text:span text:style-name="T4">B0 50</text:span></text:p>
      <text:p text:style-name="P1"><text:span text:style-name="T4">05 40 D7 14 </text:span><text:span text:style-name="T1">9F </text:span><text:span text:style-name="T4">B7 90 0E <text:s/>F2 DC 40 05 27 3D 06 </text:span><text:span text:style-name="T3">7F</text:span></text:p>
      <text:p text:style-name="P1"><text:span text:style-name="T3">E5 </text:span><text:span text:style-name="T4">83 06 </text:span><text:span text:style-name="T1">1F </text:span><text:span text:style-name="T4">30 15 B5 00 <text:s/>C3 06 F9 06 9D 06 </text:span><text:span text:style-name="T3">00 BF</text:span></text:p>
      <text:p text:style-name="P1"><text:span text:style-name="T3">CA </text:span><text:span text:style-name="T1">0D </text:span><text:span text:style-name="T4">9E 06 </text:span><text:span text:style-name="T3">F9 </text:span><text:span text:style-name="T4">12 06 3C <text:s/>01 </text:span><text:span text:style-name="T3">F9 00 EB DB </text:span><text:span text:style-name="T1">31 </text:span><text:span text:style-name="T4">7E 00</text:span></text:p>
      <text:p text:style-name="P1"><text:span text:style-name="T3">E5 EC 00 </text:span><text:span text:style-name="T4">CD 10 E0 04 </text:span><text:span text:style-name="T3">E5 <text:s/>EA </text:span><text:span text:style-name="T1">05 </text:span><text:span text:style-name="T4">13 07 </text:span><text:span text:style-name="T3">E9 </text:span><text:span text:style-name="T4">AF 02 </text:span><text:span text:style-name="T3">EB</text:span></text:p>
      <text:p text:style-name="P1"><text:span text:style-name="T3">05 E0 F1 6D </text:span><text:span text:style-name="T1">A8 </text:span><text:span text:style-name="T3">E7 05 ED <text:s/></text:span><text:span text:style-name="T4">74 16 </text:span><text:span text:style-name="T3">BF </text:span><text:span text:style-name="T4">68 04 </text:span><text:span text:style-name="T3">A5 </text:span><text:span text:style-name="T4">A3 01</text:span></text:p>
      <text:p text:style-name="P1"><text:span text:style-name="T1">01 </text:span><text:span text:style-name="T4">0F 05 </text:span><text:span text:style-name="T3">BF 05 E0 E1 E1 <text:s/>00 EB </text:span><text:span text:style-name="T1">04 </text:span><text:span text:style-name="T3">ED 81 </text:span><text:span text:style-name="T4">0C 12 </text:span><text:span text:style-name="T3">E4</text:span></text:p>
      <text:p text:style-name="P1"><text:span text:style-name="T3">BF E0 EB EC </text:span><text:span text:style-name="T1">82 </text:span><text:span text:style-name="T3">E4 </text:span><text:span text:style-name="T4">1F 04 <text:s/></text:span><text:span text:style-name="T3">E0 E8 E5 C9 87 </text:span><text:span text:style-name="T4">AF 00 </text:span><text:span text:style-name="T1">F1</text:span></text:p>
      <text:p text:style-name="P1"><text:span text:style-name="T4">84 07 </text:span><text:span text:style-name="T3">87 87 C7 </text:span><text:span text:style-name="T4">01 00 00 <text:s/>B2 3B 76 73 F3 </text:span><text:span text:style-name="T1">05 </text:span><text:span text:style-name="T4">1E 92</text:span></text:p>
      <text:p text:style-name="P1"><text:span text:style-name="T2">7F </text:span><text:span text:style-name="T4">FF 76 </text:span><text:span text:style-name="T3">E4 E0 E1 EB E5 <text:s/></text:span><text:span text:style-name="T1">08 </text:span><text:span text:style-name="T3">EA E0 E5 </text:span><text:span text:style-name="T4">22 06 </text:span><text:span text:style-name="T3">E5 E1</text:span></text:p>
      <text:p text:style-name="P1"><text:span text:style-name="T3">E1 E0 </text:span><text:span text:style-name="T1">02 </text:span><text:span text:style-name="T3">EA </text:span><text:span text:style-name="T4">72 07 </text:span><text:span text:style-name="T3">A5 EA <text:s/>EB E5 E3 E0 </text:span><text:span text:style-name="T1">C0 </text:span><text:span text:style-name="T3">00 F9 F9</text:span></text:p>
      <text:p text:style-name="P1"><text:span text:style-name="T3">F1 00 F1 </text:span><text:span text:style-name="T4">80 01 E7 01 </text:span><text:span text:style-name="T1">06 <text:s/></text:span><text:span text:style-name="T3">05 </text:span><text:span text:style-name="T4">B1 05 14 00 </text:span><text:span text:style-name="T3">EE E1 ED</text:span></text:p>
      <text:p text:style-name="P1"><text:span text:style-name="T3">BF E8 </text:span><text:span text:style-name="T1">00 </text:span><text:span text:style-name="T3">EC F0 E1 ED </text:span><text:span text:style-name="T2">6D <text:s/></text:span><text:span text:style-name="T3">E3 EA E4 </text:span><text:span text:style-name="T1">E0 </text:span><text:span text:style-name="T3">E9 E9 E9 EC</text:span></text:p>
      <text:p text:style-name="P1"><text:span text:style-name="T3">E3 </text:span><text:span text:style-name="T4">E5 00 82 05 A1 07 </text:span><text:span text:style-name="T1">8D <text:s/></text:span><text:span text:style-name="T4">8D 17 </text:span><text:span text:style-name="T3">BF </text:span><text:span text:style-name="T4">C7 02 8B 06 </text:span><text:span text:style-name="T3">E5</text:span></text:p>
      <text:p text:style-name="P1"><text:span text:style-name="T3">81 E4 </text:span><text:span text:style-name="T4">1B 03 </text:span><text:span text:style-name="T1">00 </text:span><text:span text:style-name="T3">EC E4 EA <text:s/>E0 E1 EA E9 E1 </text:span><text:span text:style-name="T1">80 </text:span><text:span text:style-name="T3">EB BF</text:span></text:p>
      <text:p text:style-name="P1"><text:span text:style-name="T3">87 </text:span><text:span text:style-name="T2">15 0B 7F </text:span><text:span text:style-name="T3">8A </text:span><text:span text:style-name="T4">32 16 </text:span><text:span text:style-name="T1">FE <text:s/></text:span><text:span text:style-name="T3">C7 </text:span><text:span text:style-name="T4">3B 18 8C 77 C4 62 93</text:span></text:p>
      <text:p text:style-name="P1"><text:span text:style-name="T4">47 18 90 2D C4 AF 30 </text:span><text:span text:style-name="T1">1B <text:s/></text:span><text:span text:style-name="T4">76 18 89 16 </text:span><text:span text:style-name="T3">F9 </text:span><text:span text:style-name="T4">B4 17 66</text:span></text:p>
      <text:p text:style-name="P1"><text:span text:style-name="T4">08 </text:span><text:span text:style-name="T3">F9 E0 81 </text:span><text:span text:style-name="T1">00 </text:span><text:span text:style-name="T3">8D EA E4 <text:s/>E4 90 E7 90 E0 </text:span><text:span text:style-name="T1">C0 </text:span><text:span text:style-name="T3">E0 E7</text:span></text:p>
      <text:p text:style-name="P1"><text:span text:style-name="T3">E1 A5 E8 E6 </text:span><text:span text:style-name="T4">7D 05 7B 17 <text:s/></text:span><text:span text:style-name="T1">00 </text:span><text:span text:style-name="T3">E0 E9 A5 E0 EE 00 E0</text:span></text:p>
      <text:p text:style-name="P1"><text:span text:style-name="T3">EB </text:span><text:span text:style-name="T1">21 </text:span><text:span text:style-name="T4">2F 06 </text:span><text:span text:style-name="T3">ED F9 E0 F0 <text:s/></text:span><text:span text:style-name="T4">B6 05 </text:span><text:span text:style-name="T2">6D </text:span><text:span text:style-name="T3">E4 </text:span><text:span text:style-name="T1">02 </text:span><text:span text:style-name="T3">E1 </text:span><text:span text:style-name="T4">3F 02</text:span></text:p>
      <text:p text:style-name="P1"><text:span text:style-name="T3">00 ED 00 EC EC EC </text:span><text:span text:style-name="T1">1D </text:span><text:span text:style-name="T4">E3 <text:s/>12 </text:span><text:span text:style-name="T3">00 </text:span><text:span text:style-name="T4">D2 07 4C 04 97 06</text:span></text:p>
      <text:p text:style-name="P1"><text:span text:style-name="T3">E0 E5 A5 </text:span><text:span text:style-name="T1">08 </text:span><text:span text:style-name="T3">EB E5 A5 </text:span><text:span text:style-name="T4">45 <text:s/>07 </text:span><text:span text:style-name="T3">E1 EE F0 EE </text:span><text:span text:style-name="T1">00 </text:span><text:span text:style-name="T3">E3 EA</text:span></text:p>
      <text:p text:style-name="P1"><text:span text:style-name="T3">ED EE EA C9 C7 </text:span><text:span text:style-name="T2">14 </text:span><text:span text:style-name="T1">E0 </text:span><text:span text:style-name="T2">0C <text:s/>7F </text:span><text:span text:style-name="T3">88 88 8A </text:span><text:span text:style-name="T4">E9 08 EA 08</text:span></text:p>
      <text:p text:style-name="P1"><text:span text:style-name="T4">9D 17 </text:span><text:span text:style-name="T1">DF </text:span><text:span text:style-name="T4">D8 D4 32 E4 DB <text:s/>E4 AF 50 EA 54 </text:span><text:span text:style-name="T3">81 </text:span><text:span text:style-name="T4">69 08</text:span></text:p>
      <text:p text:style-name="P1"><text:span text:style-name="T4">64 08 </text:span><text:span text:style-name="T1">40 </text:span><text:span text:style-name="T3">87 8D 8D F9 81 <text:s/>E4 </text:span><text:span text:style-name="T4">ED 03 </text:span><text:span text:style-name="T3">81 </text:span><text:span text:style-name="T1">00 </text:span><text:span text:style-name="T3">85 DB E8</text:span></text:p>
      <text:p text:style-name="P1"><text:span text:style-name="T3">EA E8 E4 BF E9 </text:span><text:span text:style-name="T1">04 </text:span><text:span text:style-name="T3">E8 F9 <text:s/></text:span><text:span text:style-name="T4">0F 07 </text:span><text:span text:style-name="T3">00 BF 92 E0 E5 </text:span><text:span text:style-name="T1">00</text:span></text:p>
      <text:p text:style-name="P1"><text:span text:style-name="T3">E8 E8 00 EB EA E5 ED CF <text:s/></text:span><text:span text:style-name="T1">00 </text:span><text:span text:style-name="T3">F9 E4 00 F9 E1 </text:span><text:span text:style-name="T2">6D </text:span><text:span text:style-name="T3">E4</text:span></text:p>
      <text:p text:style-name="P1"><text:span text:style-name="T3">CA </text:span><text:span text:style-name="T1">4E </text:span><text:span text:style-name="T3">E1 </text:span><text:span text:style-name="T4">B8 07 58 01 F6 <text:s/>06 </text:span><text:span text:style-name="T3">E9 EA </text:span><text:span text:style-name="T4">0B 03 </text:span><text:span text:style-name="T3">00 </text:span><text:span text:style-name="T1">EA </text:span><text:span text:style-name="T3">F0</text:span></text:p>
      <text:p text:style-name="P1"><text:span text:style-name="T4">D7 06 </text:span><text:span text:style-name="T3">BF </text:span><text:span text:style-name="T4">ED 08 </text:span><text:span text:style-name="T3">F9 </text:span><text:span text:style-name="T4">98 01 <text:s/>A1 08 9B 07 </text:span><text:span text:style-name="T1">10 </text:span><text:span text:style-name="T3">E0 E0 E0</text:span></text:p>
      <text:p text:style-name="P1"><text:span text:style-name="T3">E4 </text:span><text:span text:style-name="T4">D7 00 </text:span><text:span text:style-name="T3">C9 C9 </text:span><text:span text:style-name="T2">13 </text:span><text:span text:style-name="T1">F9 </text:span><text:span text:style-name="T4">AF <text:s/>10 </text:span><text:span text:style-name="T3">88 88 </text:span><text:span text:style-name="T4">8B 05 E9 06 C3</text:span></text:p>
      <text:p text:style-name="P1"><text:span text:style-name="T4">34 27 F4 AE F0 </text:span><text:span text:style-name="T1">DF </text:span><text:span text:style-name="T4">5F C1 <text:s/>F4 F4 D7 77 75 28 76 01</text:span></text:p>
      <text:p text:style-name="P1"><text:span text:style-name="T3">F9 </text:span><text:span text:style-name="T4">C8 07 69 07 </text:span><text:span text:style-name="T1">27 </text:span><text:span text:style-name="T4">30 09 <text:s/>BA 05 C2 15 </text:span><text:span text:style-name="T3">81 F9 </text:span><text:span text:style-name="T4">47 29</text:span></text:p>
      <text:p text:style-name="P1"><text:span text:style-name="T3">6E C9 </text:span><text:span text:style-name="T1">61 </text:span><text:span text:style-name="T4">B8 04 </text:span><text:span text:style-name="T3">C9 C9 CF <text:s/>C9 </text:span><text:span text:style-name="T4">92 23 4B 12 </text:span><text:span text:style-name="T3">A5 </text:span><text:span text:style-name="T1">13 </text:span><text:span text:style-name="T4">30</text:span></text:p>
      <text:p text:style-name="P1"><text:span text:style-name="T4">04 5B 01 </text:span><text:span text:style-name="T3">00 E5 </text:span><text:span text:style-name="T4">81 05 </text:span><text:span text:style-name="T3">E4 <text:s/>BF EE </text:span><text:span text:style-name="T1">22 </text:span><text:span text:style-name="T3">F9 </text:span><text:span text:style-name="T4">CD 09 </text:span><text:span text:style-name="T3">E4 F9</text:span></text:p>
      <text:p text:style-name="P1"><text:span text:style-name="T3">E0 </text:span><text:span text:style-name="T4">82 05 </text:span><text:span text:style-name="T3">05 92 </text:span><text:span text:style-name="T1">D0 </text:span><text:span text:style-name="T3">C9 8A <text:s/>12 0D </text:span><text:span text:style-name="T4">B0 10 </text:span><text:span text:style-name="T3">8D </text:span><text:span text:style-name="T4">F4 08 C1</text:span></text:p>
      <text:p text:style-name="P1"><text:span text:style-name="T4">94 </text:span><text:span text:style-name="T1">F7 </text:span><text:span text:style-name="T4">82 B5 5D F1 71 9A <text:s/></text:span><text:span text:style-name="T3">7F </text:span><text:span text:style-name="T4">A6 F5 9B D3 A3 0A A3</text:span></text:p>
      <text:p text:style-name="P1"><text:span text:style-name="T4">10 </text:span><text:span text:style-name="T1">1B </text:span><text:span text:style-name="T4">13 D5 B6 3A </text:span><text:span text:style-name="T3">6D </text:span><text:span text:style-name="T4">86 <text:s/>86 09 2A </text:span><text:span text:style-name="T3">92 E0 </text:span><text:span text:style-name="T2">81 </text:span><text:span text:style-name="T1">33 </text:span><text:span text:style-name="T4">E2</text:span></text:p>
      <text:p text:style-name="P1"><text:span text:style-name="T4">04 BB 0A </text:span><text:span text:style-name="T3">A5 00 </text:span><text:span text:style-name="T4">AE 09 7B <text:s/>14 </text:span><text:span text:style-name="T3">EB EB </text:span><text:span text:style-name="T1">00 </text:span><text:span text:style-name="T3">EE EE E1 EE</text:span></text:p>
      <text:p text:style-name="P1"><text:span text:style-name="T3">E0 E8 E7 8D </text:span><text:span text:style-name="T1">C8 </text:span><text:span text:style-name="T3">87 12 0E <text:s/></text:span><text:span text:style-name="T4">EB 08 </text:span><text:span text:style-name="T3">C7 8A </text:span><text:span text:style-name="T4">6D 53 FF 2A</text:span></text:p>
      <text:p text:style-name="P1"><text:span text:style-name="T1">FF </text:span><text:span text:style-name="T4">EF 68 8B B5 CF A4 70 <text:s/>83 33 1B 55 F6 B5 F5 79</text:span></text:p>
      <text:p text:style-name="P1"><text:span text:style-name="T4">F6 </text:span><text:span text:style-name="T1">EB </text:span><text:span text:style-name="T4">AF C0 76 0B </text:span><text:span text:style-name="T3">A5 </text:span><text:span text:style-name="T4">6C <text:s/>39 </text:span><text:span text:style-name="T3">F9 </text:span><text:span text:style-name="T4">07 03 15 09 2E 07</text:span></text:p>
      <text:p text:style-name="P1"><text:span text:style-name="T1">00 </text:span><text:span text:style-name="T3">E5 BF EC EB ED EE EE <text:s/>EE </text:span><text:span text:style-name="T1">00 </text:span><text:span text:style-name="T3">EB E0 </text:span><text:span text:style-name="T2">EA </text:span><text:span text:style-name="T3">EB 05 90</text:span></text:p>
      <text:p text:style-name="P1"><text:span text:style-name="T3">87 C7 </text:span><text:span text:style-name="T1">78 </text:span><text:span text:style-name="T3">11 0F 7F </text:span><text:span text:style-name="T4">1A 34 <text:s/>C1 74 D8 36 ED 86 </text:span><text:span text:style-name="T3">8D </text:span><text:span text:style-name="T1">FF</text:span></text:p>
      <text:p text:style-name="P2">DA 02 BA F9 BA 57 5F E1 <text:s/>64 B4 1F F7 AF F0 C9 93</text:p>
      <text:p text:style-name="P1"><text:span text:style-name="T1">7D </text:span><text:span text:style-name="T4">57 27 </text:span><text:span text:style-name="T3">8D </text:span><text:span text:style-name="T4">DD 04 D9 0B <text:s/>2A 05 71 1B 28 0C </text:span><text:span text:style-name="T3">EE </text:span><text:span text:style-name="T1">00</text:span></text:p>
      <text:p text:style-name="P1"><text:span text:style-name="T3">EE EA 90 E8 E6 E1 8D C7 <text:s/></text:span><text:span text:style-name="T1">BC </text:span><text:span text:style-name="T3">10 10 </text:span><text:span text:style-name="T4">90 07 96 50 95</text:span></text:p>
      <text:p text:style-name="P1"><text:span text:style-name="T4">F7 6E 0C </text:span><text:span text:style-name="T3">8D </text:span><text:span text:style-name="T4">AE 60 </text:span><text:span text:style-name="T1">FF </text:span><text:span text:style-name="T4">34 <text:s/>84 76 2C 19 00 91 0A D0</text:span></text:p>
      <text:p text:style-name="P1"><text:span text:style-name="T4">34 32 99 3B A9 CF F7 </text:span><text:span text:style-name="T1">C5 <text:s/></text:span><text:span text:style-name="T4">8E C8 </text:span><text:span text:style-name="T2">6C </text:span><text:span text:style-name="T4">34 F0 </text:span><text:span text:style-name="T3">87 87 BF</text:span></text:p>
      <text:p text:style-name="P1"><text:span text:style-name="T4">6A 11 00 09 </text:span><text:span text:style-name="T1">05 </text:span><text:span text:style-name="T4">B6 0B </text:span><text:span text:style-name="T3">EE <text:s/></text:span><text:span text:style-name="T4">A2 0A </text:span><text:span text:style-name="T3">EB E4 EB EA E7 </text:span><text:span text:style-name="T1">C0</text:span></text:p>
      <text:p text:style-name="P1"><text:span text:style-name="T3">E7 FF E5 C7 </text:span><text:span text:style-name="T2">10 13 </text:span><text:span text:style-name="T4">4C 1A <text:s/>08 0D </text:span><text:span text:style-name="T1">FB </text:span><text:span text:style-name="T4">22 96 91 87 </text:span><text:span text:style-name="T3">C9</text:span></text:p>
      <text:p text:style-name="P1"><text:span text:style-name="T4">C4 80 02 A7 AB 10 37 2D <text:s/>8C 3A </text:span><text:span text:style-name="T1">DF </text:span><text:span text:style-name="T4">24 99 53 2D 1F</text:span></text:p>
      <text:p text:style-name="P1"><text:span text:style-name="T4">20 7C F8 8D F8 </text:span><text:span text:style-name="T2">6A </text:span><text:span text:style-name="T4">5C C1 <text:s/>9D 2D </text:span><text:span text:style-name="T1">51 </text:span><text:span text:style-name="T4">EC 12 </text:span><text:span text:style-name="T3">BF BF BF</text:span></text:p>
      <text:p text:style-name="P1"><text:span text:style-name="T4">A2 13 </text:span><text:span text:style-name="T3">EE </text:span><text:span text:style-name="T4">7D 0C </text:span><text:span text:style-name="T3">E4 </text:span><text:span text:style-name="T1">00 </text:span><text:span text:style-name="T3">05 <text:s/>E6 E6 FF 87 88 </text:span><text:span text:style-name="T2">0F 17 </text:span><text:span text:style-name="T1">FF</text:span></text:p>
      <text:p text:style-name="P2">A7 1B FC 41 78 B5 6A 4C <text:s/>45 B8 A3 04 01 00 C0 27</text:p>
      <text:p text:style-name="P1"><text:span text:style-name="T1">7F </text:span><text:span text:style-name="T4">C8 49 AC 90 64 38 A6 <text:s/>20 24 F9 4C FB 92 28 </text:span><text:span text:style-name="T2">67</text:span></text:p>
      <text:p text:style-name="P1"><text:soft-page-break/><text:span text:style-name="T1">03 </text:span><text:span text:style-name="T4">09 61 EB 93 </text:span><text:span text:style-name="T3">C9 BF 81 <text:s/>F9 A5 E5 </text:span><text:span text:style-name="T1">12 </text:span><text:span text:style-name="T3">E4 </text:span><text:span text:style-name="T4">26 0D </text:span><text:span text:style-name="T3">E5</text:span></text:p>
      <text:p text:style-name="P1"><text:span text:style-name="T3">E9 </text:span><text:span text:style-name="T4">A8 00 </text:span><text:span text:style-name="T3">EA 87 88 </text:span><text:span text:style-name="T1">FC </text:span><text:span text:style-name="T2">0E <text:s/>1B </text:span><text:span text:style-name="T4">37 68 5F 6E 1B B4 5A</text:span></text:p>
      <text:p text:style-name="P1"><text:span text:style-name="T4">8C A2 30 B9 C9 </text:span><text:span text:style-name="T1">BF </text:span><text:span text:style-name="T4">E3 2B <text:s/>0B 59 DF DB 07 F7 6A 6D</text:span></text:p>
      <text:p text:style-name="P1"><text:span text:style-name="T4">CD 5E </text:span><text:span text:style-name="T2">64 </text:span><text:span text:style-name="T4">54 D9 </text:span><text:span text:style-name="T1">47 </text:span><text:span text:style-name="T4">E4 14 <text:s/>D7 27 BB 04 </text:span><text:span text:style-name="T3">E4 90 DB </text:span><text:span text:style-name="T4">E4</text:span></text:p>
      <text:p text:style-name="P1"><text:span text:style-name="T4">0D </text:span><text:span text:style-name="T3">8A </text:span><text:span text:style-name="T1">F8 </text:span><text:span text:style-name="T3">8A </text:span><text:span text:style-name="T2">0D 1F </text:span><text:span text:style-name="T4">4A 1C <text:s/>DA 88 81 22 FE AC CA 82</text:span></text:p>
      <text:p text:style-name="P1"><text:span text:style-name="T1">3F </text:span><text:span text:style-name="T4">2D F6 7D 57 C2 EB 3F <text:s/>D0 16 62 34 B7 </text:span><text:span text:style-name="T3">87 C9 </text:span><text:span text:style-name="T1">FA</text:span></text:p>
      <text:p text:style-name="P1"><text:span text:style-name="T3">61 </text:span><text:span text:style-name="T4">3A 67 </text:span><text:span text:style-name="T3">8D </text:span><text:span text:style-name="T4">75 0B C0 0E <text:s/>51 13 74 07 E5 0D </text:span><text:span text:style-name="T1">00 </text:span><text:span text:style-name="T3">E9</text:span></text:p>
      <text:p text:style-name="P1"><text:span text:style-name="T3">FF FF BE C9 C5 8A 0C </text:span><text:span text:style-name="T1">E6 <text:s/></text:span><text:span text:style-name="T3">22 </text:span><text:span text:style-name="T4">3F 4C 21 33 </text:span><text:span text:style-name="T3">8D 88 </text:span><text:span text:style-name="T4">9D</text:span></text:p>
      <text:p text:style-name="P1"><text:span text:style-name="T4">1B DE 6A F3 AA </text:span><text:span text:style-name="T1">FF </text:span><text:span text:style-name="T4">59 03 <text:s/>7A 53 53 41 FF 28 A1 72</text:span></text:p>
      <text:p text:style-name="P1"><text:span text:style-name="T4">77 BA A1 E0 40 8B </text:span><text:span text:style-name="T1">71 </text:span><text:span text:style-name="T4">F6 <text:s/>74 </text:span><text:span text:style-name="T3">87 87 5F </text:span><text:span text:style-name="T4">F1 42 7A 2F</text:span></text:p>
      <text:p text:style-name="P1"><text:span text:style-name="T4">2B 16 </text:span><text:span text:style-name="T3">BF </text:span><text:span text:style-name="T1">01 </text:span><text:span text:style-name="T4">4F 0D </text:span><text:span text:style-name="T3">F9 E9 <text:s/>E8 05 E8 90 E6 </text:span><text:span text:style-name="T1">C0 </text:span><text:span text:style-name="T3">A5 88</text:span></text:p>
      <text:p text:style-name="P1"><text:span text:style-name="T3">87 C7 0B 25 </text:span><text:span text:style-name="T4">32 0C BE 00 <text:s/></text:span><text:span text:style-name="T1">FF </text:span><text:span text:style-name="T4">9E 20 28 40 7C 2B D6</text:span></text:p>
      <text:p text:style-name="P1"><text:span text:style-name="T4">F1 9A 40 E0 06 77 42 89 <text:s/>30 </text:span><text:span text:style-name="T1">BF </text:span><text:span text:style-name="T4">D0 3D 9F 37 82 90</text:span></text:p>
      <text:p text:style-name="P1"><text:span text:style-name="T4">0D 89 48 F4 3B 8B </text:span><text:span text:style-name="T3">5D </text:span><text:span text:style-name="T4">6C <text:s/>40 </text:span><text:span text:style-name="T1">01 </text:span><text:span text:style-name="T4">09 49 </text:span><text:span text:style-name="T3">A5 BF E8 CA</text:span></text:p>
      <text:p text:style-name="P1"><text:span text:style-name="T3">A5 05 90 </text:span><text:span text:style-name="T1">90 </text:span><text:span text:style-name="T3">E1 BD FF 85 <text:s/></text:span><text:span text:style-name="T4">FE 11 </text:span><text:span text:style-name="T3">0A 29 </text:span><text:span text:style-name="T4">01 81 </text:span><text:span text:style-name="T1">CF </text:span><text:span text:style-name="T4">92</text:span></text:p>
      <text:p text:style-name="P1"><text:span text:style-name="T4">C0 F7 2E A9 48 86 62 </text:span><text:span text:style-name="T3">8D <text:s/>87 </text:span><text:span text:style-name="T4">80 07 88 90 </text:span><text:span text:style-name="T1">7F </text:span><text:span text:style-name="T4">A2 06</text:span></text:p>
      <text:p text:style-name="P1"><text:span text:style-name="T4">A3 52 4C 55 FA 9A 5D E0 <text:s/>24 80 7F 22 </text:span><text:span text:style-name="T3">5A </text:span><text:span text:style-name="T1">07 </text:span><text:span text:style-name="T4">80 65</text:span></text:p>
      <text:p text:style-name="P1"><text:span text:style-name="T4">F1 0F 4C 07 </text:span><text:span text:style-name="T3">05 05 90 BD <text:s/>E6 </text:span><text:span text:style-name="T1">F3 </text:span><text:span text:style-name="T4">7D 04 5A 06 </text:span><text:span text:style-name="T3">09 2C</text:span></text:p>
      <text:p text:style-name="P1"><text:span text:style-name="T4">CD 0E 01 43 AB 13 0B 73 <text:s/></text:span><text:span text:style-name="T1">FF </text:span><text:span text:style-name="T4">1E AC A8 03 A2 3F 2B</text:span></text:p>
      <text:p text:style-name="P1"><text:span text:style-name="T4">83 24 4C 3F 10 0B 50 D7 <text:s/>F8 </text:span><text:span text:style-name="T1">17 </text:span><text:span text:style-name="T4">1F A4 9D 44 2A BD</text:span></text:p>
      <text:p text:style-name="P1"><text:span text:style-name="T3">58 </text:span><text:span text:style-name="T4">1B 56 </text:span><text:span text:style-name="T3">E5 81 E5 </text:span><text:span text:style-name="T1">00 </text:span><text:span text:style-name="T3">BF <text:s/>EB E4 85 DB E3 FF E0 </text:span><text:span text:style-name="T1">F9</text:span></text:p>
      <text:p text:style-name="P1"><text:span text:style-name="T4">71 26 </text:span><text:span text:style-name="T3">08 2F </text:span><text:span text:style-name="T4">8B 18 D0 61 <text:s/>1D 63 5F 52 58 34 </text:span><text:span text:style-name="T1">FF </text:span><text:span text:style-name="T4">6A</text:span></text:p>
      <text:p text:style-name="P1"><text:span text:style-name="T4">22 3C 33 B7 81 2C 3E 2A <text:s/>27 17 CA 8A F1 A2 CB </text:span><text:span text:style-name="T1">05</text:span></text:p>
      <text:p text:style-name="P1"><text:span text:style-name="T4">82 82 </text:span><text:span text:style-name="T3">56 </text:span><text:span text:style-name="T4">AC 4D </text:span><text:span text:style-name="T3">92 F9 F9 <text:s/>E4 E4 </text:span><text:span text:style-name="T1">10 </text:span><text:span text:style-name="T3">E1 E7 FF FF </text:span><text:span text:style-name="T4">79</text:span></text:p>
      <text:p text:style-name="P1"><text:span text:style-name="T4">1A </text:span><text:span text:style-name="T3">C7 87 07 </text:span><text:span text:style-name="T1">FE </text:span><text:span text:style-name="T3">32 </text:span><text:span text:style-name="T4">F3 20 <text:s/>C3 71 9E 50 47 F4 7E E6</text:span></text:p>
      <text:p text:style-name="P1"><text:span text:style-name="T4">C3 57 22 D0 </text:span><text:span text:style-name="T1">2F </text:span><text:span text:style-name="T4">07 65 BA <text:s/>85 F3 E3 98 6D </text:span><text:span text:style-name="T3">54 </text:span><text:span text:style-name="T4">DC 3A</text:span></text:p>
      <text:p text:style-name="P1"><text:span text:style-name="T3">81 F9 </text:span><text:span text:style-name="T1">30 </text:span><text:span text:style-name="T3">E4 F9 E4 E8 </text:span><text:span text:style-name="T4">46 <text:s/>06 A1 17 </text:span><text:span text:style-name="T3">8A 06 </text:span><text:span text:style-name="T1">FE </text:span><text:span text:style-name="T3">37 </text:span><text:span text:style-name="T4">67</text:span></text:p>
      <text:p text:style-name="P1"><text:span text:style-name="T4">A2 83 53 0E 5B 41 61 17 <text:s/>B3 ED 4D 67 52 </text:span><text:span text:style-name="T1">CF </text:span><text:span text:style-name="T4">34 93</text:span></text:p>
      <text:p text:style-name="P1"><text:span text:style-name="T4">16 55 7D 46 42 91 </text:span><text:span text:style-name="T3">8D 8A <text:s/></text:span><text:span text:style-name="T4">7C AD 0B 42 </text:span><text:span text:style-name="T1">42 </text:span><text:span text:style-name="T3">50 </text:span><text:span text:style-name="T4">D9 2E</text:span></text:p>
      <text:p text:style-name="P1"><text:span text:style-name="T3">E0 E1 E6 81 </text:span><text:span text:style-name="T4">F3 27 </text:span><text:span text:style-name="T3">C7 </text:span><text:span text:style-name="T1">78 <text:s/></text:span><text:span text:style-name="T3">C5 05 3A </text:span><text:span text:style-name="T4">BF 2D 1C 61 FD</text:span></text:p>
      <text:p text:style-name="P1"><text:span text:style-name="T4">61 D9 68 </text:span><text:span text:style-name="T3">C7 </text:span><text:span text:style-name="T1">FC </text:span><text:span text:style-name="T3">8D 8A </text:span><text:span text:style-name="T4">7D <text:s/>B5 F5 9F 31 A6 02 62 08</text:span></text:p>
      <text:p text:style-name="P1"><text:span text:style-name="T4">B7 B1 B1 </text:span><text:span text:style-name="T1">A5 </text:span><text:span text:style-name="T4">5F E4 </text:span><text:span text:style-name="T3">4E </text:span><text:span text:style-name="T4">E4 <text:s/>28 </text:span><text:span text:style-name="T3">87 C9 </text:span><text:span text:style-name="T4">72 09 </text:span><text:span text:style-name="T3">C7 </text:span><text:span text:style-name="T4">24 0A</text:span></text:p>
      <text:p text:style-name="P1"><text:span text:style-name="T1">FC </text:span><text:span text:style-name="T3">04 3E </text:span><text:span text:style-name="T4">8B A3 6B 90 B2 <text:s/>56 DA 53 12 6D 12 B4 </text:span><text:span text:style-name="T1">9F</text:span></text:p>
      <text:p text:style-name="P1"><text:span text:style-name="T4">DF 2A 2D 2D 0A 05 22 60 <text:s/>32 40 </text:span><text:span text:style-name="T3">8D 8D </text:span><text:span text:style-name="T4">2B 09 </text:span><text:span text:style-name="T1">77 </text:span><text:span text:style-name="T4">BF</text:span></text:p>
      <text:p text:style-name="P1"><text:span text:style-name="T4">75 40 76 51 7F </text:span><text:span text:style-name="T3">4A </text:span><text:span text:style-name="T4">0E 0B <text:s/>62 1B 14 0C </text:span><text:span text:style-name="T3">04 </text:span><text:span text:style-name="T1">FC </text:span><text:span text:style-name="T3">3F 03</text:span></text:p>
      <text:p text:style-name="P1"><text:span text:style-name="T4">BD 47 15 CC F5 79 29 45 <text:s/>8C 3B 36 9C </text:span><text:span text:style-name="T1">F1 </text:span><text:span text:style-name="T4">8F 45 </text:span><text:span text:style-name="T3">7F</text:span></text:p>
      <text:p text:style-name="P1"><text:span text:style-name="T3">8A 8A </text:span><text:span text:style-name="T4">64 27 EB 54 C5 4D <text:s/>D1 F6 </text:span><text:span text:style-name="T1">03 </text:span><text:span text:style-name="T4">E0 A7 91 7B </text:span><text:span text:style-name="T3">47</text:span></text:p>
      <text:p text:style-name="P1"><text:span text:style-name="T3">8D 8A 88 C5 88 </text:span><text:span text:style-name="T1">E0 </text:span><text:span text:style-name="T3">C7 8A <text:s/>03 3F 0C </text:span><text:span text:style-name="T4">18 7D FC 3B A7</text:span></text:p>
      <text:p text:style-name="P1"><text:span text:style-name="T4">AC </text:span><text:span text:style-name="T1">E7 </text:span><text:span text:style-name="T4">1F 4E 3C 47 BD 6A <text:s/></text:span><text:span text:style-name="T3">8A 88 </text:span><text:span text:style-name="T4">7E 00 C2 01 21 1A</text:span></text:p>
      <text:p text:style-name="P1"><text:span text:style-name="T1">DA </text:span><text:span text:style-name="T3">7D </text:span><text:span text:style-name="T4">A8 2A </text:span><text:span text:style-name="T3">C7 </text:span><text:span text:style-name="T4">4B 57 0B <text:s/>11 </text:span><text:span text:style-name="T3">8A </text:span><text:span text:style-name="T4">1D 10 58 69 </text:span><text:span text:style-name="T1">07 </text:span><text:span text:style-name="T4">64</text:span></text:p>
      <text:p text:style-name="P1"><text:span text:style-name="T4">A3 7F 97 9A 01 </text:span><text:span text:style-name="T3">88 03 3F <text:s/>31 49 </text:span><text:span text:style-name="T1">9B </text:span><text:span text:style-name="T4">E9 30 6D 0A </text:span><text:span text:style-name="T3">0A</text:span></text:p>
      <text:p text:style-name="P1"><text:span text:style-name="T4">90 05 8F 4E </text:span><text:span text:style-name="T3">8A 8A </text:span><text:span text:style-name="T4">EE 09 <text:s/></text:span><text:span text:style-name="T1">E7 </text:span><text:span text:style-name="T4">F0 1D 6A 00 29 02 </text:span><text:span text:style-name="T3">8D</text:span></text:p>
      <text:p text:style-name="P1"><text:span text:style-name="T3">88 </text:span><text:span text:style-name="T4">3A 2B 65 20 AB 95 </text:span><text:span text:style-name="T1">0B <text:s/></text:span><text:span text:style-name="T4">AD 8E DB 1D </text:span><text:span text:style-name="T3">46 </text:span><text:span text:style-name="T4">9D 11 </text:span><text:span text:style-name="T3">88</text:span></text:p>
      <text:p text:style-name="P1"><text:span text:style-name="T3">C7 02 3F </text:span><text:span text:style-name="T1">D8 </text:span><text:span text:style-name="T3">3F 14 77 </text:span><text:span text:style-name="T4">F6 <text:s/>11 35 20 </text:span><text:span text:style-name="T2">C7 </text:span><text:span text:style-name="T4">9E 11 A0 01</text:span></text:p>
      <text:p text:style-name="P1"><text:span text:style-name="T1">0F </text:span><text:span text:style-name="T4">7D FD 90 98 20 1A 2F <text:s/>10 </text:span><text:span text:style-name="T3">01 3F 3F 19 </text:span><text:span text:style-name="T1">FA </text:span><text:span text:style-name="T3">72 </text:span><text:span text:style-name="T4">18</text:span></text:p>
      <text:p text:style-name="P1"><text:span text:style-name="T4">0F </text:span><text:span text:style-name="T3">8A </text:span><text:span text:style-name="T4">AB 3B 36 10 89 0B <text:s/>B7 6B AA D1 </text:span><text:span text:style-name="T1">8B </text:span><text:span text:style-name="T4">3D 1A E9</text:span></text:p>
      <text:p text:style-name="P1"><text:span text:style-name="T4">0D </text:span><text:span text:style-name="T3">87 </text:span><text:span text:style-name="T4">36 00 </text:span><text:span text:style-name="T3">24 68 C7 </text:span><text:span text:style-name="T4">B4 <text:s/>10 </text:span><text:span text:style-name="T1">0F </text:span><text:span text:style-name="T4">2B D0 6F 4B FB 36</text:span></text:p>
      <text:p text:style-name="P1"><text:span text:style-name="T4">9D 10 </text:span><text:span text:style-name="T3">87 87 3F 3F </text:span><text:span text:style-name="T1">DC </text:span><text:span text:style-name="T3">2C <text:s/>60 </text:span><text:span text:style-name="T4">62 10 55 24 AC 6E </text:span><text:span text:style-name="T3">A5</text:span></text:p>
      <text:p text:style-name="P1"><text:span text:style-name="T4">94 2B C3 19 </text:span><text:span text:style-name="T1">C1 </text:span><text:span text:style-name="T4">34 0E </text:span><text:span text:style-name="T3">C9 <text:s/>3F 3F 30 5C </text:span><text:span text:style-name="T4">66 01 B8 00</text:span></text:p>
      <text:p text:style-name="P1"><text:span text:style-name="T1">0F </text:span><text:span text:style-name="T4">86 1B BB 2C 20 20 ED <text:s/>46 </text:span><text:span text:style-name="T3">C7 3F 3F 32 </text:span><text:span text:style-name="T1">34 </text:span><text:span text:style-name="T3">5A 8A</text:span></text:p>
      <text:p text:style-name="P1"><text:span text:style-name="T4">50 8C </text:span><text:span text:style-name="T3">A5 </text:span><text:span text:style-name="T4">3E 00 2C 55 </text:span><text:span text:style-name="T3">C7 <text:s/>8D </text:span><text:span text:style-name="T1">F0 </text:span><text:span text:style-name="T3">3F 3F 34 58 </text:span><text:span text:style-name="T4">CC 21</text:span></text:p>
      <text:p text:style-name="P1"><text:span text:style-name="T4">1B 40 94 19 FC 06 </text:span><text:span text:style-name="T1">E1 </text:span><text:span text:style-name="T4">1C <text:s/>2A </text:span><text:span text:style-name="T3">3F 3F 36 56 </text:span><text:span text:style-name="T4">45 3F 13</text:span></text:p>
      <text:p text:style-name="P1"><text:span text:style-name="T4">61 3F 37 </text:span><text:span text:style-name="T1">59 </text:span><text:span text:style-name="T4">53 00 </text:span><text:span text:style-name="T3">38 54 <text:s/></text:span><text:span text:style-name="T4">8A 41 9D 83 </text:span><text:span text:style-name="T3">8D </text:span><text:span text:style-name="T4">4D 00 </text:span><text:span text:style-name="T3">3A</text:span></text:p>
      <text:p text:style-name="P1"><text:span text:style-name="T1">3A </text:span><text:span text:style-name="T3">52 </text:span><text:span text:style-name="T4">02 25 </text:span><text:span text:style-name="T3">8A </text:span><text:span text:style-name="T4">21 1E 4D <text:s/>49 63 00 </text:span><text:span text:style-name="T3">3C 50 </text:span><text:span text:style-name="T1">67 </text:span><text:span text:style-name="T4">79 52</text:span></text:p>
      <text:p text:style-name="P1"><text:span text:style-name="T4">1C 4C 77 00 </text:span><text:span text:style-name="T3">3E 4E </text:span><text:span text:style-name="T4">69 A1 <text:s/>89 00 </text:span><text:span text:style-name="T3">3F </text:span><text:span text:style-name="T1">E6 </text:span><text:span text:style-name="T3">4D </text:span><text:span text:style-name="T4">53 4E 10</text:span></text:p>
      <text:p text:style-name="P1"><text:span text:style-name="T4">60 </text:span><text:span text:style-name="T3">02 4B </text:span><text:span text:style-name="T4">1F 32 43 2C 20 <text:s/>00 </text:span><text:span text:style-name="T1">CC </text:span><text:span text:style-name="T3">05 48 </text:span><text:span text:style-name="T4">C7 50 2D 00</text:span></text:p>
      <text:p text:style-name="P1"><text:span text:style-name="T3">06 47 </text:span><text:span text:style-name="T4">26 48 39 00 </text:span><text:span text:style-name="T1">00 </text:span><text:span text:style-name="T3">07 <text:s/>46 87 87 87 87 87 87 </text:span><text:span text:style-name="T1">00</text:span></text:p>
      <text:p text:style-name="P1"><text:span text:style-name="T3">3F 3F 3F 08 45 87 87 87 <text:s/></text:span><text:span text:style-name="T1">00 </text:span><text:span text:style-name="T3">87 C7 </text:span></text:p>
      <text:p text:style-name="Standard"/>
      <text:p text:style-name="Standard"/>
      <text:p text:style-name="Standard"/>
      <text:p text:style-name="Standard"/>
      <text:p text:style-name="P3">End of compressed file (input)</text:p>
      <text:p text:style-name="P6">00 00 00 00 00 00 00 00 <text:s/>00 00 00 00 00 00 00 00</text:p>
      <text:p text:style-name="P4">00 00 00 00 00 00 00 00 <text:s/>00 00 00 00 00 00 00 00</text:p>
      <text:p text:style-name="P1"><text:span text:style-name="T2">00 00 00 00 </text:span><text:span text:style-name="T3">C5 C5 C5 88 <text:s/>88 88 8A </text:span><text:span text:style-name="T2">00 00 00 00 00</text:span></text:p>
      <text:p text:style-name="P4">00 00 00 00 00 00 00 00 <text:s/>00 00 00 00 00 00 00 00</text:p>
      <text:p text:style-name="P4">00 00 00 00 00 00 00 00 <text:s/>00 00 00 00 00 00 00 00</text:p>
      <text:p text:style-name="P4">00 00 00 00 00 00 00 00 <text:s/>00 00 00 00 00 00 00 00</text:p>
      <text:p text:style-name="P4">00 00 00 00 00 00 00 00 <text:s/>00 00 00 00 00 00 00 00</text:p>
      <text:p text:style-name="P4">00 00 00 00 00 00 00 00 <text:s/>00 00 00 00 00 00 00 00</text:p>
      <text:p text:style-name="P4">00 00 00 00 00 00 00 00 <text:s/>00 00 00 00 00 00 00 00</text:p>
      <text:p text:style-name="P4">00 00 00 00 00 00 00 00 <text:s/>00 00 00 00 00 00 00 00</text:p>
      <text:p text:style-name="P4">00 00 00 00 00 00 00 00 <text:s/>00 00 00 00 00 00 00 00</text:p>
      <text:p text:style-name="P4">00 00 00 00 00 00 00 00 <text:s/>00 00 00 00 00 00 00 00</text:p>
      <text:p text:style-name="P4">00 00 00 00 00 00 00 00 <text:s/>00 00 00 00 00 00 00 00</text:p>
      <text:p text:style-name="P4">00 00 00 00 00 00 00 00 <text:s/>00 00 00 00 00 00 00 00</text:p>
      <text:p text:style-name="P1"><text:span text:style-name="T2">00 00 00 </text:span><text:span text:style-name="T3">8A C7 </text:span><text:span text:style-name="T2">00 </text:span><text:span text:style-name="T3">C7 C7 <text:s/>8A 8A C7 </text:span><text:span text:style-name="T4">00 00 00 8A 8A</text:span></text:p>
      <text:p text:style-name="P1"><text:span text:style-name="T4">C7 </text:span><text:span text:style-name="T3">8D 87 87 87 C9 C9 </text:span><text:span text:style-name="T4">C9 <text:s/>C9 C9 </text:span><text:span text:style-name="T3">C9 </text:span><text:span text:style-name="T4">87 87 87 C9 C9</text:span></text:p>
      <text:p text:style-name="P1"><text:span text:style-name="T4">C9 C9 C9 C9 87 </text:span><text:span text:style-name="T3">87 87 88 <text:s/>88 8D C7 </text:span><text:span text:style-name="T2">00 00 00 00 00</text:span></text:p>
      <text:p text:style-name="P4">00 00 00 00 00 00 00 00 <text:s/>00 00 00 00 00 00 00 00</text:p>
      <text:p text:style-name="P4">00 00 00 00 00 00 00 00 <text:s/>00 00 00 00 00 00 00 00</text:p>
      <text:p text:style-name="P4">00 00 00 00 00 00 00 00 <text:s/>00 00 00 00 00 00 00 00</text:p>
      <text:p text:style-name="P4">00 00 00 00 00 00 00 00 <text:s/>00 00 00 00 00 00 00 00</text:p>
      <text:p text:style-name="P4">00 00 00 00 00 00 00 00 <text:s/>00 00 00 00 00 00 00 00</text:p>
      <text:p text:style-name="P4">00 00 00 00 00 00 00 00 <text:s/>00 00 00 00 00 00 00 00</text:p>
      <text:p text:style-name="P4">00 00 00 00 00 00 00 00 <text:s/>00 00 00 00 00 00 00 00</text:p>
      <text:p text:style-name="P4">00 00 00 00 00 00 00 00 <text:s/>00 00 00 00 00 00 00 00</text:p>
      <text:p text:style-name="P4">00 00 00 00 00 00 00 00 <text:s/>00 00 00 00 00 00 00 00</text:p>
      <text:p text:style-name="P1"><text:span text:style-name="T2">00 00 00 00 00 00 00 00 <text:s/>00 00 </text:span><text:span text:style-name="T3">88 8A C7 </text:span><text:span text:style-name="T4">00 00 00</text:span></text:p>
      <text:p text:style-name="P1"><text:span text:style-name="T3">88 </text:span><text:span text:style-name="T4">00 00 00 </text:span><text:span text:style-name="T3">C5 </text:span><text:span text:style-name="T4">88 8A C7 <text:s/>00 </text:span><text:span text:style-name="T3">87 </text:span><text:span text:style-name="T4">00 00 00 00 00 00</text:span></text:p>
      <text:p text:style-name="P2">00 00 00 00 00 00 00 00 <text:s/>00 00 00 00 00 00 00 00</text:p>
      <text:p text:style-name="P1"><text:span text:style-name="T4">00 00 00 00 00 00 00 00 <text:s/>00 00 00 00 00 00 00 </text:span><text:span text:style-name="T3">87</text:span></text:p>
      <text:p text:style-name="P1"><text:span text:style-name="T3">87 </text:span><text:span text:style-name="T2">00 00 00 00 00 00 00 <text:s/>00 00 00 00 00 00 00 00</text:span></text:p>
      <text:p text:style-name="P4">00 00 00 00 00 00 00 00 <text:s/>00 00 00 00 00 00 00 00</text:p>
      <text:p text:style-name="P4">00 00 00 00 00 00 00 00 <text:s/>00 00 00 00 00 00 00 00</text:p>
      <text:p text:style-name="P4">00 00 00 00 00 00 00 00 <text:s/>00 00 00 00 00 00 00 00</text:p>
      <text:p text:style-name="P4">00 00 00 00 00 00 00 00 <text:s/>00 00 00 00 00 00 00 00</text:p>
      <text:p text:style-name="P4">00 00 00 00 00 00 00 00 <text:s/>00 00 00 00 00 00 00 00</text:p>
      <text:p text:style-name="P4">00 00 00 00 00 00 00 00 <text:s/>00 00 00 00 00 00 00 00</text:p>
      <text:p text:style-name="P4">00 00 00 00 00 00 00 00 <text:s/>00 00 00 00 00 00 00 00</text:p>
      <text:p text:style-name="P1"><text:span text:style-name="T2">00 00 00 00 00 00 00 00 <text:s/>00 00 00 00 00 </text:span><text:span text:style-name="T3">C5 8A 88</text:span></text:p>
      <text:p text:style-name="P1"><text:span text:style-name="T3">88 </text:span><text:span text:style-name="T4">00 00 00 00 00 00 00 <text:s/>00 00 00 </text:span><text:span text:style-name="T3">87 87 C5 88 8D</text:span></text:p>
      <text:p text:style-name="P1"><text:span text:style-name="T3">8D 8D 87 E5 E5 </text:span><text:span text:style-name="T4">E5 E5 E5 <text:s/></text:span><text:span text:style-name="T3">BF A5 BF E4 E4 85 E1 F9</text:span></text:p>
      <text:p text:style-name="P1"><text:span text:style-name="T3">E5 E5 87 </text:span><text:span text:style-name="T4">E5 87 E5 00 00 <text:s/>00 00 00 00 00 00 00 00</text:span></text:p>
      <text:p text:style-name="P1"><text:span text:style-name="T4">00 00 00 00 00 00 00 00 <text:s/>00 00 </text:span><text:span text:style-name="T3">87 87 </text:span><text:span text:style-name="T4">00 00 00 00</text:span></text:p>
      <text:p text:style-name="P1"><text:span text:style-name="T3">87 87 C7 87 </text:span><text:span text:style-name="T4">00 00 00 </text:span><text:span text:style-name="T2">00 <text:s/>00 00 00 00 00 00 00 00</text:span></text:p>
      <text:p text:style-name="P4">00 00 00 00 00 00 00 00 <text:s/>00 00 00 00 00 00 00 00</text:p>
      <text:p text:style-name="P4">00 00 00 00 00 00 00 00 <text:s/>00 00 00 00 00 00 00 00</text:p>
      <text:p text:style-name="P4">00 00 00 00 00 00 00 00 <text:s/>00 00 00 00 00 00 00 00</text:p>
      <text:p text:style-name="P4">00 00 00 00 00 00 00 00 <text:s/>00 00 00 00 00 00 00 00</text:p>
      <text:p text:style-name="P4">00 00 00 00 00 00 00 00 <text:s/>00 00 00 00 00 00 00 00</text:p>
      <text:p text:style-name="P4">00 00 00 00 00 00 00 00 <text:s/>00 00 00 00 00 00 00 00</text:p>
      <text:p text:style-name="P4">00 00 00 00 00 00 00 00 <text:s/>00 00 00 00 00 00 00 00</text:p>
      <text:p text:style-name="P1"><text:span text:style-name="T2">00 00 00 00 </text:span><text:span text:style-name="T4">00 00 00 </text:span><text:span text:style-name="T3">8D <text:s/>8D </text:span><text:span text:style-name="T4">00 00 00 </text:span><text:span text:style-name="T3">81 81 </text:span><text:span text:style-name="T4">00 00</text:span></text:p>
      <text:p text:style-name="P1"><text:span text:style-name="T4">00 00 </text:span><text:span text:style-name="T3">E5 </text:span><text:span text:style-name="T4">81 00 00 </text:span><text:span text:style-name="T3">05 E1 <text:s/>EE 00 E5 E1 E5 F1 E5 F1</text:span></text:p>
      <text:p text:style-name="P5">BF F0 E5 A5 00 E5 00 00 <text:s/>00 00 BF E5 BF BF A5 EB</text:p>
      <text:p text:style-name="P1"><text:span text:style-name="T3">E5 A5 BF E5 F0 E5 F1 F0 <text:s/>E5 EF F9 F9 E4 F9 </text:span><text:span text:style-name="T4">F9 E5</text:span></text:p>
      <text:p text:style-name="P2">E5 87 E5 00 00 00 00 00 <text:s/>00 00 00 00 00 00 00 00</text:p>
      <text:p text:style-name="P1"><text:span text:style-name="T4">00 00 00 00 E1 F9 E5 E5 <text:s/>87 E5 </text:span><text:span text:style-name="T2">00 00 00 00 00 00</text:span></text:p>
      <text:p text:style-name="P4">00 00 00 00 00 00 00 00 <text:s/>00 00 00 00 00 00 00 00</text:p>
      <text:p text:style-name="P4">00 00 00 00 00 00 00 00 <text:s/>00 00 00 00 00 00 00 00</text:p>
      <text:p text:style-name="P4">00 00 00 00 00 00 00 00 <text:s/>00 00 00 00 00 00 00 00</text:p>
      <text:p text:style-name="P4">00 00 00 00 00 00 00 00 <text:s/>00 00 00 00 00 00 00 00</text:p>
      <text:p text:style-name="P4">00 00 00 00 00 00 00 00 <text:s/>00 00 00 00 00 00 00 00</text:p>
      <text:p text:style-name="P4">00 00 00 00 00 00 00 00 <text:s/>00 00 00 00 00 00 00 00</text:p>
      <text:p text:style-name="P1"><text:span text:style-name="T2">00 00 00 00 00 00 00 00 <text:s/>00 00 00 00 </text:span><text:span text:style-name="T4">00 00 00 </text:span><text:span text:style-name="T3">E0</text:span></text:p>
      <text:p text:style-name="P5">EB EC E5 00 BF CF E5 EB <text:s/>E4 EB EB E9 E4 EC 00 05</text:p>
      <text:p text:style-name="P5">FF 00 F0 EE E4 EA E0 EE <text:s/>E4 ED EE EE ED E8 F0 00</text:p>
      <text:p text:style-name="P1"><text:soft-page-break/><text:span text:style-name="T3">BF F9 00 E4 ED 00 00 E5 <text:s/>A5 F1 EB A5 A5 </text:span><text:span text:style-name="T4">00 00 00</text:span></text:p>
      <text:p text:style-name="P1"><text:span text:style-name="T4">00 </text:span><text:span text:style-name="T3">F0 81 </text:span><text:span text:style-name="T4">00 00 00 </text:span><text:span text:style-name="T3">F0 F1 <text:s/>E5 E5 F0 ED E5 F1 EE </text:span><text:span text:style-name="T4">00</text:span></text:p>
      <text:p text:style-name="P2">00 00 00 00 00 00 00 00 <text:s/>00 00 00 8D 8D 00 00 00</text:p>
      <text:p text:style-name="P1"><text:span text:style-name="T4">81 00 00 00 00 00 00 00 <text:s/>00 00 00 00 00 </text:span><text:span text:style-name="T2">00 00 00</text:span></text:p>
      <text:p text:style-name="P4">00 00 00 00 00 00 00 00 <text:s/>00 00 00 00 00 00 00 00</text:p>
      <text:p text:style-name="P4">00 00 00 00 00 00 00 00 <text:s/>00 00 00 00 00 00 00 00</text:p>
      <text:p text:style-name="P4">00 00 00 00 00 00 00 00 <text:s/>00 00 00 00 00 00 00 00</text:p>
      <text:p text:style-name="P4">00 00 00 00 00 00 00 00 <text:s/>00 00 00 00 00 00 00 00</text:p>
      <text:p text:style-name="P4">00 00 00 00 00 00 00 00 <text:s/>00 00 00 00 00 00 00 00</text:p>
      <text:p text:style-name="P4">00 00 00 00 00 00 00 00 <text:s/>00 00 00 00 00 00 00 00</text:p>
      <text:p text:style-name="P1"><text:span text:style-name="T2">00 00 00 </text:span><text:span text:style-name="T4">E5 00 BF CF </text:span><text:span text:style-name="T3">E4 <text:s/>E1 E4 </text:span><text:span text:style-name="T4">00 00 00 </text:span><text:span text:style-name="T3">EE E0 EB</text:span></text:p>
      <text:p text:style-name="P1"><text:span text:style-name="T3">E5 </text:span><text:span text:style-name="T4">00 00 00 </text:span><text:span text:style-name="T3">05 E3 E0 E5 <text:s/>E4 FF EA A5 ED EE E0 E4</text:span></text:p>
      <text:p text:style-name="P5">EE E4 EC EB E4 E0 E5 05 <text:s/>EE 00 00 EB 05 00 BF F0</text:p>
      <text:p text:style-name="P1"><text:span text:style-name="T3">ED E5 E5 A5 66 F9 F9 </text:span><text:span text:style-name="T4">ED <text:s/>00 00 F0 81 00 </text:span><text:span text:style-name="T3">BF E5 ED</text:span></text:p>
      <text:p text:style-name="P1"><text:span text:style-name="T3">F9 EB E5 F0 </text:span><text:span text:style-name="T4">E4 ED 00 00 <text:s/></text:span><text:span text:style-name="T3">EE E4 BF BF 00 E4 EC BF</text:span></text:p>
      <text:p text:style-name="P1"><text:span text:style-name="T4">00 00 00 </text:span><text:span text:style-name="T3">00 A5 85 </text:span><text:span text:style-name="T4">ED E5 <text:s/>F1 EE 00 00 00 00 00 00</text:span></text:p>
      <text:p text:style-name="P1"><text:span text:style-name="T4">00 00 00 8D 8D 00 00 00 <text:s/>81 00 </text:span><text:span text:style-name="T3">88 </text:span><text:span text:style-name="T2">00 00 00 00 00</text:span></text:p>
      <text:p text:style-name="P4">00 00 00 00 00 00 00 00 <text:s/>00 00 00 00 00 00 00 00</text:p>
      <text:p text:style-name="P4">00 00 00 00 00 00 00 00 <text:s/>00 00 00 00 00 00 00 00</text:p>
      <text:p text:style-name="P4">00 00 00 00 00 00 00 00 <text:s/>00 00 00 00 00 00 00 00</text:p>
      <text:p text:style-name="P4">00 00 00 00 00 00 00 00 <text:s/>00 00 00 00 00 00 00 00</text:p>
      <text:p text:style-name="P4">00 00 00 00 00 00 00 00 <text:s/>00 00 00 00 00 00 00 00</text:p>
      <text:p text:style-name="P1"><text:span text:style-name="T2">00 00 00 00 00 00 00 00 <text:s/>00 00 00 </text:span><text:span text:style-name="T4">00 00 00 00 </text:span><text:span text:style-name="T3">F9</text:span></text:p>
      <text:p text:style-name="P1"><text:span text:style-name="T3">E4 </text:span><text:span text:style-name="T4">CF E4 E1 </text:span><text:span text:style-name="T3">EB E5 E5 E1 <text:s/>05 E0 05 E1 F0 ED E0 E0</text:span></text:p>
      <text:p text:style-name="P1"><text:span text:style-name="T3">E4 ED E9 E7 </text:span><text:span text:style-name="T4">E5 E5 E1 </text:span><text:span text:style-name="T3">EB <text:s/>EB 05 F0 BF E4 F0 F1 EA</text:span></text:p>
      <text:p text:style-name="P5">E0 BF E0 EE F1 EA E4 00 <text:s/>00 ED EC E4 E4 E0 EB E0</text:p>
      <text:p text:style-name="P5">F0 BF EE EC EB EB E4 E4 <text:s/>E1 EB A5 EC E4 E0 00 05</text:p>
      <text:p text:style-name="P1"><text:span text:style-name="T3">E4 E5 BF </text:span><text:span text:style-name="T4">00 00 00 </text:span><text:span text:style-name="T3">BF A5 <text:s/>85 E5 </text:span><text:span text:style-name="T4">00 00 00 </text:span><text:span text:style-name="T3">A5 BF E1</text:span></text:p>
      <text:p text:style-name="P1"><text:span text:style-name="T3">81 00 E6 E9 E5 85 CF BF <text:s/>85 86 </text:span><text:span text:style-name="T4">00 00 00 00 00 00</text:span></text:p>
      <text:p text:style-name="P1"><text:span text:style-name="T4">00 00 00 00 00 00 00 00 <text:s/></text:span><text:span text:style-name="T2">00 00 00 00 00 00 00 00</text:span></text:p>
      <text:p text:style-name="P4">00 00 00 00 00 00 00 00 <text:s/>00 00 00 00 00 00 00 00</text:p>
      <text:p text:style-name="P4">00 00 00 00 00 00 00 00 <text:s/>00 00 00 00 00 00 00 00</text:p>
      <text:p text:style-name="P4">00 00 00 00 00 00 00 00 <text:s/>00 00 00 00 00 00 00 00</text:p>
      <text:p text:style-name="P4">00 00 00 00 00 00 00 00 <text:s/>00 00 00 00 00 00 00 00</text:p>
      <text:p text:style-name="P4">00 00 00 00 00 00 00 00 <text:s/>00 00 00 00 00 00 00 00</text:p>
      <text:p text:style-name="P1"><text:span text:style-name="T2">00 00 00 00 00 </text:span><text:span text:style-name="T4">00 00 00 <text:s/></text:span><text:span text:style-name="T3">81 E4 EB F0 E5 E4 BF F9</text:span></text:p>
      <text:p text:style-name="P5">E1 EC ED E4 E4 E5 E3 05 <text:s/>00 EB E1 E0 E0 E0 05 EA</text:p>
      <text:p text:style-name="P5">EB E0 05 E9 E4 F1 E1 E9 <text:s/>E0 E4 E0 F0 EA E6 EC E5</text:p>
      <text:p text:style-name="P5">E5 90 E0 F0 EB E4 EE E5 <text:s/>E0 E4 EB E1 FF FF 00 EB</text:p>
      <text:p text:style-name="P5">E4 BF BD DB EA E1 E4 EB <text:s/>E0 E9 E4 ED EB F0 EB EB</text:p>
      <text:p text:style-name="P1"><text:span text:style-name="T3">F9 ED EA </text:span><text:span text:style-name="T4">00 00 00 </text:span><text:span text:style-name="T3">BF 81 <text:s/>BF BF E5 00 92 92 A5 F9</text:span></text:p>
      <text:p text:style-name="P1"><text:span text:style-name="T3">92 EB E0 E4 E1 E8 BE </text:span><text:span text:style-name="T4">EC <text:s/>00 05 FF E5 00 00 00 A5</text:span></text:p>
      <text:p text:style-name="P1"><text:span text:style-name="T4">BF 00 00 00 </text:span><text:span text:style-name="T3">88 </text:span><text:span text:style-name="T2">00 00 00 <text:s/>00 00 00 00 00 00 00 00</text:span></text:p>
      <text:p text:style-name="P4">00 00 00 00 00 00 00 00 <text:s/>00 00 00 00 00 00 00 00</text:p>
      <text:p text:style-name="P4">00 00 00 00 00 00 00 00 <text:s/>00 00 00 00 00 00 00 00</text:p>
      <text:p text:style-name="P4">00 00 00 00 00 00 00 00 <text:s/>00 00 00 00 00 00 00 00</text:p>
      <text:p text:style-name="P4">00 00 00 00 00 00 00 00 <text:s/>00 00 00 00 00 00 00 00</text:p>
      <text:p text:style-name="P1"><text:span text:style-name="T2">00 00 00 00 00 00 00 00 <text:s/>00 00 00 00 00 00 00 </text:span><text:span text:style-name="T3">8D</text:span></text:p>
      <text:p text:style-name="P5">C9 BF E5 E5 00 EC EC ED <text:s/>EC F1 FF E9 EB EE EB F0</text:p>
      <text:p text:style-name="P5">E6 EA E4 E0 E8 E3 05 E9 <text:s/>05 05 05 E8 E4 E1 FF E5</text:p>
      <text:p text:style-name="P5">EB E6 EA ED EE EC E4 E8 <text:s/>E1 E4 EC E1 E7 E0 E1 05</text:p>
      <text:p text:style-name="P1"><text:span text:style-name="T3">E9 EB </text:span><text:span text:style-name="T4">00 00 00 </text:span><text:span text:style-name="T3">E0 EE E1 <text:s/></text:span><text:span text:style-name="T4">00 00 00 00 </text:span><text:span text:style-name="T3">F1 E0 DB 05</text:span></text:p>
      <text:p text:style-name="P1"><text:span text:style-name="T3">E1 E3 E1 E5 ED ED EB E4 <text:s/>ED EC </text:span><text:span text:style-name="T4">E0 E4 EE </text:span><text:span text:style-name="T3">F9 00 A5</text:span></text:p>
      <text:p text:style-name="P1"><text:span text:style-name="T3">E5 F9 CF </text:span><text:span text:style-name="T4">EE 00 00 </text:span><text:span text:style-name="T3">C9 E5 <text:s/>81 81 E4 92 F9 81 E4 E1</text:span></text:p>
      <text:p text:style-name="P1"><text:span text:style-name="T3">E0 85 81 92 81 D2 </text:span><text:span text:style-name="T4">00 BF <text:s/>CF E4 E1 E4 00 00 00 00</text:span></text:p>
      <text:p text:style-name="P1"><text:span text:style-name="T4">8D 8D 00 00 </text:span><text:span text:style-name="T3">12 04 7F 87 <text:s/>C9 A5 00 </text:span><text:span text:style-name="T4">00 00 00 </text:span><text:span text:style-name="T3">E8 E0</text:span></text:p>
      <text:p text:style-name="P5">EA 05 E4 E1 E3 EA EA E0 <text:s/>EC E1 FF EA EC E4 BD E8</text:p>
      <text:p text:style-name="P1"><text:span text:style-name="T3">05 </text:span><text:span text:style-name="T4">EA E6 EC </text:span><text:span text:style-name="T3">00 BF 90 EC <text:s/></text:span><text:span text:style-name="T4">F9 E4 CF </text:span><text:span text:style-name="T3">E3 E4 E5 </text:span><text:span text:style-name="T4">E4 ED</text:span></text:p>
      <text:p text:style-name="P1"><text:span text:style-name="T4">EC </text:span><text:span text:style-name="T3">E8 E9 F0 A5 </text:span><text:span text:style-name="T4">ED ED EB <text:s/>EA EA E0 00 00 05 </text:span><text:span text:style-name="T3">F0 BF</text:span></text:p>
      <text:p text:style-name="P1"><text:span text:style-name="T3">E0 90 EA </text:span><text:span text:style-name="T4">00 00 00 </text:span><text:span text:style-name="T3">78 </text:span><text:span text:style-name="T4">00 <text:s/>00 00 E5 85 CF </text:span><text:span text:style-name="T3">EB E5 ED</text:span></text:p>
      <text:p text:style-name="P1"><text:span text:style-name="T3">BF </text:span><text:span text:style-name="T4">00 00 00 </text:span><text:span text:style-name="T3">BF BF F0 F0 <text:s/>E5 EB EC </text:span><text:span text:style-name="T4">00 00 00 </text:span><text:span text:style-name="T3">BF BF</text:span></text:p>
      <text:p text:style-name="P1"><text:span text:style-name="T3">F9 </text:span><text:span text:style-name="T4">00 00 00 C9 BF E5 E5 <text:s/>F1 EE </text:span><text:span text:style-name="T3">F9 E4 00 BF 81 CF</text:span></text:p>
      <text:p text:style-name="P1"><text:span text:style-name="T3">E4 83 E1 </text:span><text:span text:style-name="T4">00 00 00 00 00 <text:s/>00 00 00 00 00 </text:span><text:span text:style-name="T3">C7 87 3F</text:span></text:p>
      <text:p text:style-name="P5">10 03 7F BF F9 ED F1 90 <text:s/>E6 FF E6 EA DB F0 FF ED</text:p>
      <text:p text:style-name="P1"><text:span text:style-name="T3">E0 E9 EB DB FF E4 F1 E0 <text:s/>EE EC E0 </text:span><text:span text:style-name="T4">E1 EC ED E1 05</text:span></text:p>
      <text:p text:style-name="P1"><text:span text:style-name="T4">E0 </text:span><text:span text:style-name="T3">05 </text:span><text:span text:style-name="T4">E1 05 E0 88 00 00 <text:s/></text:span><text:span text:style-name="T3">05 EA BF ED ED </text:span><text:span text:style-name="T4">00 00 00</text:span></text:p>
      <text:p text:style-name="P1"><text:soft-page-break/><text:span text:style-name="T4">00 00 00 00 00 00 00 00 <text:s/>00 00 </text:span><text:span text:style-name="T3">05 </text:span><text:span text:style-name="T4">E8 BE EC </text:span><text:span text:style-name="T3">00 00</text:span></text:p>
      <text:p text:style-name="P1"><text:span text:style-name="T3">7B </text:span><text:span text:style-name="T4">00 00 00 00 00 </text:span><text:span text:style-name="T3">EE 90 <text:s/></text:span><text:span text:style-name="T4">00 00 00 00 00 00 00 00</text:span></text:p>
      <text:p text:style-name="P1"><text:span text:style-name="T4">00 00 00 00 </text:span><text:span text:style-name="T3">E1 </text:span><text:span text:style-name="T4">EB E5 E5 <text:s/>E1 05 00 00 00 00 00 00</text:span></text:p>
      <text:p text:style-name="P1"><text:span text:style-name="T4">00 00 00 00 00 </text:span><text:span text:style-name="T3">BF E0 </text:span><text:span text:style-name="T4">00 <text:s/>00 00 00 00 </text:span><text:span text:style-name="T3">92 92 E4 E0</text:span></text:p>
      <text:p text:style-name="P1"><text:span text:style-name="T4">00 00 00 00 00 00 00 00 <text:s/>00 00 00 </text:span><text:span text:style-name="T3">3F 0E 02 </text:span><text:span text:style-name="T4">00 12</text:span></text:p>
      <text:p text:style-name="P1"><text:span text:style-name="T4">04 </text:span><text:span text:style-name="T3">F9 DB 00 E1 </text:span><text:span text:style-name="T4">00 00 00 <text:s/></text:span><text:span text:style-name="T3">EA E3 E0 FF FF FF E8 E1</text:span></text:p>
      <text:p text:style-name="P1"><text:span text:style-name="T3">E3 E9 EE 00 EE E9 E1 E9 <text:s/>E4 F0 </text:span><text:span text:style-name="T4">88 00 00 </text:span><text:span text:style-name="T3">EC E6 FF</text:span></text:p>
      <text:p text:style-name="P1"><text:span text:style-name="T3">DB E3 E5 E6 FF FF EA DB <text:s/>90 EA E7 FF FF A5 </text:span><text:span text:style-name="T4">E0 FF</text:span></text:p>
      <text:p text:style-name="P1"><text:span text:style-name="T4">FF E0 FF FF E0 E0 FF FF <text:s/>E0 </text:span><text:span text:style-name="T3">DB 05 E0 A5 7E ED </text:span><text:span text:style-name="T4">E0</text:span></text:p>
      <text:p text:style-name="P1"><text:span text:style-name="T4">FF FF E0 FF FF E0 </text:span><text:span text:style-name="T3">EC 00 <text:s/>E9 </text:span><text:span text:style-name="T4">E0 FF FF E0 FF FF E0</text:span></text:p>
      <text:p text:style-name="P1"><text:span text:style-name="T4">E0 FF FF E0 </text:span><text:span text:style-name="T3">BF 00 </text:span><text:span text:style-name="T4">E7 FF <text:s/>FF </text:span><text:span text:style-name="T3">FF </text:span><text:span text:style-name="T4">A5 BF E1 E0 FF FF</text:span></text:p>
      <text:p text:style-name="P1"><text:span text:style-name="T4">E0 FF FF E0 </text:span><text:span text:style-name="T3">E6 EA 00 </text:span><text:span text:style-name="T4">FF <text:s/>FF E0 DB </text:span><text:span text:style-name="T3">DB 81 81 81 E0</text:span></text:p>
      <text:p text:style-name="P1"><text:span text:style-name="T3">E1 E4 </text:span><text:span text:style-name="T4">00 00 00 00 00 00 <text:s/>00 00 00 00 </text:span><text:span text:style-name="T3">3F 0C 01 7F</text:span></text:p>
      <text:p text:style-name="P5">8A 8D A5 E4 E4 F0 EC E4 <text:s/>F0 EB EA EB ED EC E7 EA</text:p>
      <text:p text:style-name="P1"><text:span text:style-name="T3">FF E0 E0 EC E1 </text:span><text:span text:style-name="T4">EA 05 E4 <text:s/>E1 E9 E4 F0 88 </text:span><text:span text:style-name="T3">E6 FF E7</text:span></text:p>
      <text:p text:style-name="P1"><text:span text:style-name="T3">DB DB EA E9 EA FF DB E7 <text:s/>E6 E8 </text:span><text:span text:style-name="T4">BE EC 00 </text:span><text:span text:style-name="T3">FF E7 FF</text:span></text:p>
      <text:p text:style-name="P1"><text:span text:style-name="T3">05 </text:span><text:span text:style-name="T4">FF E0 DB E0 DB E0 E0 <text:s/>DB E0 DB E0 </text:span><text:span text:style-name="T3">E0 BF 7F ED</text:span></text:p>
      <text:p text:style-name="P1"><text:span text:style-name="T3">E0 </text:span><text:span text:style-name="T4">FF E7 DB DB E0 DB E0 <text:s/></text:span><text:span text:style-name="T3">00 E3 FF E6 </text:span><text:span text:style-name="T4">E0 DB E0 DB</text:span></text:p>
      <text:p text:style-name="P1"><text:span text:style-name="T4">E0 E0 DB E0 DB </text:span><text:span text:style-name="T3">FF ED 00 <text:s/>E8 </text:span><text:span text:style-name="T4">E7 DB DB </text:span><text:span text:style-name="T3">FF E0 00 </text:span><text:span text:style-name="T4">FF</text:span></text:p>
      <text:p text:style-name="P1"><text:span text:style-name="T4">E0 DB E0 DB E0 E0 </text:span><text:span text:style-name="T3">E7 E4 <text:s/></text:span><text:span text:style-name="T4">00 FF E0 DB E0 DB EB EC</text:span></text:p>
      <text:p text:style-name="P1"><text:span text:style-name="T4">00 </text:span><text:span text:style-name="T3">F9 </text:span><text:span text:style-name="T4">E8 E1 E4 </text:span><text:span text:style-name="T3">E1 E0 </text:span><text:span text:style-name="T4">E1 <text:s/>E4 00 00 00 00 00 </text:span><text:span text:style-name="T3">41 C9</text:span></text:p>
      <text:p text:style-name="P1"><text:span text:style-name="T3">3F 0B 01 7F 88 C9 E5 E4 <text:s/>EA </text:span><text:span text:style-name="T4">00 00 00 </text:span><text:span text:style-name="T3">E4 E0 EA E1</text:span></text:p>
      <text:p text:style-name="P1"><text:span text:style-name="T3">E3 E8 FF DB ED E1 E1 E1 <text:s/>05 EB EB F0 ED EB </text:span><text:span text:style-name="T4">81 00</text:span></text:p>
      <text:p text:style-name="P1"><text:span text:style-name="T4">88 FF E7 DB DB E0 </text:span><text:span text:style-name="T3">ED E1 <text:s/>00 00 E4 </text:span><text:span text:style-name="T4">E6 E0 DB </text:span><text:span text:style-name="T3">E7 DB</text:span></text:p>
      <text:p text:style-name="P1"><text:span text:style-name="T3">00 E0 FF E6 00 E5 </text:span><text:span text:style-name="T4">05 FF <text:s/>E0 DB E0 DB E0 E0 </text:span><text:span text:style-name="T3">BD E0</text:span></text:p>
      <text:p text:style-name="P1"><text:span text:style-name="T3">EC ED 7F E1 00 E6 </text:span><text:span text:style-name="T4">E0 FF <text:s/>E7 DB </text:span><text:span text:style-name="T3">F0 BF E8 00 05 </text:span><text:span text:style-name="T4">E3</text:span></text:p>
      <text:p text:style-name="P2">FF E6 E0 DB E0 DB E0 E0 <text:s/>00 8D 8D ED 00 E8 E7 DB</text:p>
      <text:p text:style-name="P1"><text:span text:style-name="T3">00 F0 </text:span><text:span text:style-name="T4">FF 05 FF E0 DB E0 <text:s/>DB E0 </text:span><text:span text:style-name="T3">E1 BF E9 </text:span><text:span text:style-name="T4">FF 05 FF</text:span></text:p>
      <text:p text:style-name="P1"><text:span text:style-name="T4">E0 </text:span><text:span text:style-name="T3">F9 E0 E0 F9 81 92 E1 <text:s/>CA E0 </text:span><text:span text:style-name="T4">00 00 00 </text:span><text:span text:style-name="T3">92 </text:span><text:span text:style-name="T4">EE E0</text:span></text:p>
      <text:p text:style-name="P1"><text:span text:style-name="T4">E4 </text:span><text:span text:style-name="T3">44 </text:span><text:span text:style-name="T4">00 00 00 00 00 </text:span><text:span text:style-name="T3">08 <text:s/>01 7F 8D E5 EE EB 00 </text:span><text:span text:style-name="T4">00</text:span></text:p>
      <text:p text:style-name="P1"><text:span text:style-name="T4">00 00 DB ED E1 </text:span><text:span text:style-name="T3">DB 90 DB <text:s/>FF FF E1 E1 E8 </text:span><text:span text:style-name="T4">E1 EA 05</text:span></text:p>
      <text:p text:style-name="P1"><text:span text:style-name="T4">00 00 00 ED EB 81 00 88 <text:s/>FF E7 DB </text:span><text:span text:style-name="T3">E8 F0 E3 E0 00</text:span></text:p>
      <text:p text:style-name="P1"><text:span text:style-name="T3">A5 </text:span><text:span text:style-name="T4">FF 05 FF E0 DB EA E1 <text:s/>E3 E0 FF FF F0 FF 05 FF</text:span></text:p>
      <text:p text:style-name="P1"><text:span text:style-name="T4">E0 DB E0 DB E0 </text:span><text:span text:style-name="T3">E9 00 F0 <text:s/>ED 7F </text:span><text:span text:style-name="T4">00 00 00 FF E0 00</text:span></text:p>
      <text:p text:style-name="P1"><text:span text:style-name="T3">E3 A5 EB </text:span><text:span text:style-name="T4">05 EA BF ED FF <text:s/>05 FF E0 DB E0 DB E0 </text:span><text:span text:style-name="T3">E0</text:span></text:p>
      <text:p text:style-name="P1"><text:span text:style-name="T4">00 00 00 ED 00 E8 </text:span><text:span text:style-name="T3">FF E5 <text:s/></text:span><text:span text:style-name="T4">00 F0 FF 05 FF E0 DB E0</text:span></text:p>
      <text:p text:style-name="P1"><text:span text:style-name="T4">DB E0 </text:span><text:span text:style-name="T3">05 E5 00 E8 </text:span><text:span text:style-name="T4">E3 FF <text:s/>E6 </text:span><text:span text:style-name="T3">81 E1 E4 </text:span><text:span text:style-name="T4">E4 EE F9 00</text:span></text:p>
      <text:p text:style-name="P1"><text:span text:style-name="T3">81 F9 EC E5 EF EB BE D2 <text:s/>81 47 CF BF </text:span><text:span text:style-name="T4">00 00 00 00</text:span></text:p>
      <text:p text:style-name="P1"><text:span text:style-name="T4">00 00 </text:span><text:span text:style-name="T3">05 </text:span><text:span text:style-name="T4">00 3F 0C </text:span><text:span text:style-name="T3">F9 E5 <text:s/>A5 E5 EE EA F0 </text:span><text:span text:style-name="T4">F0 FF 05</text:span></text:p>
      <text:p text:style-name="P1"><text:span text:style-name="T3">E8 F0 E9 FF E8 E3 </text:span><text:span text:style-name="T4">E6 EA <text:s/>ED DB 00 E1 </text:span><text:span text:style-name="T3">05 F1 00 00</text:span></text:p>
      <text:p text:style-name="P1"><text:span text:style-name="T3">DB </text:span><text:span text:style-name="T4">E3 FF E6 E0 DB </text:span><text:span text:style-name="T3">E3 00 <text:s/>E5 E7 </text:span><text:span text:style-name="T4">00 F0 FF 05 FF E0</text:span></text:p>
      <text:p text:style-name="P2">DB E0 ED EC F1 E4 E1 EB <text:s/>FF 05 FF E0 DB E0 DB E0</text:p>
      <text:p text:style-name="P1"><text:span text:style-name="T4">05 E5 85 CF </text:span><text:span text:style-name="T3">7F A5 EB A5 <text:s/>00 E3 E7 E1 </text:span><text:span text:style-name="T4">F9 E1 EC E4</text:span></text:p>
      <text:p text:style-name="P1"><text:span text:style-name="T4">E1 EB FF 05 FF E0 DB E0 <text:s/>DB E0 </text:span><text:span text:style-name="T3">EC E0 </text:span><text:span text:style-name="T4">8D 8D ED 00</text:span></text:p>
      <text:p text:style-name="P1"><text:span text:style-name="T4">E8 </text:span><text:span text:style-name="T2">00 00 00 00 00 </text:span><text:span text:style-name="T4">05 FF <text:s/>E0 DB E0 DB E0 05 E5 00</text:span></text:p>
      <text:p text:style-name="P1"><text:span text:style-name="T4">E8 E3 00 E3 A5 EB </text:span><text:span text:style-name="T3">DB EB <text:s/>EB A5 BF F9 E9 F9 E5 F9</text:span></text:p>
      <text:p text:style-name="P1"><text:span text:style-name="T3">81 ED F9 BF </text:span><text:span text:style-name="T4">00 00 00 </text:span><text:span text:style-name="T3">49 <text:s/>85 85 </text:span><text:span text:style-name="T4">E1 E4 00 00 00 00</text:span></text:p>
      <text:p text:style-name="P1"><text:span text:style-name="T4">00 </text:span><text:span text:style-name="T3">3F 03 </text:span><text:span text:style-name="T4">E5 EE EB </text:span><text:span text:style-name="T3">A5 ED <text:s/>00 ED F0 EE EB E4 DB E9</text:span></text:p>
      <text:p text:style-name="P1"><text:span text:style-name="T3">E8 90 E7 EE E9 E9 DB 05 <text:s/>E9 EA E1 </text:span><text:span text:style-name="T4">00 00 00 05 FF</text:span></text:p>
      <text:p text:style-name="P1"><text:span text:style-name="T4">E0 DB E0 DB E0 E0 </text:span><text:span text:style-name="T3">90 EB <text:s/>00 EC </text:span><text:span text:style-name="T4">05 FF E0 DB E0 DB</text:span></text:p>
      <text:p text:style-name="P2">E0 E1 BF A5 00 00 05 FF <text:s/>E0 DB E0 DB E0 E1 BF E9</text:p>
      <text:p text:style-name="P1"><text:span text:style-name="T3">E6 E9 E4 7F E1 </text:span><text:span text:style-name="T4">E4 BF F9 <text:s/></text:span><text:span text:style-name="T3">90 E7 E1 EB F9 EB ED </text:span><text:span text:style-name="T4">FF</text:span></text:p>
      <text:p text:style-name="P1"><text:span text:style-name="T4">05 FF E0 DB E0 DB E0 E1 <text:s/>BF E9 </text:span><text:span text:style-name="T3">E3 </text:span><text:span text:style-name="T4">ED 00 E8 E7 DB</text:span></text:p>
      <text:p text:style-name="P1"><text:span text:style-name="T3">00 </text:span><text:span text:style-name="T4">F0 FF 05 FF E0 DB E0 <text:s/>DB E0 E9 00 F0 </text:span><text:span text:style-name="T3">E5 BF </text:span><text:span text:style-name="T4">E0</text:span></text:p>
      <text:p text:style-name="P1"><text:span text:style-name="T4">FF E7 DB </text:span><text:span text:style-name="T3">F0 F9 E4 E5 81 <text:s/>E1 E5 C9 BF E1 F9 F9 F9</text:span></text:p>
      <text:p text:style-name="P1"><text:span text:style-name="T4">00 00 00 </text:span><text:span text:style-name="T3">4B 00 92 E1 E8 <text:s/></text:span><text:span text:style-name="T4">00 00 00 00 00 00 00 </text:span><text:span text:style-name="T3">3F</text:span></text:p>
      <text:p text:style-name="P1"><text:span text:style-name="T3">01 01 </text:span><text:span text:style-name="T4">8D 00 00 </text:span><text:span text:style-name="T3">E5 </text:span><text:span text:style-name="T4">00 00 <text:s/>05 </text:span><text:span text:style-name="T3">EB EA E8 E4 E4 E4 05</text:span></text:p>
      <text:p text:style-name="P1"><text:span text:style-name="T3">E0 E6 E1 EC EA EA E9 EF <text:s/>EA </text:span><text:span text:style-name="T4">00 00 00 E0 FF E7 DB</text:span></text:p>
      <text:p text:style-name="P1"><text:span text:style-name="T4">DB E0 </text:span><text:span text:style-name="T3">90 </text:span><text:span text:style-name="T4">BF A5 85 00 F0 <text:s/>FF 05 FF E0 DB E0 DB </text:span><text:span text:style-name="T3">E1</text:span></text:p>
      <text:p text:style-name="P1"><text:span text:style-name="T3">FF EE </text:span><text:span text:style-name="T4">00 F0 FF 05 FF E0 <text:s/>DB E0 DB E0 </text:span><text:span text:style-name="T3">E6 E7 BF EB</text:span></text:p>
      <text:p text:style-name="P1"><text:span text:style-name="T3">7F 05 </text:span><text:span text:style-name="T4">F0 ED EB </text:span><text:span text:style-name="T3">90 E7 05 <text:s/>E4 F9 F0 F0 </text:span><text:span text:style-name="T4">00 F0 FF 05</text:span></text:p>
      <text:p text:style-name="P1"><text:span text:style-name="T4">FF E0 DB E0 DB E0 </text:span><text:span text:style-name="T3">E0 </text:span><text:span text:style-name="T4">E9 <text:s/>E1 E9 ED 00 E8 E7 E4 E1</text:span></text:p>
      <text:p text:style-name="P1"><text:span text:style-name="T4">EB FF 05 FF E0 DB E0 DB <text:s/>E0 00 00 00 00 </text:span><text:span text:style-name="T3">E0 E6 DB</text:span></text:p>
      <text:p text:style-name="P1"><text:span text:style-name="T3">E4 E4 E9 FF E3 ED 00 A5 <text:s/>00 </text:span><text:span text:style-name="T4">BF E1 F9 EA 00 00 00</text:span></text:p>
      <text:p text:style-name="P1"><text:span text:style-name="T3">4D E5 BF CA CA 85 ED ED <text:s/></text:span><text:span text:style-name="T4">00 00 00 00 00 </text:span><text:span text:style-name="T3">3E 01 7F</text:span></text:p>
      <text:p text:style-name="P1"><text:span text:style-name="T3">C9 </text:span><text:span text:style-name="T4">E4 ED EC </text:span><text:span text:style-name="T3">00 </text:span><text:span text:style-name="T4">E1 E1 E1 <text:s/>00 00 00 00 </text:span><text:span text:style-name="T3">E1 FF </text:span><text:span text:style-name="T4">00 00</text:span></text:p>
      <text:p text:style-name="P1"><text:soft-page-break/><text:span text:style-name="T4">00 </text:span><text:span text:style-name="T3">F1 </text:span><text:span text:style-name="T4">F1 E0 DB </text:span><text:span text:style-name="T3">E5 E4 </text:span><text:span text:style-name="T4">00 <text:s/>F9 E4 E7 FF 05 FF E0 DB</text:span></text:p>
      <text:p text:style-name="P1"><text:span text:style-name="T4">E0 </text:span><text:span text:style-name="T3">90 E4 </text:span><text:span text:style-name="T4">ED 00 A5 00 F0 <text:s/>FF 05 FF E0 DB E0 </text:span><text:span text:style-name="T3">E3 EE</text:span></text:p>
      <text:p text:style-name="P1"><text:span text:style-name="T3">E4 </text:span><text:span text:style-name="T4">DB 00 F0 FF 05 FF E0 <text:s/>DB E0 DB </text:span><text:span text:style-name="T3">DB 00 A5 EC 7F</text:span></text:p>
      <text:p text:style-name="P1"><text:span text:style-name="T3">E5 </text:span><text:span text:style-name="T4">EC E0 8D 8D ED </text:span><text:span text:style-name="T3">E1 </text:span><text:span text:style-name="T4">EE <text:s/>E0 EB </text:span><text:span text:style-name="T3">F1 </text:span><text:span text:style-name="T4">DB 00 F0 FF 05</text:span></text:p>
      <text:p text:style-name="P1"><text:span text:style-name="T4">FF E0 DB E0 DB </text:span><text:span text:style-name="T3">EB 00 BF <text:s/>ED E7 DB E6 </text:span><text:span text:style-name="T4">E8 E7 E4 E1</text:span></text:p>
      <text:p text:style-name="P1"><text:span text:style-name="T4">EB FF 05 FF E0 DB E0 DB <text:s/></text:span><text:span text:style-name="T3">E0 </text:span><text:span text:style-name="T4">00 00 F9 </text:span><text:span text:style-name="T3">EB </text:span><text:span text:style-name="T4">E0 E6 DB</text:span></text:p>
      <text:p text:style-name="P1"><text:span text:style-name="T3">A5 </text:span><text:span text:style-name="T4">00 00 00 </text:span><text:span text:style-name="T3">F9 </text:span><text:span text:style-name="T4">05 EA BF <text:s/>ED ED 00 BF 00 00 00 </text:span><text:span text:style-name="T3">4F</text:span></text:p>
      <text:p text:style-name="P1"><text:span text:style-name="T3">EB 81 FF BF E0 E7 83 E9 <text:s/>EC E5 </text:span><text:span text:style-name="T4">00 BF F0 ED </text:span><text:span text:style-name="T3">C7 3C</text:span></text:p>
      <text:p text:style-name="P1"><text:span text:style-name="T3">7F 87 A5 BF </text:span><text:span text:style-name="T4">EB F0 ED </text:span><text:span text:style-name="T3">05 <text:s/>E0 EE 05 E0 E9 05 DB EE</text:span></text:p>
      <text:p text:style-name="P1"><text:span text:style-name="T3">E0 E1 E0 E1 </text:span><text:span text:style-name="T4">E1 E4 EC </text:span><text:span text:style-name="T3">F1 <text:s/></text:span><text:span text:style-name="T4">EE E9 E1 </text:span><text:span text:style-name="T3">E4 </text:span><text:span text:style-name="T4">E7 FF 05 FF</text:span></text:p>
      <text:p text:style-name="P1"><text:span text:style-name="T4">E0 DB E0 </text:span><text:span text:style-name="T3">E8 00 EE </text:span><text:span text:style-name="T4">00 A5 <text:s/>00 F0 FF 05 FF E0 DB E0</text:span></text:p>
      <text:p text:style-name="P1"><text:span text:style-name="T3">DB 00 E8 </text:span><text:span text:style-name="T4">DB 00 F0 FF 05 <text:s/>FF E0 DB E0 DB </text:span><text:span text:style-name="T3">EA A5 EB</text:span></text:p>
      <text:p text:style-name="P1"><text:span text:style-name="T3">7F E0 EC F0 </text:span><text:span text:style-name="T4">7F E1 E4 E8 <text:s/>00 00 </text:span><text:span text:style-name="T3">A5 </text:span><text:span text:style-name="T4">F9 F0 F0 00 F0</text:span></text:p>
      <text:p text:style-name="P1"><text:span text:style-name="T4">FF 05 FF E0 DB E0 BF 00 <text:s/>00 </text:span><text:span text:style-name="T3">00 E4 DB </text:span><text:span text:style-name="T4">00 00 00 E8</text:span></text:p>
      <text:p text:style-name="P1"><text:span text:style-name="T4">DB 00 F0 FF 05 FF E0 DB <text:s/>E0 DB CF EB E5 </text:span><text:span text:style-name="T3">BF </text:span><text:span text:style-name="T4">88 FF</text:span></text:p>
      <text:p text:style-name="P1"><text:span text:style-name="T4">E7 </text:span><text:span text:style-name="T3">BF 00 </text:span><text:span text:style-name="T4">01 8D 00 </text:span><text:span text:style-name="T3">ED </text:span><text:span text:style-name="T4">01 <text:s/>8D 00 8D 00 00 00 </text:span><text:span text:style-name="T3">A5 51</text:span></text:p>
      <text:p text:style-name="P1"><text:span text:style-name="T3">E5 E3 </text:span><text:span text:style-name="T4">BF 00 00 </text:span><text:span text:style-name="T3">E0 83 E6 <text:s/>CA 85 CA </text:span><text:span text:style-name="T4">00 00 00 00 </text:span><text:span text:style-name="T3">C7</text:span></text:p>
      <text:p text:style-name="P1"><text:span text:style-name="T3">8D 3B 7F 87 00 ED </text:span><text:span text:style-name="T4">ED ED <text:s/>EB </text:span><text:span text:style-name="T3">ED </text:span><text:span text:style-name="T4">00 00 00 </text:span><text:span text:style-name="T3">EE 05 E9</text:span></text:p>
      <text:p text:style-name="P1"><text:span text:style-name="T3">E0 05 DB E4 </text:span><text:span text:style-name="T4">E4 E0 00 </text:span><text:span text:style-name="T3">ED <text:s/>ED </text:span><text:span text:style-name="T4">DB E0 E0 00 DB E0 00</text:span></text:p>
      <text:p text:style-name="P1"><text:span text:style-name="T4">E3 FF E6 E0 </text:span><text:span text:style-name="T3">E8 00 E4 </text:span><text:span text:style-name="T4">E3 <text:s/>00 E5 E7 00 F0 FF 05 FF</text:span></text:p>
      <text:p text:style-name="P1"><text:span text:style-name="T4">00 88 FF E0 EB F1 DB 00 <text:s/>F0 FF 05 FF E0 DB </text:span><text:span text:style-name="T3">E1 EE</text:span></text:p>
      <text:p text:style-name="P1"><text:span text:style-name="T4">00 A5 EC 85 CF 7F </text:span><text:span text:style-name="T3">E8 E7 <text:s/>EA F0 </text:span><text:span text:style-name="T4">00 00 00 00 00 E5</text:span></text:p>
      <text:p text:style-name="P1"><text:span text:style-name="T4">E7 00 F0 FF 05 FF 00 88 <text:s/></text:span><text:span text:style-name="T3">F0 </text:span><text:span text:style-name="T4">00 00 00 </text:span><text:span text:style-name="T3">F9 ED </text:span><text:span text:style-name="T4">7F E0</text:span></text:p>
      <text:p text:style-name="P1"><text:span text:style-name="T4">EC 00 E8 DB 00 F0 FF 05 <text:s/>FF E0 DB 00 00 00 </text:span><text:span text:style-name="T3">A5 </text:span><text:span text:style-name="T4">00</text:span></text:p>
      <text:p text:style-name="P1"><text:span text:style-name="T4">00 00 </text:span><text:span text:style-name="T3">EC ED 05 E8 E3 </text:span><text:span text:style-name="T4">FF <text:s/>E7 DB </text:span><text:span text:style-name="T3">00 00 BB EC 00 53</text:span></text:p>
      <text:p text:style-name="P1"><text:span text:style-name="T3">E5 CA E1 F9 83 D2 81 E6 <text:s/>CA 86 86 83 E4 E5 F9 </text:span><text:span text:style-name="T4">00</text:span></text:p>
      <text:p text:style-name="P1"><text:span text:style-name="T4">E5 00 </text:span><text:span text:style-name="T3">88 39 7F 87 E4 </text:span><text:span text:style-name="T4">E0 <text:s/>EE EC </text:span><text:span text:style-name="T3">BF EA </text:span><text:span text:style-name="T4">8D 00 00 </text:span><text:span text:style-name="T3">EE</text:span></text:p>
      <text:p text:style-name="P1"><text:span text:style-name="T3">EA E9 05 E9 EC F0 BF 00 <text:s/>EB EE E4 </text:span><text:span text:style-name="T4">E0 DB E0 E0 E0</text:span></text:p>
      <text:p text:style-name="P1"><text:span text:style-name="T4">DB E0 DB 00 00 05 FF E0 <text:s/></text:span><text:span text:style-name="T3">EC </text:span><text:span text:style-name="T4">E0 DB E0 DB E0 E1 BF</text:span></text:p>
      <text:p text:style-name="P1"><text:span text:style-name="T4">A5 00 00 05 FF </text:span><text:span text:style-name="T3">E0 EB </text:span><text:span text:style-name="T4">EA <text:s/>E1 E3 E0 FF FF F0 FF 05</text:span></text:p>
      <text:p text:style-name="P1"><text:span text:style-name="T4">FF E0 E0 DB DB </text:span><text:span text:style-name="T3">ED F1 </text:span><text:span text:style-name="T4">DB <text:s/>E0 E8 </text:span><text:span text:style-name="T3">E8 E7 E9 FF E9 EC</text:span></text:p>
      <text:p text:style-name="P1"><text:span text:style-name="T4">DB E0 DB E0 E0 90 EB 00 <text:s/>EC 05 </text:span><text:span text:style-name="T3">DB E5 F0 EE </text:span><text:span text:style-name="T4">00 A5</text:span></text:p>
      <text:p text:style-name="P1"><text:span text:style-name="T4">00 </text:span><text:span text:style-name="T3">E1 ED </text:span><text:span text:style-name="T4">E7 05 E4 F9 F0 <text:s/>F0 00 F0 FF 05 FF E0 </text:span><text:span text:style-name="T3">A5</text:span></text:p>
      <text:p text:style-name="P1"><text:span text:style-name="T4">00 00 00 00 00 00 00 00 <text:s/></text:span><text:span text:style-name="T3">E5 </text:span><text:span text:style-name="T4">BF E1 E0 FF </text:span><text:span text:style-name="T3">E4 FF 05</text:span></text:p>
      <text:p text:style-name="P1"><text:span text:style-name="T3">00 ED E6 BF 56 </text:span><text:span text:style-name="T4">00 8D 00 <text:s/></text:span><text:span text:style-name="T3">92 85 E0 83 85 E1 CE 85</text:span></text:p>
      <text:p text:style-name="P1"><text:span text:style-name="T3">CA 83 E4 00 C9 8A C5 88 <text:s/>C7 36 7F 87 E1 </text:span><text:span text:style-name="T4">E1 E8 E1</text:span></text:p>
      <text:p text:style-name="P1"><text:span text:style-name="T4">EA </text:span><text:span text:style-name="T3">EB </text:span><text:span text:style-name="T4">EE 05 E0 </text:span><text:span text:style-name="T3">E1 EA E1 <text:s/>E0 E8 E1 00 </text:span><text:span text:style-name="T4">E9 05 05 </text:span><text:span text:style-name="T3">FF</text:span></text:p>
      <text:p text:style-name="P1"><text:span text:style-name="T4">E0 FF E7 DB 00 E3 A5 EB <text:s/>05 EA BF ED FF </text:span><text:span text:style-name="T3">E8 BF E7</text:span></text:p>
      <text:p text:style-name="P2">BF ED E7 DB E6 E8 E7 E4 <text:s/>E1 EB FF 05 FF E0 DB E0</text:p>
      <text:p text:style-name="P1"><text:span text:style-name="T4">DB E1 FF EE 00 F0 FF 00 <text:s/>E0 EE </text:span><text:span text:style-name="T3">7F </text:span><text:span text:style-name="T4">00 00 E5 E0 DB</text:span></text:p>
      <text:p text:style-name="P1"><text:span text:style-name="T4">E0 DB </text:span><text:span text:style-name="T3">05 00 </text:span><text:span text:style-name="T4">00 E1 FF 00 <text:s/>00 00 00 00 E5 E7 00 F0</text:span></text:p>
      <text:p text:style-name="P2">FF 05 FF DB E4 E4 00 00 <text:s/>00 EB 90 E7 05 E4 F9 F0</text:p>
      <text:p text:style-name="P1"><text:span text:style-name="T4">F0 00 F0 FF 05 FF E4 E4 <text:s/>00 E0 EE EC E0 E1 </text:span><text:span text:style-name="T3">E1 FF</text:span></text:p>
      <text:p text:style-name="P1"><text:span text:style-name="T3">A5 </text:span><text:span text:style-name="T4">00 00 00 </text:span><text:span text:style-name="T3">EB </text:span><text:span text:style-name="T4">E0 00 00 <text:s/></text:span><text:span text:style-name="T3">F9 E1 57 81 </text:span><text:span text:style-name="T4">E0 E1 E0 </text:span><text:span text:style-name="T3">E5</text:span></text:p>
      <text:p text:style-name="P1"><text:span text:style-name="T3">E0 85 85 DB 90 90 88 83 <text:s/>85 BF A5 00 C9 </text:span><text:span text:style-name="T4">ED E5 F1</text:span></text:p>
      <text:p text:style-name="P1"><text:span text:style-name="T4">EE </text:span><text:span text:style-name="T3">35 87 EB 00 E4 </text:span><text:span text:style-name="T4">F0 FF <text:s/>05 EB EE 05 </text:span><text:span text:style-name="T3">E9 E1 EE E6</text:span></text:p>
      <text:p text:style-name="P1"><text:span text:style-name="T3">E3 E3 E3 E4 90 E0 00 </text:span><text:span text:style-name="T4">00 <text:s/>00 00 00 FF E0 00 E3 A5</text:span></text:p>
      <text:p text:style-name="P2">EB 05 EA BF 00 00 E0 00 <text:s/>05 FF E0 EB EA E1 E3 E0</text:p>
      <text:p text:style-name="P1"><text:span text:style-name="T4">FF FF </text:span><text:span text:style-name="T3">E5 </text:span><text:span text:style-name="T4">FF 05 FF E0 DB <text:s/>E0 DB E1 FF EE 00 FF 05</text:span></text:p>
      <text:p text:style-name="P1"><text:span text:style-name="T4">FF </text:span><text:span text:style-name="T3">EB </text:span><text:span text:style-name="T4">EB 81 00 E6 E0 DB <text:s/></text:span><text:span text:style-name="T3">E0 ED </text:span><text:span text:style-name="T4">FF 05 FF E0 E0 00</text:span></text:p>
      <text:p text:style-name="P1"><text:span text:style-name="T4">8D 8D ED 00 E8 E7 DB </text:span><text:span text:style-name="T3">F0 <text:s/></text:span><text:span text:style-name="T4">90 EA 00 00 00 00 E4 00</text:span></text:p>
      <text:p text:style-name="P1"><text:span text:style-name="T4">00 00 EB 90 E7 05 E4 F9 <text:s/>F0 F0 </text:span><text:span text:style-name="T3">EA </text:span><text:span text:style-name="T4">00 E4 00 00 E0</text:span></text:p>
      <text:p text:style-name="P1"><text:span text:style-name="T4">DB E0 </text:span><text:span text:style-name="T3">00 EA E0 90 E5 </text:span><text:span text:style-name="T4">00 <text:s/>F0 FF </text:span><text:span text:style-name="T3">00 90 92 </text:span><text:span text:style-name="T4">00 00 00</text:span></text:p>
      <text:p text:style-name="P1"><text:span text:style-name="T3">E5 05 BF </text:span><text:span text:style-name="T4">F1 E0 DB </text:span><text:span text:style-name="T3">CA E1 <text:s/></text:span><text:span text:style-name="T4">F9 00 A5 E5 </text:span><text:span text:style-name="T3">8D CE 92 86</text:span></text:p>
      <text:p text:style-name="P1"><text:span text:style-name="T3">85 86 </text:span><text:span text:style-name="T4">00 00 05 81 E4 92 <text:s/>F9 </text:span><text:span text:style-name="T2">00 00 00 00 00 00 00</text:span></text:p>
      <text:p text:style-name="P4">00 00 00 00 00 00 00 00 <text:s/>00 00 00 00 00 00 00 00</text:p>
      <text:p text:style-name="P4">00 00 00 00 00 00 00 00 <text:s/>00 00 00 00 00 00 00 00</text:p>
      <text:p text:style-name="P1"><text:span text:style-name="T2">00 00 00 00 00 00 00 00 <text:s/>00 00 00 00 </text:span><text:span text:style-name="T3">81 </text:span><text:span text:style-name="T4">EA E4 00</text:span></text:p>
      <text:p text:style-name="P1"><text:span text:style-name="T4">00 </text:span><text:span text:style-name="T3">E1 EC EE E1 </text:span><text:span text:style-name="T4">00 00 00 <text:s/></text:span><text:span text:style-name="T3">EA E8 EA </text:span><text:span text:style-name="T4">F1 EE F9 </text:span><text:span text:style-name="T3">A5 </text:span><text:span text:style-name="T4">05</text:span></text:p>
      <text:p text:style-name="P1"><text:span text:style-name="T4">00 EB </text:span><text:span text:style-name="T3">EB </text:span><text:span text:style-name="T4">E0 A5 7E FF ED <text:s/>00 E8 E7 DB DB FF </text:span><text:span text:style-name="T3">90 FF</text:span></text:p>
      <text:p text:style-name="P2">00 00 00 E0 00 00 F9 E1 <text:s/>57 81 E0 E1 E0 E5 E0 83</text:p>
      <text:p text:style-name="P1"><text:span text:style-name="T4">E4 E5 F9 00 E5 00 88 39 <text:s/>7F 87 </text:span><text:span text:style-name="T3">00 00 E9 </text:span><text:span text:style-name="T4">E0 EE EC</text:span></text:p>
      <text:p text:style-name="P1"><text:span text:style-name="T4">E0 E1 </text:span><text:span text:style-name="T3">E1 A5 A5 </text:span><text:span text:style-name="T4">EE F1 EA <text:s/>00 00 F9 05 EA BF ED ED</text:span></text:p>
      <text:p text:style-name="P1"><text:span text:style-name="T4">00 BF </text:span><text:span text:style-name="T3">E8 </text:span><text:span text:style-name="T4">00 00 00 </text:span><text:span text:style-name="T3">E5 E0 <text:s/>EA </text:span><text:span text:style-name="T4">F0 F0 00 F0 FF 05 FF</text:span></text:p>
      <text:p text:style-name="P1"><text:span text:style-name="T4">E0 DB E0 BF 00 00 EA BF <text:s/>E4 F0 F1 </text:span><text:span text:style-name="T3">E0 DB E1 ED 00</text:span></text:p>
      <text:p text:style-name="P1"><text:span text:style-name="T4">00 00 00 </text:span><text:span text:style-name="T3">BD </text:span><text:span text:style-name="T4">00 A5 EC 00 <text:s/>00 00 </text:span><text:span text:style-name="T3">00 90 EB BF E1 CF</text:span></text:p>
      <text:p text:style-name="P1"><text:soft-page-break/><text:span text:style-name="T3">AA </text:span><text:span text:style-name="T4">ED EC E0 </text:span><text:span text:style-name="T3">92 92 CF 92 <text:s/>92 85 E0 92 92 </text:span><text:span text:style-name="T4">00 00 ED</text:span></text:p>
      <text:p text:style-name="P1"><text:span text:style-name="T4">EB </text:span><text:span text:style-name="T3">87 8D 88 C5 </text:span><text:span text:style-name="T2">00 00 00 <text:s/>00 00 00 00 00 00 00 00</text:span></text:p>
      <text:p text:style-name="P4">00 00 00 00 00 00 00 00 <text:s/>00 00 00 00 00 00 00 00</text:p>
      <text:p text:style-name="P4">00 00 00 00 00 00 00 00 <text:s/>00 00 00 00 00 00 00 00</text:p>
      <text:p text:style-name="P1"><text:span text:style-name="T2">00 00 00 00 00 00 </text:span><text:span text:style-name="T3">C9 00 <text:s/>E4 </text:span><text:span text:style-name="T4">E1 EC ED </text:span><text:span text:style-name="T3">E4 EB 05 E1</text:span></text:p>
      <text:p text:style-name="P1"><text:span text:style-name="T3">ED E0 EA EA </text:span><text:span text:style-name="T4">F0 F0 00 </text:span><text:span text:style-name="T3">EB <text:s/>00 </text:span><text:span text:style-name="T4">00 00 12 </text:span><text:span text:style-name="T3">A5 </text:span><text:span text:style-name="T4">05 FF E0</text:span></text:p>
      <text:p text:style-name="P1"><text:span text:style-name="T4">A5 A5 EE F1 EA 00 00 F9 <text:s/>05 </text:span><text:span text:style-name="T3">E0 E6 E3 </text:span><text:span text:style-name="T4">FF E0 DB EA</text:span></text:p>
      <text:p text:style-name="P2">E1 E3 E0 FF FF F0 BF ED <text:s/>ED 00 BF E8 00 00 00 E5</text:p>
      <text:p text:style-name="P1"><text:span text:style-name="T4">E0 EA E0 90 EB </text:span><text:span text:style-name="T3">F0 </text:span><text:span text:style-name="T4">EC EE <text:s/>E1 00 05 E0 EE E0 00 E3</text:span></text:p>
      <text:p text:style-name="P1"><text:span text:style-name="T4">A5 DB EE E0 E1 E0 E1 E1 <text:s/>E4 EC F1 EE </text:span><text:span text:style-name="T3">F1 A5 </text:span><text:span text:style-name="T4">E0 FF</text:span></text:p>
      <text:p text:style-name="P1"><text:span text:style-name="T4">FF </text:span><text:span text:style-name="T3">E9 </text:span><text:span text:style-name="T4">E0 DB E0 F0 FF 05 <text:s/>FF E0 DB E0 ED EC F1 ED</text:span></text:p>
      <text:p text:style-name="P1"><text:span text:style-name="T4">F1 90 </text:span><text:span text:style-name="T3">E4 E4 </text:span><text:span text:style-name="T4">E1 EC EE </text:span><text:span text:style-name="T3">F9 <text:s/>EB 00 ED </text:span><text:span text:style-name="T4">DB E0 E0 00 00</text:span></text:p>
      <text:p text:style-name="P1"><text:span text:style-name="T4">81 EA </text:span><text:span text:style-name="T3">E5 00 </text:span><text:span text:style-name="T4">E6 FF DB E3 <text:s/></text:span><text:span text:style-name="T3">E5 E0 F9 E0 F7 92 F9 85</text:span></text:p>
      <text:p text:style-name="P1"><text:span text:style-name="T3">E4 A5 81 92 F9 AA </text:span><text:span text:style-name="T4">00 00 <text:s/>00 </text:span><text:span text:style-name="T3">92 </text:span><text:span text:style-name="T4">00 00 00 00 </text:span><text:span text:style-name="T3">8D 8A</text:span></text:p>
      <text:p text:style-name="P4">00 00 00 00 00 00 00 00 <text:s/>00 00 00 00 00 00 00 00</text:p>
      <text:p text:style-name="P4">00 00 00 00 00 00 00 00 <text:s/>00 00 00 00 00 00 00 00</text:p>
      <text:p text:style-name="P1"><text:span text:style-name="T2">00 00 00 00 00 00 00 00 <text:s/>00 00 00 00 00 00 00 </text:span><text:span text:style-name="T4">E3</text:span></text:p>
      <text:p text:style-name="P1"><text:span text:style-name="T4">E0 FF 90 00 00 </text:span><text:span text:style-name="T3">A5 05 E0 <text:s/>ED CA E7 </text:span><text:span text:style-name="T4">FF E0 DB </text:span><text:span text:style-name="T3">E1 90</text:span></text:p>
      <text:p text:style-name="P1"><text:span text:style-name="T3">BD EC F0 </text:span><text:span text:style-name="T4">BF ED E7 </text:span><text:span text:style-name="T3">F0 </text:span><text:span text:style-name="T4">EB <text:s/>E4 DB E7 DB 00 E0 FF E6</text:span></text:p>
      <text:p text:style-name="P1"><text:span text:style-name="T4">00 E5 05 </text:span><text:span text:style-name="T3">E8 E5 </text:span><text:span text:style-name="T4">E0 E6 E7 <text:s/>BF EB 7F 05 F0 ED EB 90</text:span></text:p>
      <text:p text:style-name="P1"><text:span text:style-name="T3">E8 </text:span><text:span text:style-name="T4">00 F0 FF 00 E0 EE 7F <text:s/>00 00 E5 E0 E1 E4 00 FF</text:span></text:p>
      <text:p text:style-name="P2">FF F0 FF 05 E0 DB E0 EC <text:s/>E1 EA E0 DB DB 00 A5 EC</text:p>
      <text:p text:style-name="P1"><text:span text:style-name="T4">7F E5 EC E0 8D E0 DB DB <text:s/></text:span><text:span text:style-name="T3">00 </text:span><text:span text:style-name="T4">E7 DB DB EE EB E4 E0</text:span></text:p>
      <text:p text:style-name="P1"><text:span text:style-name="T4">DB E0 EC E0 8D 8D ED 00 <text:s/>E8 </text:span><text:span text:style-name="T3">BD E0 E5 E8 E9 00 EA</text:span></text:p>
      <text:p text:style-name="P1"><text:span text:style-name="T4">E8 E1 EA EB </text:span><text:span text:style-name="T3">E5 05 00 E5 <text:s/>EA </text:span><text:span text:style-name="T4">EB E1 FF </text:span><text:span text:style-name="T3">81 E5 </text:span><text:span text:style-name="T4">C7 36</text:span></text:p>
      <text:p text:style-name="P1"><text:span text:style-name="T4">7F F9 EB 00 </text:span><text:span text:style-name="T3">E0 00 E1 D2 <text:s/>E5 D2 F9 E5 81 </text:span><text:span text:style-name="T4">00 E8 DB</text:span></text:p>
      <text:p text:style-name="P1"><text:span text:style-name="T4">EA 00 FF </text:span><text:span text:style-name="T3">85 86 81 </text:span><text:span text:style-name="T4">00 00 <text:s/>00 00 00 </text:span><text:span text:style-name="T3">8A </text:span><text:span text:style-name="T2">00 00 00 00</text:span></text:p>
      <text:p text:style-name="P4">00 00 00 00 00 00 00 00 <text:s/>00 00 00 00 00 00 00 00</text:p>
      <text:p text:style-name="P4">00 00 00 00 00 00 00 00 <text:s/>00 00 00 00 00 00 00 00</text:p>
      <text:p text:style-name="P1"><text:span text:style-name="T2">00 00 00 00 00 00 00 00 <text:s/>00 </text:span><text:span text:style-name="T4">FF FF EA </text:span><text:span text:style-name="T3">E0 00 EA F9</text:span></text:p>
      <text:p text:style-name="P1"><text:span text:style-name="T3">F9 E7 E5 E4 E7 EC E9 EA <text:s/></text:span><text:span text:style-name="T4">E0 E4 E0 </text:span><text:span text:style-name="T3">E3 E1 BF E1 F1</text:span></text:p>
      <text:p text:style-name="P1"><text:span text:style-name="T3">E4 EE </text:span><text:span text:style-name="T4">92 EE E0 E4 44 00 <text:s/>E1 F9 E1 EC E4 </text:span><text:span text:style-name="T3">E6 EC </text:span><text:span text:style-name="T4">E4</text:span></text:p>
      <text:p text:style-name="P2">F9 F0 F0 EA 00 E4 00 00 <text:s/>E0 DB E0 DB E0 DB E0 00</text:p>
      <text:p text:style-name="P1"><text:span text:style-name="T4">00 00 00 E0 E6 DB </text:span><text:span text:style-name="T3">E0 ED <text:s/>ED </text:span><text:span text:style-name="T4">FF FF E0 BF 00 ED E7</text:span></text:p>
      <text:p text:style-name="P1"><text:span text:style-name="T4">05 </text:span><text:span text:style-name="T3">A5 </text:span><text:span text:style-name="T4">E8 E0 EA 05 E0 DB <text:s/>E0 00 00 00 00 E0 E6 DB</text:span></text:p>
      <text:p text:style-name="P1"><text:span text:style-name="T4">E0 F9 ED 7F </text:span><text:span text:style-name="T3">00 </text:span><text:span text:style-name="T4">00 00 00 <text:s/>05 FF E0 DB E0 DB E0 EC</text:span></text:p>
      <text:p text:style-name="P1"><text:span text:style-name="T4">E0 8D 8D </text:span><text:span text:style-name="T3">E0 EC E5 ED 05 <text:s/></text:span><text:span text:style-name="T4">F9 E0 F7 </text:span><text:span text:style-name="T3">F1 </text:span><text:span text:style-name="T4">E0 00 05 E4</text:span></text:p>
      <text:p text:style-name="P1"><text:span text:style-name="T4">E0 DB E0 E3 FF E7 DB </text:span><text:span text:style-name="T3">00 <text:s/>A5 CF E9 E0 92 00 81 CF</text:span></text:p>
      <text:p text:style-name="P1"><text:span text:style-name="T4">F0 EB EB </text:span><text:span text:style-name="T3">CF 00 92 CF A5 <text:s/>E5 E4 </text:span><text:span text:style-name="T4">00 00 00 </text:span><text:span text:style-name="T3">86 CA 86</text:span></text:p>
      <text:p text:style-name="P1"><text:span text:style-name="T3">8D </text:span><text:span text:style-name="T4">A5 EC 00 00 00 00 </text:span><text:span text:style-name="T3">88 <text:s/></text:span><text:span text:style-name="T2">00 00 00 00 00 00 00 00</text:span></text:p>
      <text:p text:style-name="P4">00 00 00 00 00 00 00 00 <text:s/>00 00 00 00 00 00 00 00</text:p>
      <text:p text:style-name="P4">00 00 00 00 00 00 00 00 <text:s/>00 00 00 00 00 00 00 00</text:p>
      <text:p text:style-name="P1"><text:span text:style-name="T2">00 00 00 </text:span><text:span text:style-name="T4">E0 EC F0 </text:span><text:span text:style-name="T3">E8 </text:span><text:span text:style-name="T4">00 <text:s/>00 00 </text:span><text:span text:style-name="T3">E4 </text:span><text:span text:style-name="T4">EE 7F 00 DB E0</text:span></text:p>
      <text:p text:style-name="P1"><text:span text:style-name="T4">DB </text:span><text:span text:style-name="T3">E0 ED 05 E5 E6 </text:span><text:span text:style-name="T4">05 E1 <text:s/>05 FF E3 ED </text:span><text:span text:style-name="T3">F0 00 E1 </text:span><text:span text:style-name="T4">E1</text:span></text:p>
      <text:p text:style-name="P2">E1 E8 E1 EA 05 00 EC E1 <text:s/>EA FF 05 FF E0 A5 00 00</text:p>
      <text:p text:style-name="P1"><text:span text:style-name="T4">00 00 00 </text:span><text:span text:style-name="T3">E6 EE </text:span><text:span text:style-name="T4">88 83 85 <text:s/>BF A5 00 C9 ED E5 F1 EE</text:span></text:p>
      <text:p text:style-name="P1"><text:span text:style-name="T3">E0 F0 E5 BF </text:span><text:span text:style-name="T4">00 00 00 00 <text:s/>E0 83 E6 CA 85 </text:span><text:span text:style-name="T3">81 </text:span><text:span text:style-name="T4">BF F9</text:span></text:p>
      <text:p text:style-name="P1"><text:span text:style-name="T4">E9 F9 E5 F9 81 ED F9 BF <text:s/>00 </text:span><text:span text:style-name="T3">E8 </text:span><text:span text:style-name="T4">FF E7 DB 00 00 E0</text:span></text:p>
      <text:p text:style-name="P1"><text:span text:style-name="T3">E1 05 </text:span><text:span text:style-name="T4">E9 EA E1 00 00 00 <text:s/>05 FF E0 DB E0 DB 00 00</text:span></text:p>
      <text:p text:style-name="P1"><text:span text:style-name="T4">00 00 00 00 90 EB BF 00 <text:s/>E4 E3 05 FF E0 DB </text:span><text:span text:style-name="T3">00 F0</text:span></text:p>
      <text:p text:style-name="P1"><text:span text:style-name="T3">E0 ED </text:span><text:span text:style-name="T4">E8 E3 FF </text:span><text:span text:style-name="T3">81 05 ED <text:s/>00 85 BF </text:span><text:span text:style-name="T4">F0 A5 ED </text:span><text:span text:style-name="T3">EE 92</text:span></text:p>
      <text:p text:style-name="P1"><text:span text:style-name="T3">C9 A5 CA E9 E0 D2 86 F9 <text:s/>D2 E7 85 88 </text:span><text:span text:style-name="T4">E0 DB E0 00</text:span></text:p>
      <text:p text:style-name="P1"><text:span text:style-name="T4">00 00 00 </text:span><text:span text:style-name="T2">00 00 00 00 00 <text:s/>00 00 00 00 00 00 00 00</text:span></text:p>
      <text:p text:style-name="P4">00 00 00 00 00 00 00 00 <text:s/>00 00 00 00 00 00 00 00</text:p>
      <text:p text:style-name="P1"><text:span text:style-name="T2">00 00 00 00 00 00 00 00 <text:s/>00 00 00 00 00 </text:span><text:span text:style-name="T4">E0 DB CF</text:span></text:p>
      <text:p text:style-name="P1"><text:span text:style-name="T4">00 00 00 00 00 00 </text:span><text:span text:style-name="T3">00 EB <text:s/>BD E1 </text:span><text:span text:style-name="T4">E7 FF FF </text:span><text:span text:style-name="T3">E7 E8 E8</text:span></text:p>
      <text:p text:style-name="P1"><text:span text:style-name="T3">EE F0 </text:span><text:span text:style-name="T4">00 00 00 E0 00 E3 <text:s/></text:span><text:span text:style-name="T3">ED </text:span><text:span text:style-name="T4">F9 81 ED F9 BF 00 E8</text:span></text:p>
      <text:p text:style-name="P1"><text:span text:style-name="T4">FF </text:span><text:span text:style-name="T3">E1 00 </text:span><text:span text:style-name="T4">EE 05 E0 E9 05 <text:s/>DB EE E0 E1 E0 </text:span><text:span text:style-name="T3">EA </text:span><text:span text:style-name="T4">BF 00</text:span></text:p>
      <text:p text:style-name="P1"><text:span text:style-name="T4">00 05 F1 00 00 DB E3 FF <text:s/>E6 E0 F1 E0 DB </text:span><text:span text:style-name="T3">ED E5 </text:span><text:span text:style-name="T4">E9</text:span></text:p>
      <text:p text:style-name="P2">E4 F0 00 00 00 00 BF BF <text:s/>F9 05 E4 E0 DB E0 E3 FF</text:p>
      <text:p text:style-name="P1"><text:span text:style-name="T4">E7 DB 00 A5 CF 00 00 00 <text:s/></text:span><text:span text:style-name="T3">E5 ED F1 </text:span><text:span text:style-name="T4">00 00 00 E1 FF</text:span></text:p>
      <text:p text:style-name="P1"><text:span text:style-name="T4">00 00 00 F1 F1 E0 DB </text:span><text:span text:style-name="T3">DB <text:s/></text:span><text:span text:style-name="T4">E6 FF FF </text:span><text:span text:style-name="T3">E9 FF </text:span><text:span text:style-name="T4">BF 00 00</text:span></text:p>
      <text:p text:style-name="P1"><text:span text:style-name="T4">00 00 00 E9 E4 F0 00 00 <text:s/>00 </text:span><text:span text:style-name="T3">EC 05 ED </text:span><text:span text:style-name="T4">00 00 00 </text:span><text:span text:style-name="T3">81</text:span></text:p>
      <text:p text:style-name="P1"><text:span text:style-name="T4">F0 E6 EA </text:span><text:span text:style-name="T3">81 92 EB E5 00 <text:s/>CF </text:span><text:span text:style-name="T4">E3 A5 EB </text:span><text:span text:style-name="T3">92 86 E9 </text:span><text:span text:style-name="T4">00</text:span></text:p>
      <text:p text:style-name="P1"><text:span text:style-name="T4">00 00 </text:span><text:span text:style-name="T3">85 05 83 CA 83 92 <text:s/>A5 </text:span><text:span text:style-name="T4">00 00 00 00 00 00 </text:span><text:span text:style-name="T2">00</text:span></text:p>
      <text:p text:style-name="P4">00 00 00 00 00 00 00 00 <text:s/>00 00 00 00 00 00 00 00</text:p>
      <text:p text:style-name="P4"><text:soft-page-break/>00 00 00 00 00 00 00 00 <text:s/>00 00 00 00 00 00 00 00</text:p>
      <text:p text:style-name="P1"><text:span text:style-name="T2">00 00 00 00 00 00 00 00 <text:s/></text:span><text:span text:style-name="T3">C9 C9 F9 E9 00 E0 EB </text:span><text:span text:style-name="T4">00</text:span></text:p>
      <text:p text:style-name="P1"><text:span text:style-name="T4">00 00 </text:span><text:span text:style-name="T3">EB E4 EA E3 EC E0 <text:s/>E3 00 E0 E8 E4 BF ED E0</text:span></text:p>
      <text:p text:style-name="P1"><text:span text:style-name="T4">E0 FF E7 00 FF E0 00 E3 <text:s/>A5 </text:span><text:span text:style-name="T3">E7 E7 </text:span><text:span text:style-name="T4">00 00 E0 E0 DB</text:span></text:p>
      <text:p text:style-name="P1"><text:span text:style-name="T4">E0 DB E0 E1 BF D2 81 47 <text:s/></text:span><text:span text:style-name="T3">E5 </text:span><text:span text:style-name="T4">05 E0 EE E0 00 E3 A5</text:span></text:p>
      <text:p text:style-name="P1"><text:span text:style-name="T4">DB EE E0 E1 </text:span><text:span text:style-name="T3">E1 EC </text:span><text:span text:style-name="T4">00 FF <text:s/>FF A5 CA E9 E0 D2 </text:span><text:span text:style-name="T3">DB </text:span><text:span text:style-name="T4">00</text:span></text:p>
      <text:p text:style-name="P2">00 00 00 00 05 FF E0 EC <text:s/>E0 DB E0 DB E0 E1 00 00</text:p>
      <text:p text:style-name="P1"><text:span text:style-name="T4">00 BF EA 05 E4 </text:span><text:span text:style-name="T3">DB </text:span><text:span text:style-name="T4">EA F0 <text:s/>00 00 00 00 00 E5 E7 00</text:span></text:p>
      <text:p text:style-name="P1"><text:span text:style-name="T4">F0 E4 EB E0 </text:span><text:span text:style-name="T3">F9 E6 FF EB <text:s/>F0 </text:span><text:span text:style-name="T4">EA 00 00 </text:span><text:span text:style-name="T3">00 E0 </text:span><text:span text:style-name="T4">00 00</text:span></text:p>
      <text:p text:style-name="P1"><text:span text:style-name="T4">00 00 00 00 00 00 </text:span><text:span text:style-name="T3">E0 64 <text:s/>00 92 </text:span><text:span text:style-name="T4">E0 EA 05 </text:span><text:span text:style-name="T3">92 </text:span><text:span text:style-name="T4">00 00</text:span></text:p>
      <text:p text:style-name="P1"><text:span text:style-name="T4">00 </text:span><text:span text:style-name="T3">BF </text:span><text:span text:style-name="T4">EC E6 FF </text:span><text:span text:style-name="T3">00 E0 EA <text:s/>00 E0 85 92 92 E0 92 90</text:span></text:p>
      <text:p text:style-name="P1"><text:span text:style-name="T3">90 85 88 D2 </text:span><text:span text:style-name="T4">EC E5 ED 00 <text:s/>00 00 00 </text:span><text:span text:style-name="T3">28 </text:span><text:span text:style-name="T4">00 00 EC </text:span><text:span text:style-name="T3">C9</text:span></text:p>
      <text:p text:style-name="P1"><text:span text:style-name="T3">E7 F9 BF 05 EC A5 F1 </text:span><text:span text:style-name="T4">00 <text:s/>00 00 </text:span><text:span text:style-name="T3">E1 </text:span><text:span text:style-name="T4">00 00 00 </text:span><text:span text:style-name="T3">00 </text:span><text:span text:style-name="T4">00</text:span></text:p>
      <text:p text:style-name="P1"><text:span text:style-name="T4">00 00 </text:span><text:span text:style-name="T3">E4 </text:span><text:span text:style-name="T4">00 00 00 </text:span><text:span text:style-name="T3">EB 00 <text:s/>E9 </text:span><text:span text:style-name="T4">E8 FF E5 00 F0 </text:span><text:span text:style-name="T3">E7 E8</text:span></text:p>
      <text:p text:style-name="P1"><text:span text:style-name="T4">00 00 BF 81 </text:span><text:span text:style-name="T3">EE </text:span><text:span text:style-name="T4">E8 FF E5 <text:s/>00 F0 FF </text:span><text:span text:style-name="T3">05 </text:span><text:span text:style-name="T4">00 00 00 </text:span><text:span text:style-name="T3">F0</text:span></text:p>
      <text:p text:style-name="P1"><text:span text:style-name="T4">E1 EB FF 05 FF E0 00 00 <text:s/>00 00 00 </text:span><text:span text:style-name="T3">00 7F F1 </text:span><text:span text:style-name="T4">00 00</text:span></text:p>
      <text:p text:style-name="P1"><text:span text:style-name="T4">00 E0 DB E0 </text:span><text:span text:style-name="T3">ED F1 </text:span><text:span text:style-name="T4">00 00 <text:s/>00 EB 81 00 E6 E0 DB E0</text:span></text:p>
      <text:p text:style-name="P2">ED FF 05 FF E8 E7 DB DB <text:s/>00 E5 E7 FF 05 FF 00 88</text:p>
      <text:p text:style-name="P1"><text:span text:style-name="T4">FF E0 EB F1 DB 00 </text:span><text:span text:style-name="T3">E0 00 <text:s/>E9 </text:span><text:span text:style-name="T4">00 E5 E7 E0 E8 E8 E7</text:span></text:p>
      <text:p text:style-name="P1"><text:span text:style-name="T3">EB EE E5 F9 F0 EB F9 E5 <text:s/>ED A5 00 E4 65 E0 </text:span><text:span text:style-name="T4">DB EA</text:span></text:p>
      <text:p text:style-name="P1"><text:span text:style-name="T4">A5 E1 E5 C9 BF 00 00 00 <text:s/></text:span><text:span text:style-name="T3">00 00 C9 CA E4 A5 CF 92</text:span></text:p>
      <text:p text:style-name="P1"><text:span text:style-name="T3">86 D2 92 86 92 CE 86 86 <text:s/>CE 83 F9 BF </text:span><text:span text:style-name="T4">E5 ED 00 00</text:span></text:p>
      <text:p text:style-name="P1"><text:span text:style-name="T4">00 </text:span><text:span text:style-name="T3">27 7F C7 C9 C9 90 E9 <text:s/></text:span><text:span text:style-name="T4">00 E7 DB 00 00 00 </text:span><text:span text:style-name="T3">F0 F0</text:span></text:p>
      <text:p text:style-name="P1"><text:span text:style-name="T3">EC </text:span><text:span text:style-name="T4">FF FF E0 </text:span><text:span text:style-name="T3">EA EB </text:span><text:span text:style-name="T4">00 E7 <text:s/>DB </text:span><text:span text:style-name="T3">E0 A5 F0 </text:span><text:span text:style-name="T4">88 83 85 00</text:span></text:p>
      <text:p text:style-name="P1"><text:span text:style-name="T4">00 00 FF E0 00 E3 </text:span><text:span text:style-name="T3">EC E3 <text:s/></text:span><text:span text:style-name="T4">00 00 00 E1 E4 E4 EE F9</text:span></text:p>
      <text:p text:style-name="P1"><text:span text:style-name="T4">00 </text:span><text:span text:style-name="T3">ED ED F9 </text:span><text:span text:style-name="T4">00 00 00 05 <text:s/>FF E0 DB E0 DB 00 00 </text:span><text:span text:style-name="T3">EA</text:span></text:p>
      <text:p text:style-name="P1"><text:span text:style-name="T3">F1 ED 7F </text:span><text:span text:style-name="T4">00 E0 FF E6 </text:span><text:span text:style-name="T3">EA <text:s/></text:span><text:span text:style-name="T4">00 00 00 EB E0 E4 00 00</text:span></text:p>
      <text:p text:style-name="P2">EB 81 00 E6 E0 DB E0 ED <text:s/>FF 05 DB E0 90 E4 F9 F0</text:p>
      <text:p text:style-name="P1"><text:span text:style-name="T4">E1 E4 E8 00 00 A5 F9 F0 <text:s/>F0 00 F0 FF </text:span><text:span text:style-name="T3">EA ED EC </text:span><text:span text:style-name="T4">81</text:span></text:p>
      <text:p text:style-name="P1"><text:span text:style-name="T4">81 81 </text:span><text:span text:style-name="T3">ED 00 </text:span><text:span text:style-name="T4">00 00 00 </text:span><text:span text:style-name="T3">EE <text:s/>F1 F9 E0 A5 </text:span><text:span text:style-name="T4">00 78 00 00</text:span></text:p>
      <text:p text:style-name="P1"><text:span text:style-name="T4">00 00 </text:span><text:span text:style-name="T3">66 E4 </text:span><text:span text:style-name="T4">EE E0 E4 05 <text:s/>E4 F9 00 00 00 BF EC E6</text:span></text:p>
      <text:p text:style-name="P1"><text:span text:style-name="T4">FF 00 </text:span><text:span text:style-name="T3">A5 C9 81 C9 81 92 <text:s/></text:span><text:span text:style-name="T4">E0 85 92 </text:span><text:span text:style-name="T3">E4 E4 85 E1 92</text:span></text:p>
      <text:p text:style-name="P1"><text:span text:style-name="T3">85 83 </text:span><text:span text:style-name="T4">00 A5 C9 00 00 00 <text:s/>00 </text:span><text:span text:style-name="T3">26 </text:span><text:span text:style-name="T4">7F C7 C9 C9 00 00</text:span></text:p>
      <text:p text:style-name="P1"><text:span text:style-name="T4">EA </text:span><text:span text:style-name="T3">C9 E5 </text:span><text:span text:style-name="T4">F1 EE E0 00 FF <text:s/>E0 E0 ED EC E5 E0 EA EA</text:span></text:p>
      <text:p text:style-name="P1"><text:span text:style-name="T4">ED EC </text:span><text:span text:style-name="T3">EC 00 EE E8 ED EB <text:s/></text:span><text:span text:style-name="T4">00 00 00 FF E0 </text:span><text:span text:style-name="T3">E8 F0 EC</text:span></text:p>
      <text:p text:style-name="P1"><text:span text:style-name="T3">DB </text:span><text:span text:style-name="T4">00 00 00 FF E0 00 </text:span><text:span text:style-name="T3">FF <text:s/></text:span><text:span text:style-name="T4">05 E1 05 </text:span><text:span text:style-name="T3">E5 EB E0 E8 </text:span><text:span text:style-name="T4">E0</text:span></text:p>
      <text:p text:style-name="P1"><text:span text:style-name="T4">FF E7 00 FF E0 00 E3 </text:span><text:span text:style-name="T3">05 <text:s/>E4 </text:span><text:span text:style-name="T4">ED F1 90 E5 00 EC </text:span><text:span text:style-name="T3">E7</text:span></text:p>
      <text:p text:style-name="P1"><text:span text:style-name="T3">DB EB </text:span><text:span text:style-name="T4">00 00 00 E9 FF BF <text:s/>00 00 00 00 00 E9 E4 F0</text:span></text:p>
      <text:p text:style-name="P1"><text:span text:style-name="T4">00 </text:span><text:span text:style-name="T3">F0 E4 E1 </text:span><text:span text:style-name="T4">DB DB 00 05 <text:s/>DB E5 F0 EE 00 A5 00 E1</text:span></text:p>
      <text:p text:style-name="P1"><text:span text:style-name="T4">ED E7 05 E4 </text:span><text:span text:style-name="T3">E0 ED </text:span><text:span text:style-name="T4">00 00 <text:s/>00 </text:span><text:span text:style-name="T3">ED </text:span><text:span text:style-name="T4">00 00 DB 00 00 00</text:span></text:p>
      <text:p text:style-name="P1"><text:span text:style-name="T3">EA EE 00 </text:span><text:span text:style-name="T4">EC F0 7F </text:span><text:span text:style-name="T3">E4 E9 <text:s/>00 67 E0 F9 00 </text:span><text:span text:style-name="T4">88 83 85</text:span></text:p>
      <text:p text:style-name="P1"><text:span text:style-name="T4">05 FF E0 </text:span><text:span text:style-name="T3">00 </text:span><text:span text:style-name="T4">FF E0 00 </text:span><text:span text:style-name="T3">E5 <text:s/>EB BF </text:span><text:span text:style-name="T4">00 00 00 00 00 EA</text:span></text:p>
      <text:p text:style-name="P1"><text:span text:style-name="T3">92 BF 92 86 85 E1 CA </text:span><text:span text:style-name="T4">E1 <text:s/>92 85 </text:span><text:span text:style-name="T3">CF </text:span><text:span text:style-name="T4">ED F9 81 ED </text:span><text:span text:style-name="T3">C9</text:span></text:p>
      <text:p text:style-name="P1"><text:span text:style-name="T3">25 </text:span><text:span text:style-name="T4">00 00 00 00 00 00 00 <text:s/>00 00 00 00 00 00 00 </text:span><text:span text:style-name="T3">E4</text:span></text:p>
      <text:p text:style-name="P1"><text:span text:style-name="T3">BF A5 F9 ED </text:span><text:span text:style-name="T4">00 E0 E8 C9 <text:s/>BF E5 E5 </text:span><text:span text:style-name="T3">EC EB BF E4 </text:span><text:span text:style-name="T4">F0</text:span></text:p>
      <text:p text:style-name="P1"><text:span text:style-name="T4">BF 00 EB EE E4 F1 E0 DB <text:s/>E5 E4 00 F9 E4 </text:span><text:span text:style-name="T3">E6 </text:span><text:span text:style-name="T4">ED C7</text:span></text:p>
      <text:p text:style-name="P1"><text:span text:style-name="T4">3C 7F E0 DB E0 </text:span><text:span text:style-name="T3">E5 </text:span><text:span text:style-name="T4">DB E0 <text:s/>ED EC 81 E1 E4 E4 </text:span><text:span text:style-name="T3">EA </text:span><text:span text:style-name="T4">ED</text:span></text:p>
      <text:p text:style-name="P1"><text:span text:style-name="T4">EC F1 </text:span><text:span text:style-name="T3">EB </text:span><text:span text:style-name="T4">E1 E1 E4 </text:span><text:span text:style-name="T3">E9 BF <text:s/></text:span><text:span text:style-name="T4">F0 FF EA E3 A5 E7 E7 00</text:span></text:p>
      <text:p text:style-name="P1"><text:span text:style-name="T4">00 E0 E0 DB E0 DB </text:span><text:span text:style-name="T3">E7 E4 <text:s/>EE DB EB E1 </text:span><text:span text:style-name="T4">E0 E0 DB EB</text:span></text:p>
      <text:p text:style-name="P1"><text:span text:style-name="T4">ED FF 05 FF E0 DB E0 DB <text:s/>E0 </text:span><text:span text:style-name="T3">E7 E8 </text:span><text:span text:style-name="T4">DB E0 ED F1 </text:span><text:span text:style-name="T3">BF</text:span></text:p>
      <text:p text:style-name="P1"><text:span text:style-name="T4">00 EA BF </text:span><text:span text:style-name="T3">F0 EA </text:span><text:span text:style-name="T4">E0 E1 05 <text:s/></text:span><text:span text:style-name="T3">A5 </text:span><text:span text:style-name="T4">00 E3 A5 E7 </text:span><text:span text:style-name="T3">EA E1 00</text:span></text:p>
      <text:p text:style-name="P1"><text:span text:style-name="T3">68 CA E3 </text:span><text:span text:style-name="T4">87 3F 10 </text:span><text:span text:style-name="T3">F0 </text:span><text:span text:style-name="T4">E1 <text:s/>E5 C9 </text:span><text:span text:style-name="T3">A5 </text:span><text:span text:style-name="T4">00 A5 00 </text:span><text:span text:style-name="T3">E1 00</text:span></text:p>
      <text:p text:style-name="P1"><text:span text:style-name="T3">81 BF </text:span><text:span text:style-name="T4">A5 C9 81 </text:span><text:span text:style-name="T3">E5 C9 </text:span><text:span text:style-name="T4">00 <text:s/>00 00 </text:span><text:span text:style-name="T3">E1 E4 92 CA 85 E4</text:span></text:p>
      <text:p text:style-name="P1"><text:span text:style-name="T3">92 88 83 </text:span><text:span text:style-name="T4">81 BF A5 E4 F0 <text:s/>EC </text:span><text:span text:style-name="T3">24 </text:span><text:span text:style-name="T4">00 00 00 28 00 28</text:span></text:p>
      <text:p text:style-name="P1"><text:span text:style-name="T4">00 28 00 28 00 28 00 28 <text:s/>00 28 00 28 00 </text:span><text:span text:style-name="T3">BF BF </text:span><text:span text:style-name="T4">FF</text:span></text:p>
      <text:p text:style-name="P1"><text:span text:style-name="T4">E0 FF </text:span><text:span text:style-name="T3">E0 F9 EB F1 00 05 <text:s/>E3 E4 DB </text:span><text:span text:style-name="T4">DB DB DB 05 FF</text:span></text:p>
      <text:p text:style-name="P1"><text:span text:style-name="T4">E0 DB E0 DB E0 </text:span><text:span text:style-name="T3">DB DB E7 <text:s/></text:span><text:span text:style-name="T4">7F 87 E1 </text:span><text:span text:style-name="T3">EE EE </text:span><text:span text:style-name="T4">DB E0 ED</text:span></text:p>
      <text:p text:style-name="P1"><text:span text:style-name="T3">E4 E5 E3 </text:span><text:span text:style-name="T4">DB DB DB DB FF <text:s/>05 FF </text:span><text:span text:style-name="T3">7F BF </text:span><text:span text:style-name="T4">EE E0 E4 </text:span><text:span text:style-name="T3">E8</text:span></text:p>
      <text:p text:style-name="P1"><text:span text:style-name="T3">F1 F0 </text:span><text:span text:style-name="T4">EA 05 00 EC E1 </text:span><text:span text:style-name="T3">E3 <text:s/></text:span><text:span text:style-name="T4">F0 ED 7F 00 00 00 FF E0</text:span></text:p>
      <text:p text:style-name="P1"><text:span text:style-name="T4">00 </text:span><text:span text:style-name="T3">E7 DB E0 00 E5 E9 EA <text:s/>BF </text:span><text:span text:style-name="T4">EE E8 ED EB 00 00 00</text:span></text:p>
      <text:p text:style-name="P1"><text:span text:style-name="T4">00 FF E0 00 E7 DB CA E9 <text:s/>E0 </text:span><text:span text:style-name="T3">00 E4 90 00 A5 F9 E5</text:span></text:p>
      <text:p text:style-name="P1"><text:span text:style-name="T3">F0 </text:span><text:span text:style-name="T4">00 C9 ED 00 00 00 00 <text:s/>00 00 </text:span><text:span text:style-name="T3">69 05 E9 E5 </text:span><text:span text:style-name="T4">CE 85</text:span></text:p>
      <text:p text:style-name="P2">CA F0 F1 E0 EA E1 E3 E0 <text:s/>E9 E0 D2 CA 00 00 E9 E0</text:p>
      <text:p text:style-name="P1"><text:span text:style-name="T4">D2 </text:span><text:span text:style-name="T3">E5 92 </text:span><text:span text:style-name="T4">00 00 00 E0 85 <text:s/>92 </text:span><text:span text:style-name="T3">86 85 81 92 88 D2 </text:span><text:span text:style-name="T4">4F</text:span></text:p>
      <text:p text:style-name="P1"><text:span text:style-name="T4">EB 81 </text:span><text:span text:style-name="T3">87 C7 23 7F 8A </text:span><text:span text:style-name="T4">00 <text:s/>00 28 00 28 00 28 00 28</text:span></text:p>
      <text:p text:style-name="P1"><text:span text:style-name="T4">00 28 00 28 00 28 00 28 <text:s/>00 </text:span><text:span text:style-name="T3">92 </text:span><text:span text:style-name="T4">00 00 00 </text:span><text:span text:style-name="T3">EB </text:span><text:span text:style-name="T4">E7 DB</text:span></text:p>
      <text:p text:style-name="P1"><text:soft-page-break/><text:span text:style-name="T4">00 </text:span><text:span text:style-name="T3">F0 </text:span><text:span text:style-name="T4">FF E5 00 E5 E3 DB <text:s/>DB </text:span><text:span text:style-name="T3">FF </text:span><text:span text:style-name="T4">7F BF EE E0 E4 DB</text:span></text:p>
      <text:p text:style-name="P1"><text:span text:style-name="T4">DB DB F9 E1 EC </text:span><text:span text:style-name="T3">EA EA 05 <text:s/>F0 </text:span><text:span text:style-name="T4">00 BF EC E6 </text:span><text:span text:style-name="T3">F0 E8 </text:span><text:span text:style-name="T4">E3</text:span></text:p>
      <text:p text:style-name="P1"><text:span text:style-name="T4">E4 DB ED EB 87 </text:span><text:span text:style-name="T3">DB 05 E4 <text:s/>EA </text:span><text:span text:style-name="T4">E6 E7 BF </text:span><text:span text:style-name="T3">EB A5 E5 EC</text:span></text:p>
      <text:p text:style-name="P1"><text:span text:style-name="T4">E9 00 F0 ED 7F 00 00 00 <text:s/>FF E0 00 </text:span><text:span text:style-name="T3">DB </text:span><text:span text:style-name="T4">05 FF E0 </text:span><text:span text:style-name="T3">ED</text:span></text:p>
      <text:p text:style-name="P1"><text:span text:style-name="T3">EC F9 </text:span><text:span text:style-name="T4">E8 E3 E4 DB EE E8 <text:s/>ED EB 00 00 00 00 FF </text:span><text:span text:style-name="T3">EB</text:span></text:p>
      <text:p text:style-name="P1"><text:span text:style-name="T4">00 00 00 </text:span><text:span text:style-name="T3">F0 E0 </text:span><text:span text:style-name="T4">EC E0 DB <text:s/>E0 DB 05 FF E0 </text:span><text:span text:style-name="T3">F0 </text:span><text:span text:style-name="T4">E9 E0</text:span></text:p>
      <text:p text:style-name="P1"><text:span text:style-name="T4">D2 DB </text:span><text:span text:style-name="T3">EB 6A A5 E4 </text:span><text:span text:style-name="T4">DB E1 <text:s/>EE </text:span><text:span text:style-name="T3">EE F1 </text:span><text:span text:style-name="T4">F0 F1 E0 EA E1</text:span></text:p>
      <text:p text:style-name="P1"><text:span text:style-name="T4">00 00 EA 8D 8D ED 00 E4 <text:s/>E9 FF </text:span><text:span text:style-name="T3">BF E0 E4 </text:span><text:span text:style-name="T4">28 00 92</text:span></text:p>
      <text:p text:style-name="P1"><text:span text:style-name="T3">8D E4 83 85 86 86 86 88 <text:s/></text:span><text:span text:style-name="T4">EE F1 EA 00 E3 ED </text:span><text:span text:style-name="T2">00 00</text:span></text:p>
      <text:p text:style-name="P4">00 00 00 00 00 00 00 00 <text:s/>00 00 00 00 00 00 00 00</text:p>
      <text:p text:style-name="P1"><text:span text:style-name="T2">00 00 00 00 00 00 00 00 <text:s/>00 00 00 00 00 00 00 </text:span><text:span text:style-name="T4">05</text:span></text:p>
      <text:p text:style-name="P2">FF E0 00 E0 E8 E4 BF ED <text:s/>BF EE E0 E4 DB DB DB F9</text:p>
      <text:p text:style-name="P1"><text:span text:style-name="T4">E1 EC EA EA 05 </text:span><text:span text:style-name="T3">E4 81 </text:span><text:span text:style-name="T4">FF <text:s/>BF 00 </text:span><text:span text:style-name="T3">E4 E4 F1 E9 E8 EC</text:span></text:p>
      <text:p text:style-name="P1"><text:span text:style-name="T3">E9 EB EE E8 E9 </text:span><text:span text:style-name="T4">00 E0 00 <text:s/></text:span><text:span text:style-name="T3">EC E1 </text:span><text:span text:style-name="T4">E7 DB E0 00 E5 FF</text:span></text:p>
      <text:p text:style-name="P1"><text:span text:style-name="T4">E9 E0 </text:span><text:span text:style-name="T3">EC </text:span><text:span text:style-name="T4">05 E5 85 </text:span><text:span text:style-name="T3">E1 EE <text:s/>00 </text:span><text:span text:style-name="T4">FF 05 FF </text:span><text:span text:style-name="T3">ED FF 00 ED</text:span></text:p>
      <text:p text:style-name="P1"><text:span text:style-name="T4">85 05 FF </text:span><text:span text:style-name="T3">ED EC EB EC EE <text:s/>EC EE E0 ED E4 EC </text:span><text:span text:style-name="T4">E7 00</text:span></text:p>
      <text:p text:style-name="P1"><text:span text:style-name="T4">00 </text:span><text:span text:style-name="T3">EC </text:span><text:span text:style-name="T4">EA BF 00 DB 00 A5 <text:s/>00 00 A5 </text:span><text:span text:style-name="T3">EB F0 </text:span><text:span text:style-name="T4">EB EE E5</text:span></text:p>
      <text:p text:style-name="P1"><text:span text:style-name="T4">F9 </text:span><text:span text:style-name="T3">BF F1 </text:span><text:span text:style-name="T4">DB 00 F0 </text:span><text:span text:style-name="T3">F1 E5 <text:s/></text:span><text:span text:style-name="T4">00 E4 E1 </text:span><text:span text:style-name="T3">F1 EB </text:span><text:span text:style-name="T4">05 FF E0</text:span></text:p>
      <text:p text:style-name="P1"><text:span text:style-name="T4">E4 E8 00 FF DB E4 E0 E4 <text:s/>28 E3 E4 90 </text:span><text:span text:style-name="T3">A5 E4 E4 </text:span><text:span text:style-name="T4">05</text:span></text:p>
      <text:p text:style-name="P2">EA BF EE DB E0 00 00 00 <text:s/>F9 81 ED FF E0 E8 00 00</text:p>
      <text:p text:style-name="P1"><text:span text:style-name="T4">C7 8D </text:span><text:span text:style-name="T3">E4 81 </text:span><text:span text:style-name="T4">E4 F0 FF </text:span><text:span text:style-name="T3">92 <text:s/>F9 F9 D2 E4 8D E1 90 90</text:span></text:p>
      <text:p text:style-name="P1"><text:span text:style-name="T3">E1 92 88 E6 BF </text:span><text:span text:style-name="T4">00 81 CF <text:s/>F0 </text:span><text:span text:style-name="T2">00 00 00 00 00 00 00</text:span></text:p>
      <text:p text:style-name="P4">00 00 00 00 00 00 00 00 <text:s/>00 00 00 00 00 00 00 00</text:p>
      <text:p text:style-name="P1"><text:span text:style-name="T2">00 00 00 00 00 00 00 00 <text:s/>00 00 00 00 </text:span><text:span text:style-name="T4">CF 00 00 00</text:span></text:p>
      <text:p text:style-name="P2">CF 00 00 00 E6 E7 BF EB <text:s/>A5 E5 EC E9 00 F0 ED 7F</text:p>
      <text:p text:style-name="P1"><text:span text:style-name="T4">00 </text:span><text:span text:style-name="T3">E5 E5 </text:span><text:span text:style-name="T4">7F E1 E4 </text:span><text:span text:style-name="T3">E4 </text:span><text:span text:style-name="T4">E3 <text:s/>E7 E1 </text:span><text:span text:style-name="T3">EC E0 E0 </text:span><text:span text:style-name="T4">E1 EC EE</text:span></text:p>
      <text:p text:style-name="P1"><text:span text:style-name="T4">EC EE EC EE 00 FF 05 </text:span><text:span text:style-name="T3">E5 <text:s/>05 </text:span><text:span text:style-name="T4">00 00 00 </text:span><text:span text:style-name="T3">EB E4 </text:span><text:span text:style-name="T4">ED 00</text:span></text:p>
      <text:p text:style-name="P1"><text:span text:style-name="T4">00 </text:span><text:span text:style-name="T3">EA E0 E0 </text:span><text:span text:style-name="T4">E0 D2 E5 E9 <text:s/>E0 D2 </text:span><text:span text:style-name="T3">EE </text:span><text:span text:style-name="T4">00 92 E0 EA </text:span><text:span text:style-name="T3">EC</text:span></text:p>
      <text:p text:style-name="P1"><text:span text:style-name="T4">00 00 00 00 EB 90 </text:span><text:span text:style-name="T3">F1 00 <text:s/>E4 </text:span><text:span text:style-name="T4">E8 E3 FF </text:span><text:span text:style-name="T3">F0 E5 E3 EC</text:span></text:p>
      <text:p text:style-name="P1"><text:span text:style-name="T3">00 EB EA </text:span><text:span text:style-name="T4">E0 FF E6 </text:span><text:span text:style-name="T3">F1 00 <text:s/>EB DB </text:span><text:span text:style-name="T4">F9 00 88 83 00 E4</text:span></text:p>
      <text:p text:style-name="P1"><text:span text:style-name="T4">00 </text:span><text:span text:style-name="T3">00 F1 EB EC </text:span><text:span text:style-name="T4">3F 10 F0 <text:s/></text:span><text:span text:style-name="T3">05 </text:span><text:span text:style-name="T4">05 05 FF 00 00 00 E0</text:span></text:p>
      <text:p text:style-name="P1"><text:span text:style-name="T4">FF E6 </text:span><text:span text:style-name="T3">00 </text:span><text:span text:style-name="T4">CF 7F E8 </text:span><text:span text:style-name="T3">F1 F0 <text:s/>A5 EE E0 A5 ED </text:span><text:span text:style-name="T4">EA E0 E0</text:span></text:p>
      <text:p text:style-name="P1"><text:span text:style-name="T3">00 00 EC </text:span><text:span text:style-name="T4">87 8D 88 C5 </text:span><text:span text:style-name="T3">ED <text:s/>F9 </text:span><text:span text:style-name="T4">E0 90 EB DB E0 ED </text:span><text:span text:style-name="T3">F9</text:span></text:p>
      <text:p text:style-name="P1"><text:span text:style-name="T3">BF </text:span><text:span text:style-name="T4">F0 00 00 </text:span><text:span text:style-name="T3">BE F9 </text:span><text:span text:style-name="T4">EE E8 <text:s/>FF E5 </text:span><text:span text:style-name="T3">BE D2 D2 BE 85 8D</text:span></text:p>
      <text:p text:style-name="P1"><text:span text:style-name="T4">DB 00 A5 CF </text:span><text:span text:style-name="T2">00 00 00 00 <text:s/>00 00 00 00 00 00 00 00</text:span></text:p>
      <text:p text:style-name="P4">00 00 00 00 00 00 00 00 <text:s/>00 00 00 00 00 00 00 00</text:p>
      <text:p text:style-name="P1"><text:span text:style-name="T2">00 00 00 00 00 00 00 00 <text:s/></text:span><text:span text:style-name="T3">8A </text:span><text:span text:style-name="T4">FF 00 ED 85 EE EC EE</text:span></text:p>
      <text:p text:style-name="P2">EC EE 00 FF 05 E5 05 00 <text:s/>00 00 EB E4 ED FF E0 DB</text:p>
      <text:p text:style-name="P1"><text:span text:style-name="T4">E0 00 05 DB </text:span><text:span text:style-name="T3">E5 92 </text:span><text:span text:style-name="T4">00 E5 <text:s/>E7 </text:span><text:span text:style-name="T3">EE E4 E4 E0 </text:span><text:span text:style-name="T4">92 EB E5</text:span></text:p>
      <text:p text:style-name="P1"><text:span text:style-name="T4">00 ED ED E8 DB 00 </text:span><text:span text:style-name="T3">E4 F9 <text:s/>EB E0 A5 A5 05 E1 </text:span><text:span text:style-name="T4">00 00</text:span></text:p>
      <text:p text:style-name="P1"><text:span text:style-name="T4">00 </text:span><text:span text:style-name="T3">EA DB </text:span><text:span text:style-name="T4">FF 05 FF </text:span><text:span text:style-name="T3">00 </text:span><text:span text:style-name="T4">FF <text:s/>E0 E0 ED 92 00 00 </text:span><text:span text:style-name="T3">A5 </text:span><text:span text:style-name="T4">FF</text:span></text:p>
      <text:p text:style-name="P1"><text:span text:style-name="T4">05 FF </text:span><text:span text:style-name="T3">E5 </text:span><text:span text:style-name="T4">00 00 BF 00 E0 <text:s/>E0 F1 EE E0 </text:span><text:span text:style-name="T3">E4 EC EC ED</text:span></text:p>
      <text:p text:style-name="P1"><text:span text:style-name="T4">EB 00 BF </text:span><text:span text:style-name="T3">E9 </text:span><text:span text:style-name="T4">00 00 00 </text:span><text:span text:style-name="T3">E5 <text:s/>EC A5 </text:span><text:span text:style-name="T4">ED E7 F0 </text:span><text:span text:style-name="T3">E1 EB F1</text:span></text:p>
      <text:p text:style-name="P1"><text:span text:style-name="T3">E5 E1 E8 F9 BF ED 00 BF <text:s/>EB </text:span><text:span text:style-name="T4">E5 ED 00 00 00 F0 FF</text:span></text:p>
      <text:p text:style-name="P1"><text:span text:style-name="T3">ED EB EC CF EA F0 BF </text:span><text:span text:style-name="T4">FF <text:s/>E6 00 </text:span><text:span text:style-name="T3">EC </text:span><text:span text:style-name="T4">00 00 00 </text:span><text:span text:style-name="T3">E5 BF</text:span></text:p>
      <text:p text:style-name="P1"><text:span text:style-name="T4">00 00 00 </text:span><text:span text:style-name="T3">E4 </text:span><text:span text:style-name="T4">E5 EC E0 </text:span><text:span text:style-name="T3">E5 <text:s/>81 81 C9 BF CF </text:span><text:span text:style-name="T4">00 00 CF</text:span></text:p>
      <text:p text:style-name="P1"><text:span text:style-name="T3">81 D2 F9 85 85 D2 E4 E4 <text:s/>83 86 E5 87 87 </text:span><text:span text:style-name="T4">87 87 87</text:span></text:p>
      <text:p text:style-name="P4">00 00 00 00 00 00 00 00 <text:s/>00 00 00 00 00 00 00 00</text:p>
      <text:p text:style-name="P4">00 00 00 00 00 00 00 00 <text:s/>00 00 00 00 00 00 00 00</text:p>
      <text:p text:style-name="P1"><text:span text:style-name="T2">00 00 </text:span><text:span text:style-name="T3">8A 88 88 87 87 C9 <text:s/>C9 </text:span><text:span text:style-name="T4">00 00 00 </text:span><text:span text:style-name="T3">C9 C9 </text:span><text:span text:style-name="T4">C9 C9</text:span></text:p>
      <text:p text:style-name="P1"><text:span text:style-name="T4">C9 C9 C9 C9 C9 C9 C9 C9 <text:s/>00 00 00 00 00 00 </text:span><text:span text:style-name="T3">81 81</text:span></text:p>
      <text:p text:style-name="P5">E5 F9 EB EB EB F9 E5 ED <text:s/>ED E4 EB E5 81 ED ED E5</text:p>
      <text:p text:style-name="P5">CF F9 EB EE EB 00 ED ED <text:s/>BF EC E4 E4 BF ED EE F1</text:p>
      <text:p text:style-name="P5">F0 A5 F0 F0 E5 EC A5 A5 <text:s/>F1 EB F0 E5 F0 F0 EE EB</text:p>
      <text:p text:style-name="P5">ED F1 A5 EA F1 EE EC A5 <text:s/>E4 EA 00 E4 00 E0 FF F0</text:p>
      <text:p text:style-name="P1"><text:span text:style-name="T4">F0 F0 E5 </text:span><text:span text:style-name="T3">F0 05 05 A5 E5 <text:s/>E5 00 EC 00 00 E0 F1 E0</text:span></text:p>
      <text:p text:style-name="P1"><text:span text:style-name="T3">E0 BF E5 00 00 E5 ED </text:span><text:span text:style-name="T4">00 <text:s/>E5 ED </text:span><text:span text:style-name="T3">BF E7 E0 00 E1 05</text:span></text:p>
      <text:p text:style-name="P5">00 EA FF E4 E5 E1 BF ED <text:s/>EB E5 F9 F9 E5 BF ED E5</text:p>
      <text:p text:style-name="P1"><text:span text:style-name="T3">BF E5 BF A5 C9 </text:span><text:span text:style-name="T4">E5 F9 F9 <text:s/>E5 </text:span><text:span text:style-name="T3">CF 92 E1 EA 92 85 BE</text:span></text:p>
      <text:p text:style-name="P1"><text:span text:style-name="T3">85 05 92 86 86 81 </text:span><text:span text:style-name="T4">88 87 <text:s/>87 C9 C9 </text:span><text:span text:style-name="T2">00 00 00 00 00</text:span></text:p>
      <text:p text:style-name="P4">00 00 00 00 00 00 00 00 <text:s/>00 00 00 00 00 00 00 00</text:p>
      <text:p text:style-name="P1"><text:span text:style-name="T2">00 00 00 00 00 00 00 00 <text:s/>00 00 00 00 00 </text:span><text:span text:style-name="T3">C7 </text:span><text:span text:style-name="T4">F9 EB</text:span></text:p>
      <text:p text:style-name="P2">EB EB F9 E5 ED ED ED E4 <text:s/>EB E5 81 ED ED E5 CF F9</text:p>
      <text:p text:style-name="P1"><text:span text:style-name="T4">EB EE ED ED E4 EB E5 81 <text:s/>ED ED E5 </text:span><text:span text:style-name="T3">E5 E5 81 81 </text:span><text:span text:style-name="T4">E4</text:span></text:p>
      <text:p text:style-name="P1"><text:span text:style-name="T4">BF ED 00 00 00 E5 E5 81 <text:s/></text:span><text:span text:style-name="T3">E5 ED 05 E4 ED ED DB FF</text:span></text:p>
      <text:p text:style-name="P1"><text:span text:style-name="T3">F9 BF EB F9 EE </text:span><text:span text:style-name="T4">F1 F0 A5 <text:s/></text:span><text:span text:style-name="T3">E4 E5 00 A5 A5 E5 F1 F0</text:span></text:p>
      <text:p text:style-name="P1"><text:soft-page-break/><text:span text:style-name="T3">F1 BF F1 E4 BF BF EC E5 <text:s/></text:span><text:span text:style-name="T4">F0 F0 E5 F0 A5 E4 </text:span><text:span text:style-name="T3">F0 E0</text:span></text:p>
      <text:p text:style-name="P5">ED F0 E5 A5 E4 EB 00 EC <text:s/>FF E0 F1 ED 00 ED F9 00</text:p>
      <text:p text:style-name="P5">F0 00 BF BF 00 00 E8 FF <text:s/>BF E0 FF E8 E5 E0 E5 00</text:p>
      <text:p text:style-name="P1"><text:span text:style-name="T3">BF E5 F1 00 00 00 F1 EB <text:s/>E4 E4 00 E7 F9 E0 </text:span><text:span text:style-name="T4">FF E0</text:span></text:p>
      <text:p text:style-name="P1"><text:span text:style-name="T4">F1 </text:span><text:span text:style-name="T3">E4 </text:span><text:span text:style-name="T4">87 C9 C9 </text:span><text:span text:style-name="T3">CF </text:span><text:span text:style-name="T4">E4 BF <text:s/>ED 00 </text:span><text:span text:style-name="T3">CF </text:span><text:span text:style-name="T4">00 00 00 00 </text:span><text:span text:style-name="T3">BF</text:span></text:p>
      <text:p text:style-name="P5">CF 92 E5 E4 86 E9 E1 CF <text:s/>CF E9 85 85 E8 85 86 8D</text:p>
      <text:p text:style-name="P1"><text:span text:style-name="T4">F9 EB EB EB </text:span><text:span text:style-name="T3">C7 8A 88 </text:span><text:span text:style-name="T2">00 <text:s/>00 00 00 00 00 00 00 00</text:span></text:p>
      <text:p text:style-name="P4">00 00 00 00 00 00 00 00 <text:s/>00 00 00 00 00 00 00 00</text:p>
      <text:p text:style-name="P1"><text:span text:style-name="T2">00 00 00 00 00 00 00 00 <text:s/></text:span><text:span text:style-name="T3">C7 </text:span><text:span text:style-name="T4">E5 E5 81 81 E4 BF ED</text:span></text:p>
      <text:p text:style-name="P2">00 E5 EC A5 A5 F1 EB F0 <text:s/>E5 F0 F0 ED 00 00 00 E5</text:p>
      <text:p text:style-name="P2">E5 81 E5 ED 05 E4 ED ED <text:s/>DB FF EC A5 E4 EA A5 E4</text:p>
      <text:p text:style-name="P1"><text:span text:style-name="T4">E5 00 A5 </text:span><text:span text:style-name="T3">F9 E0 E1 A5 F0 <text:s/>E9 E7 05 E1 A5 ED 90 BF</text:span></text:p>
      <text:p text:style-name="P1"><text:span text:style-name="T3">E5 E4 BF F0 A5 BF F1 BF <text:s/></text:span><text:span text:style-name="T4">E7 E0 00 </text:span><text:span text:style-name="T3">F1 </text:span><text:span text:style-name="T4">00 BF BF </text:span><text:span text:style-name="T3">A5</text:span></text:p>
      <text:p text:style-name="P1"><text:span text:style-name="T4">00 00 00 </text:span><text:span text:style-name="T3">E5 </text:span><text:span text:style-name="T4">E5 A5 E4 00 <text:s/>E1 05 </text:span><text:span text:style-name="T3">ED E4 F0 BF BF F0</text:span></text:p>
      <text:p text:style-name="P1"><text:span text:style-name="T3">ED E0 EB A5 F0 </text:span><text:span text:style-name="T4">E5 E0 E5 <text:s/></text:span><text:span text:style-name="T3">E1 A5 00 A5 A5 F0 EC E0</text:span></text:p>
      <text:p text:style-name="P1"><text:span text:style-name="T3">EE EB 05 E8 EB E5 00 E4 <text:s/>FF E9 00 </text:span><text:span text:style-name="T4">00 00 00 </text:span><text:span text:style-name="T3">F1 00</text:span></text:p>
      <text:p text:style-name="P1"><text:span text:style-name="T3">EB E9 </text:span><text:span text:style-name="T4">00 00 00 </text:span><text:span text:style-name="T3">00 00 EE <text:s/>E8 BF F9 </text:span><text:span text:style-name="T4">E5 A5 E4 </text:span><text:span text:style-name="T3">E5 A5</text:span></text:p>
      <text:p text:style-name="P1"><text:span text:style-name="T3">00 F9 </text:span><text:span text:style-name="T4">EC A5 E4 EA </text:span><text:span text:style-name="T3">E5 E4 <text:s/>A5 CF CF 81 </text:span><text:span text:style-name="T4">F9 E5 ED </text:span><text:span text:style-name="T3">81</text:span></text:p>
      <text:p text:style-name="P1"><text:span text:style-name="T3">F9 92 92 E4 D2 CA 85 83 <text:s/>85 92 </text:span><text:span text:style-name="T4">00 00 00 </text:span><text:span text:style-name="T3">87 8D C7</text:span></text:p>
      <text:p text:style-name="P1"><text:span text:style-name="T3">C7 C7 </text:span><text:span text:style-name="T2">00 00 00 00 00 00 <text:s/>00 00 00 00 00 00 00 00</text:span></text:p>
      <text:p text:style-name="P4">00 00 00 00 00 00 00 00 <text:s/>00 00 00 00 00 00 00 00</text:p>
      <text:p text:style-name="P1"><text:span text:style-name="T2">00 00 00 </text:span><text:span text:style-name="T4">00 00 00 00 A5 <text:s/>E4 EA A5 E4 E5 00 A5 F9</text:span></text:p>
      <text:p text:style-name="P2">E0 E1 A5 F0 E9 F0 F0 F0 <text:s/>E5 F0 05 05 A5 E5 E5 00</text:p>
      <text:p text:style-name="P1"><text:span text:style-name="T4">EC 00 00 E0 F1 E0 E4 F0 <text:s/>E0 ED F0 E5 A5 </text:span><text:span text:style-name="T3">81 BF F9</text:span></text:p>
      <text:p text:style-name="P1"><text:span text:style-name="T3">E1 </text:span><text:span text:style-name="T4">ED ED E4 </text:span><text:span text:style-name="T3">E0 E0 ED E8 <text:s/>ED E9 EC ED F0 A5 F0 F1</text:span></text:p>
      <text:p text:style-name="P1"><text:span text:style-name="T3">E5 F0 </text:span><text:span text:style-name="T4">A5 F0 E5 </text:span><text:span text:style-name="T3">EC F1 F0 <text:s/></text:span><text:span text:style-name="T4">E8 EB E5 </text:span><text:span text:style-name="T3">ED F9 F9 ED BF</text:span></text:p>
      <text:p text:style-name="P1"><text:span text:style-name="T3">E5 </text:span><text:span text:style-name="T4">00 A5 A5 </text:span><text:span text:style-name="T3">F0 EA E4 </text:span><text:span text:style-name="T4">F9 <text:s/>92 92 </text:span><text:span text:style-name="T3">00 </text:span><text:span text:style-name="T4">00 00 BF </text:span><text:span text:style-name="T3">00 F1</text:span></text:p>
      <text:p text:style-name="P1"><text:span text:style-name="T4">E5 CF 92 </text:span><text:span text:style-name="T3">EB EE E1 EA F0 <text:s/>EC 05 A5 F0 00 E5 E0 EE</text:span></text:p>
      <text:p text:style-name="P1"><text:span text:style-name="T3">A5 00 E5 BF 05 </text:span><text:span text:style-name="T4">00 00 00 <text:s/></text:span><text:span text:style-name="T3">F1 00 E4 90 ED F9 E5 E5</text:span></text:p>
      <text:p text:style-name="P1"><text:span text:style-name="T3">F9 A5 00 05 </text:span><text:span text:style-name="T4">EA E4 F9 </text:span><text:span text:style-name="T3">F9 <text:s/>E5 E1 EB F0 A5 F9 F9 A5</text:span></text:p>
      <text:p text:style-name="P5">BF 81 00 BF 81 E5 A5 81 <text:s/>CF E0 E5 F0 D2 E4 92 81</text:p>
      <text:p text:style-name="P1"><text:span text:style-name="T3">E1 E1 90 85 E9 </text:span><text:span text:style-name="T4">E4 EB 00 <text:s/></text:span><text:span text:style-name="T3">87 87 C7 C7 87 </text:span><text:span text:style-name="T4">00 00 00</text:span></text:p>
      <text:p text:style-name="P2">DB FF EC A5 E4 EA A5 E4 <text:s/>E5 00 A5 F9 E0 E1 A5 F0</text:p>
      <text:p text:style-name="P2">FF F0 F0 F0 E5 F0 05 05 <text:s/>A5 E5 E5 00 EC 00 E5 00</text:p>
      <text:p text:style-name="P1"><text:span text:style-name="T4">A5 A5 E5 F1 F0 F1 BF F1 <text:s/>E4 BF BF EC E5 </text:span><text:span text:style-name="T3">92 </text:span><text:span text:style-name="T4">EB 05</text:span></text:p>
      <text:p text:style-name="P1"><text:span text:style-name="T4">E8 00 F9 EC </text:span><text:span text:style-name="T3">FF ED F1 F0 <text:s/>BF F1 A5 </text:span><text:span text:style-name="T4">BF F0 ED </text:span><text:span text:style-name="T3">E5 7F</text:span></text:p>
      <text:p text:style-name="P1"><text:span text:style-name="T3">E5 F1 ED </text:span><text:span text:style-name="T4">E0 F1 E4 </text:span><text:span text:style-name="T3">BF </text:span><text:span text:style-name="T4">F9 <text:s/>F9 E5 BF </text:span><text:span text:style-name="T3">EE F0 E5 E0 E0</text:span></text:p>
      <text:p text:style-name="P1"><text:span text:style-name="T3">F0 EB EB E5 </text:span><text:span text:style-name="T4">A5 F0 00 </text:span><text:span text:style-name="T3">ED <text:s/>E8 E4 00 F0 F1 00 F0 05</text:span></text:p>
      <text:p text:style-name="P1"><text:span text:style-name="T4">EB E5 F9 </text:span><text:span text:style-name="T3">EE E5 EE </text:span><text:span text:style-name="T4">EA FF <text:s/>E4 05 A5 F0 </text:span><text:span text:style-name="T3">EB EB BF E5</text:span></text:p>
      <text:p text:style-name="P5">A5 EA EA 00 A5 00 E1 E9 <text:s/>00 EB E3 E1 EA EA 6C EB</text:p>
      <text:p text:style-name="P1"><text:span text:style-name="T3">E7 00 F0 </text:span><text:span text:style-name="T4">CF CF E9 </text:span><text:span text:style-name="T3">00 ED <text:s/>DB F9 00 A5 E4 </text:span><text:span text:style-name="T4">00 00 00</text:span></text:p>
      <text:p text:style-name="P1"><text:span text:style-name="T4">00 00 00 </text:span><text:span text:style-name="T3">E5 CF C9 BF BD <text:s/>F9 1C 92 81 E4 05 05 E1</text:span></text:p>
      <text:p text:style-name="P1"><text:span text:style-name="T4">05 05 E1 </text:span><text:span text:style-name="T3">E4 E4 F9 </text:span><text:span text:style-name="T4">F0 ED <text:s/>00 </text:span><text:span text:style-name="T3">C7 88 19 08 </text:span><text:span text:style-name="T4">00 00 DB</text:span></text:p>
      <text:p text:style-name="P2">E5 F0 05 05 A5 E5 E5 00 <text:s/>EC 00 E5 00 A5 A5 E0 FF</text:p>
      <text:p text:style-name="P2">F0 F0 F0 E5 F0 05 05 A5 <text:s/>E5 E5 00 EC 00 00 E0 F1</text:p>
      <text:p text:style-name="P1"><text:span text:style-name="T4">F0 F0 F0 E5 F0 05 05 A5 <text:s/>E5 E5 00 EC 00 </text:span><text:span text:style-name="T3">92 </text:span><text:span text:style-name="T4">BF E5</text:span></text:p>
      <text:p text:style-name="P1"><text:span text:style-name="T4">00 </text:span><text:span text:style-name="T3">E0 ED </text:span><text:span text:style-name="T4">EE E5 EE 00 00 <text:s/>00 </text:span><text:span text:style-name="T3">F0 </text:span><text:span text:style-name="T4">00 00 00 </text:span><text:span text:style-name="T3">7F </text:span><text:span text:style-name="T4">A5 F0</text:span></text:p>
      <text:p text:style-name="P1"><text:span text:style-name="T4">E5 </text:span><text:span text:style-name="T3">E5 ED EC F0 EC EB EC <text:s/>EE E5 A5 A5 ED BF </text:span><text:span text:style-name="T4">EC F1</text:span></text:p>
      <text:p text:style-name="P1"><text:span text:style-name="T4">F0 </text:span><text:span text:style-name="T3">EB ED EA E5 00 EB BF <text:s/></text:span><text:span text:style-name="T4">E4 00 F0 F1 </text:span><text:span text:style-name="T3">E5 </text:span><text:span text:style-name="T4">00 00 00</text:span></text:p>
      <text:p text:style-name="P5">00 ED E0 ED 00 A5 BF ED <text:s/>F0 00 F0 ED F1 BF EE EE</text:p>
      <text:p text:style-name="P1"><text:span text:style-name="T4">00 00 00 </text:span><text:span text:style-name="T3">E4 </text:span><text:span text:style-name="T4">EA E5 00 EB <text:s/></text:span><text:span text:style-name="T3">E9 E1 E0 A5 EB 6C 05 A5</text:span></text:p>
      <text:p text:style-name="P1"><text:span text:style-name="T3">EE 05 BF </text:span><text:span text:style-name="T4">00 00 EE CF E9 <text:s/>00 </text:span><text:span text:style-name="T3">00 EC E4 EC </text:span><text:span text:style-name="T4">F9 00 A5</text:span></text:p>
      <text:p text:style-name="P1"><text:span text:style-name="T3">BF CF </text:span><text:span text:style-name="T4">F9 00 A5 </text:span><text:span text:style-name="T3">E6 </text:span><text:span text:style-name="T4">EC 00 <text:s/>92 BF </text:span><text:span text:style-name="T3">E4 E1 E0 E9 E1 FF</text:span></text:p>
      <text:p text:style-name="P1"><text:span text:style-name="T3">E0 E4 CF 8D 87 87 8D 88 <text:s/>8A 18 </text:span><text:span text:style-name="T4">19 08 00 </text:span><text:span text:style-name="T3">8D </text:span><text:span text:style-name="T4">E5 F0</text:span></text:p>
      <text:p text:style-name="P2">05 05 A5 E5 E5 00 EC 00 <text:s/>E5 00 A5 A5 E0 A5 E4 EA</text:p>
      <text:p text:style-name="P2">00 E4 00 E0 FF F0 F0 F0 <text:s/>E5 00 A5 A5 E0 FF F0 F0</text:p>
      <text:p text:style-name="P1"><text:span text:style-name="T4">F0 E5 F0 05 05 A5 E5 E5 <text:s/>00 FF F0 F0 F0 E5 </text:span><text:span text:style-name="T3">C9 92</text:span></text:p>
      <text:p text:style-name="P1"><text:span text:style-name="T4">EC FF E0 A5 E4 E5 00 00 <text:s/>00 </text:span><text:span text:style-name="T3">7F </text:span><text:span text:style-name="T4">A5 F0 E5 E0 FF E0</text:span></text:p>
      <text:p text:style-name="P1"><text:span text:style-name="T3">E5 ED E4 EE </text:span><text:span text:style-name="T4">EC FF E0 </text:span><text:span text:style-name="T3">ED <text:s/>F1 EC </text:span><text:span text:style-name="T4">EB EE ED </text:span><text:span text:style-name="T3">BF E1 </text:span><text:span text:style-name="T4">CF</text:span></text:p>
      <text:p text:style-name="P1"><text:span text:style-name="T4">CF E9 </text:span><text:span text:style-name="T3">E4 E5 </text:span><text:span text:style-name="T4">E0 E0 F0 </text:span><text:span text:style-name="T3">E9 <text:s/>EC A5 </text:span><text:span text:style-name="T4">A5 F0 F1 </text:span><text:span text:style-name="T3">F0 A5 </text:span><text:span text:style-name="T4">E5</text:span></text:p>
      <text:p text:style-name="P1"><text:span text:style-name="T4">E0 E5 </text:span><text:span text:style-name="T3">00 ED </text:span><text:span text:style-name="T4">00 E1 05 7F <text:s/>E5 F1 </text:span><text:span text:style-name="T3">00 EB F0 BF 00 E5</text:span></text:p>
      <text:p text:style-name="P1"><text:span text:style-name="T3">FF FF ED E4 </text:span><text:span text:style-name="T4">EB E9 00 00 <text:s/></text:span><text:span text:style-name="T3">6C </text:span><text:span text:style-name="T4">BF A5 C9 </text:span><text:span text:style-name="T3">E8 E7 ED BF</text:span></text:p>
      <text:p text:style-name="P1"><text:span text:style-name="T4">8A 88 00 00 00 00 </text:span><text:span text:style-name="T3">CA E1 <text:s/></text:span><text:span text:style-name="T4">E5 E4 86 </text:span><text:span text:style-name="T3">CF CF 00 F9 05</text:span></text:p>
      <text:p text:style-name="P1"><text:span text:style-name="T4">00 F1 00 </text:span><text:span text:style-name="T3">92 E0 E4 E1 90 <text:s/>E8 E8 E8 05 EB E4 F9 </text:span><text:span text:style-name="T4">00</text:span></text:p>
      <text:p text:style-name="P1"><text:span text:style-name="T4">00 00 </text:span><text:span text:style-name="T3">C9 C9 18 09 7F </text:span><text:span text:style-name="T4">EA <text:s/>00 E4 00 E4 EA 00 E4 00</text:span></text:p>
      <text:p text:style-name="P2">E0 FF F0 F0 F0 E5 E5 E5 <text:s/>00 EC 00 E5 00 A5 A5 E4</text:p>
      <text:p text:style-name="P2"><text:soft-page-break/>EA 00 F0 F0 F0 E5 00 A5 <text:s/>A5 E0 FF F0 F0 F0 E5 F0</text:p>
      <text:p text:style-name="P1"><text:span text:style-name="T4">05 05 A5 E5 00 E4 00 E0 <text:s/>FF F0 F0 F0 87 8D C7 </text:span><text:span text:style-name="T3">EE</text:span></text:p>
      <text:p text:style-name="P1"><text:span text:style-name="T4">ED E4 EE </text:span><text:span text:style-name="T3">ED BF 00 </text:span><text:span text:style-name="T4">00 00 <text:s/>7F </text:span><text:span text:style-name="T3">ED E5 EB EB F1 F1 EC</text:span></text:p>
      <text:p text:style-name="P1"><text:span text:style-name="T4">F0 A5 F0 E5 F0 E5 E5 92 <text:s/>92 00 </text:span><text:span text:style-name="T3">00 E4 E8 BF </text:span><text:span text:style-name="T4">E0 FF</text:span></text:p>
      <text:p text:style-name="P1"><text:span text:style-name="T4">E0 </text:span><text:span text:style-name="T3">BF EE E4 </text:span><text:span text:style-name="T4">EE EB 05 E8 <text:s/></text:span><text:span text:style-name="T3">F0 </text:span><text:span text:style-name="T4">FF E0 F1 92 E1 EA </text:span><text:span text:style-name="T3">00</text:span></text:p>
      <text:p text:style-name="P1"><text:span text:style-name="T3">EE E9 </text:span><text:span text:style-name="T4">ED 00 A5 00 00 00 <text:s/></text:span><text:span text:style-name="T3">E1 </text:span><text:span text:style-name="T4">CF F9 EB </text:span><text:span text:style-name="T3">00 EE E0 E4</text:span></text:p>
      <text:p text:style-name="P1"><text:span text:style-name="T4">00 BF 00 00 00 00 </text:span><text:span text:style-name="T3">6C </text:span><text:span text:style-name="T4">EE <text:s/>F0 E5 </text:span><text:span text:style-name="T3">E0 E8 E8 ED E0 </text:span><text:span text:style-name="T4">00</text:span></text:p>
      <text:p text:style-name="P1"><text:span text:style-name="T4">F1 EB E4 BF ED </text:span><text:span text:style-name="T3">92 E0 E4 <text:s/>92 </text:span><text:span text:style-name="T4">E9 E1 CF </text:span><text:span text:style-name="T3">E9 A5 C9 F9</text:span></text:p>
      <text:p text:style-name="P1"><text:span text:style-name="T3">92 E4 E4 E5 E0 05 E5 E4 <text:s/>E8 </text:span><text:span text:style-name="T4">E5 E0 E8 </text:span><text:span text:style-name="T3">E4 92 </text:span><text:span text:style-name="T4">A5 F1</text:span></text:p>
      <text:p text:style-name="P1"><text:span text:style-name="T4">EB F0 </text:span><text:span text:style-name="T3">17 09 7F 8D 8D 8A <text:s/></text:span><text:span text:style-name="T4">A5 E4 EA 00 E4 00 E0 FF</text:span></text:p>
      <text:p text:style-name="P2">EC 00 E5 00 A5 A5 E4 EA <text:s/>00 F0 F0 05 A5 E5 E5 00</text:p>
      <text:p text:style-name="P2">EC 00 E5 00 A5 A5 E5 F1 <text:s/>F0 F1 BF F0 E5 00 A5 A5</text:p>
      <text:p text:style-name="P1"><text:span text:style-name="T4">E0 FF F0 F0 F0 E5 F0 05 <text:s/>05 A5 </text:span><text:span text:style-name="T3">87 BF F9 E0 ED ED</text:span></text:p>
      <text:p text:style-name="P1"><text:span text:style-name="T4">00 00 BF </text:span><text:span text:style-name="T3">7F </text:span><text:span text:style-name="T4">EA FF E4 </text:span><text:span text:style-name="T3">F0 <text:s/>E4 ED F0 EB </text:span><text:span text:style-name="T4">FF E0 ED E0</text:span></text:p>
      <text:p text:style-name="P1"><text:span text:style-name="T4">ED E0 F1 ED 00 </text:span><text:span text:style-name="T3">F0 F1 </text:span><text:span text:style-name="T4">E5 <text:s/>F9 F9 </text:span><text:span text:style-name="T3">EB 00 </text:span><text:span text:style-name="T4">EC EB EC EE</text:span></text:p>
      <text:p text:style-name="P1"><text:span text:style-name="T4">E5 </text:span><text:span text:style-name="T3">F9 </text:span><text:span text:style-name="T4">00 F9 EC 00 ED E8 <text:s/></text:span><text:span text:style-name="T3">A5 </text:span><text:span text:style-name="T4">F9 E5 CF 00 00 00 </text:span><text:span text:style-name="T3">F0</text:span></text:p>
      <text:p text:style-name="P1"><text:span text:style-name="T3">F0 A5 00 F0 E0 E4 E0 </text:span><text:span text:style-name="T4">E7 <text:s/>ED BF 8A 88 </text:span><text:span text:style-name="T3">EE FF FF EA</text:span></text:p>
      <text:p text:style-name="P1"><text:span text:style-name="T3">00 F0 6D EC </text:span><text:span text:style-name="T4">00 00 00 </text:span><text:span text:style-name="T3">BF <text:s/>EA </text:span><text:span text:style-name="T4">00 00 E8 FF </text:span><text:span text:style-name="T3">BF 00 </text:span><text:span text:style-name="T4">81</text:span></text:p>
      <text:p text:style-name="P1"><text:span text:style-name="T4">ED ED </text:span><text:span text:style-name="T3">E5 CF </text:span><text:span text:style-name="T4">E8 FF BF </text:span><text:span text:style-name="T3">E0 <text:s/>DB ED 00 </text:span><text:span text:style-name="T4">DB F9 00 A5 </text:span><text:span text:style-name="T3">ED</text:span></text:p>
      <text:p text:style-name="P1"><text:span text:style-name="T3">E4 E0 F9 BF E4 E4 05 E8 <text:s/>DB </text:span><text:span text:style-name="T4">E5 E0 E8 E5 EC A5 </text:span><text:span text:style-name="T3">8A</text:span></text:p>
      <text:p text:style-name="P1"><text:span text:style-name="T3">16 </text:span><text:span text:style-name="T4">F0 17 09 A5 A5 E0 A5 <text:s/>E4 EA 00 E4 00 08 00 8D</text:span></text:p>
      <text:p text:style-name="P2">E5 F0 05 05 A5 E5 E5 00 <text:s/>EC F0 05 05 A5 E5 E5 00</text:p>
      <text:p text:style-name="P2">EC 00 E5 00 00 A5 A5 E5 <text:s/>F1 F0 F1 BF F0 E5 00 A5</text:p>
      <text:p text:style-name="P1"><text:span text:style-name="T4">A5 E0 FF F0 F0 F0 E5 00 <text:s/>A5 A5 E4 83 85 92 00 </text:span><text:span text:style-name="T3">BF</text:span></text:p>
      <text:p text:style-name="P1"><text:span text:style-name="T3">E5 ED 7F E5 </text:span><text:span text:style-name="T4">BF E1 CF CF <text:s/></text:span><text:span text:style-name="T3">A5 </text:span><text:span text:style-name="T4">F9 E5 E5 </text:span><text:span text:style-name="T3">F1 </text:span><text:span text:style-name="T4">F9 00 A5</text:span></text:p>
      <text:p text:style-name="P1"><text:span text:style-name="T4">ED E4 92 EC FF </text:span><text:span text:style-name="T3">ED EA </text:span><text:span text:style-name="T4">EB <text:s/>C7 8A </text:span><text:span text:style-name="T3">E7 </text:span><text:span text:style-name="T4">F1 00 EB E5 F1</text:span></text:p>
      <text:p text:style-name="P1"><text:span text:style-name="T4">00 </text:span><text:span text:style-name="T3">A5 </text:span><text:span text:style-name="T4">E5 F1 00 </text:span><text:span text:style-name="T3">BF 00 </text:span><text:span text:style-name="T4">05 <text:s/>A5 F0 00 00 00 00 EC EB</text:span></text:p>
      <text:p text:style-name="P1"><text:span text:style-name="T4">F1 E4 87 E4 E5 A5 E9 ED <text:s/>00 A5 EE E5 A5 </text:span><text:span text:style-name="T3">DB </text:span><text:span text:style-name="T4">EB EB</text:span></text:p>
      <text:p text:style-name="P1"><text:span text:style-name="T4">BF </text:span><text:span text:style-name="T3">EE 6E 00 00 </text:span><text:span text:style-name="T4">EE E8 BF <text:s/>F9 ED F0 00 </text:span><text:span text:style-name="T3">EC E5 BF F9</text:span></text:p>
      <text:p text:style-name="P1"><text:span text:style-name="T4">ED 00 E5 00 00 00 </text:span><text:span text:style-name="T3">EA E6 <text:s/></text:span><text:span text:style-name="T4">00 00 00 00 </text:span><text:span text:style-name="T3">A5 BF E4 F9</text:span></text:p>
      <text:p text:style-name="P1"><text:span text:style-name="T3">E1 E0 </text:span><text:span text:style-name="T4">00 F0 00 </text:span><text:span text:style-name="T3">ED E0 DB <text:s/></text:span><text:span text:style-name="T4">6C EE F0 </text:span><text:span text:style-name="T3">E0 F9 E5 87 8A</text:span></text:p>
      <text:p text:style-name="P1"><text:span text:style-name="T3">C7 15 0A </text:span><text:span text:style-name="T4">17 09 A5 A5 E0 <text:s/>A5 E4 EA A5 A5 E0 A5 E4</text:span></text:p>
      <text:p text:style-name="P2">EA A5 00 00 00 00 00 8D <text:s/>E5 F0 05 05 A5 E5 E5 00</text:p>
      <text:p text:style-name="P2">EC F0 F0 F0 E5 00 A5 A5 <text:s/>E0 FF F0 F0 F0 E5 F0 05</text:p>
      <text:p text:style-name="P2">05 A5 E5 00 A5 E4 EA 00 <text:s/>E4 00 08 EE EC A5 E4 EA</text:p>
      <text:p text:style-name="P1"><text:span text:style-name="T4">E5 A5 E4 </text:span><text:span text:style-name="T3">7F E5 </text:span><text:span text:style-name="T4">EE ED ED <text:s/>83 85 92 00 CF CF A5 00</text:span></text:p>
      <text:p text:style-name="P1"><text:span text:style-name="T4">00 00 E5 ED BF E4 EB E5 <text:s/></text:span><text:span text:style-name="T3">00 BF CA </text:span><text:span text:style-name="T4">ED E5 CF </text:span><text:span text:style-name="T3">F9 </text:span><text:span text:style-name="T4">E8</text:span></text:p>
      <text:p text:style-name="P1"><text:span text:style-name="T4">85 86 00 00 BF </text:span><text:span text:style-name="T3">F9 00 EB <text:s/>DB </text:span><text:span text:style-name="T4">00 00 A5 </text:span><text:span text:style-name="T3">E5 EC 00 </text:span><text:span text:style-name="T4">E4</text:span></text:p>
      <text:p text:style-name="P1"><text:span text:style-name="T4">92 EC FF A5 A5 F0 </text:span><text:span text:style-name="T3">E5 EA <text:s/></text:span><text:span text:style-name="T4">E5 E1 BF </text:span><text:span text:style-name="T3">E9 </text:span><text:span text:style-name="T4">E8 E7 ED </text:span><text:span text:style-name="T3">EB</text:span></text:p>
      <text:p text:style-name="P1"><text:span text:style-name="T3">05 E0 F1 6D E7 05 ED </text:span><text:span text:style-name="T4">BF <text:s/>BF 00 00 </text:span><text:span text:style-name="T3">BF </text:span><text:span text:style-name="T4">EC FF ED </text:span><text:span text:style-name="T3">A5</text:span></text:p>
      <text:p text:style-name="P1"><text:span text:style-name="T4">FF E0 ED F0 E5 EC </text:span><text:span text:style-name="T3">BF 05 <text:s/>E0 E1 E1 00 EB ED 81 </text:span><text:span text:style-name="T4">E4</text:span></text:p>
      <text:p text:style-name="P1"><text:span text:style-name="T4">E5 E0 05 </text:span><text:span text:style-name="T3">E4 BF E0 EB EC <text:s/>E4 </text:span><text:span text:style-name="T4">1C 92 81 </text:span><text:span text:style-name="T3">E0 E8 E5 C9</text:span></text:p>
      <text:p text:style-name="P1"><text:span text:style-name="T3">87 </text:span><text:span text:style-name="T4">15 0A 17 EB ED F1 </text:span><text:span text:style-name="T3">87 <text:s/>87 C7 </text:span><text:span text:style-name="T4">87 C7 87 A5 E5 E5</text:span></text:p>
      <text:p text:style-name="P2">00 EC 00 E5 00 A5 A5 E5 <text:s/>F1 F0 F1 E5 E5 81 E5 ED</text:p>
      <text:p text:style-name="P2">05 E4 ED ED DB E4 00 E0 <text:s/>FF F0 F0 F0 E5 00 A5 A5</text:p>
      <text:p text:style-name="P2">E0 FF F0 F0 F0 E5 F0 F0 <text:s/>F1 BF F0 E5 00 A5 A5 E0</text:p>
      <text:p text:style-name="P1"><text:span text:style-name="T4">FF F0 F0 E4 BF BF EC E5 <text:s/>F0 F0 E5 F0 A5 </text:span><text:span text:style-name="T3">E4 E0 E1</text:span></text:p>
      <text:p text:style-name="P1"><text:span text:style-name="T3">EB E5 EA E0 E5 </text:span><text:span text:style-name="T4">05 E8 EB <text:s/></text:span><text:span text:style-name="T3">E5 E1 E1 E0 EA </text:span><text:span text:style-name="T4">00 00 00</text:span></text:p>
      <text:p text:style-name="P1"><text:span text:style-name="T3">A5 EA EB E5 E3 E0 00 F9 <text:s/>F9 F1 00 F1 </text:span><text:span text:style-name="T4">E5 F1 F9 E0</text:span></text:p>
      <text:p text:style-name="P1"><text:span text:style-name="T4">DB ED </text:span><text:span text:style-name="T3">05 </text:span><text:span text:style-name="T4">ED ED E4 EA EB <text:s/>E5 </text:span><text:span text:style-name="T3">EE E1 ED BF E8 EC F0</text:span></text:p>
      <text:p text:style-name="P1"><text:span text:style-name="T3">E1 ED E3 EA E4 E9 E9 E9 <text:s/>EC E3 </text:span><text:span text:style-name="T4">BF E4 EB E4 90 ED</text:span></text:p>
      <text:p text:style-name="P1"><text:span text:style-name="T4">00 00 00 ED ED E4 EB </text:span><text:span text:style-name="T3">BF <text:s/></text:span><text:span text:style-name="T4">F1 EB E4 A5 00 00 </text:span><text:span text:style-name="T3">E5 81</text:span></text:p>
      <text:p text:style-name="P1"><text:span text:style-name="T3">E4 </text:span><text:span text:style-name="T4">00 00 00 </text:span><text:span text:style-name="T3">EC E4 EA E0 <text:s/>E1 EA E9 E1 EB BF 87 </text:span><text:span text:style-name="T2">00</text:span></text:p>
      <text:p text:style-name="P4">00 00 00 00 00 00 00 00 <text:s/>00 00 00 00 00 00 00 00</text:p>
      <text:p text:style-name="P1"><text:span text:style-name="T2">00 00 00 00 00 00 00 00 <text:s/>00 00 00 00 00 00 00 </text:span><text:span text:style-name="T3">8A</text:span></text:p>
      <text:p text:style-name="P1"><text:span text:style-name="T4">00 A5 F9 E0 </text:span><text:span text:style-name="T3">C7 </text:span><text:span text:style-name="T4">00 EC 00 <text:s/>00 A5 E4 F0 E0 ED F0 E5</text:span></text:p>
      <text:p text:style-name="P2">A5 E4 EB A5 A5 E0 FF F0 <text:s/>F0 F0 E5 F0 FF E0 F1 ED</text:p>
      <text:p text:style-name="P2">00 ED F9 E4 F0 E0 ED F0 <text:s/>E5 A5 E4 EB A5 A5 E0 FF</text:p>
      <text:p text:style-name="P2">E0 A5 E4 E5 00 00 00 7F <text:s/>A5 F0 E5 E0 FF E0 00 00</text:p>
      <text:p text:style-name="P1"><text:span text:style-name="T4">A5 EA EB E5 E0 F1 E0 E0 <text:s/>00 00 00 00 </text:span><text:span text:style-name="T3">F9 </text:span><text:span text:style-name="T4">BF E0 FF</text:span></text:p>
      <text:p text:style-name="P1"><text:span text:style-name="T4">E8 F9 F9 E5 </text:span><text:span text:style-name="T3">F9 E0 81 8D <text:s/>EA E4 E4 90 E7 90 E0 E0</text:span></text:p>
      <text:p text:style-name="P1"><text:span text:style-name="T3">E7 E1 A5 E8 E6 </text:span><text:span text:style-name="T4">E9 00 EB <text:s/>00 00 00 00 </text:span><text:span text:style-name="T3">E0 E9 A5 E0</text:span></text:p>
      <text:p text:style-name="P1"><text:span text:style-name="T3">EE 00 E0 EB </text:span><text:span text:style-name="T4">EA E4 F9 </text:span><text:span text:style-name="T3">ED <text:s/>F9 E0 F0 </text:span><text:span text:style-name="T4">A5 F0 00 </text:span><text:span text:style-name="T3">E4 E1</text:span></text:p>
      <text:p text:style-name="P1"><text:span text:style-name="T4">F1 E4 87 </text:span><text:span text:style-name="T3">00 ED 00 EC EC <text:s/>EC </text:span><text:span text:style-name="T4">00 00 BF EA </text:span><text:span text:style-name="T3">00 </text:span><text:span text:style-name="T4">00 00</text:span></text:p>
      <text:p text:style-name="P1"><text:span text:style-name="T4">00 EB E9 00 F0 A5 F0 </text:span><text:span text:style-name="T3">E0 <text:s/>E5 A5 EB E5 A5 </text:span><text:span text:style-name="T4">E5 E1 A5</text:span></text:p>
      <text:p text:style-name="P1"><text:span text:style-name="T3">E1 EE F0 EE E3 EA ED EE <text:s/>EA C9 C7 </text:span><text:span text:style-name="T2">00 00 00 00 00</text:span></text:p>
      <text:p text:style-name="P4"><text:soft-page-break/>00 00 00 00 00 00 00 00 <text:s/>00 00 00 00 00 00 00 00</text:p>
      <text:p text:style-name="P1"><text:span text:style-name="T2">00 00 00 00 00 00 00 00 <text:s/>00 00 00 </text:span><text:span text:style-name="T3">88 88 8A </text:span><text:span text:style-name="T4">E5 E1</text:span></text:p>
      <text:p text:style-name="P2">BF BF ED EB F1 BF E7 E0 <text:s/>92 EC FF E0 A5 E4 E5 00</text:p>
      <text:p text:style-name="P2">00 00 7F A5 F0 E5 E0 FF <text:s/>00 00 00 7F ED E5 EB EB</text:p>
      <text:p text:style-name="P2">F1 F1 EC F0 A5 F0 E5 F0 <text:s/>E5 BF E1 CF CF E9 E4 E5</text:p>
      <text:p text:style-name="P2">E0 E0 F0 E9 EC A5 A5 F0 <text:s/>F1 F0 E4 90 E7 90 E0 E0</text:p>
      <text:p text:style-name="P1"><text:span text:style-name="T4">E7 E1 E9 EC A5 A5 F0 F1 <text:s/>F0 A5 </text:span><text:span text:style-name="T3">81 </text:span><text:span text:style-name="T4">E4 87 C9 00 CF</text:span></text:p>
      <text:p text:style-name="P1"><text:span text:style-name="T4">00 </text:span><text:span text:style-name="T3">87 8D 8D F9 81 E4 </text:span><text:span text:style-name="T4">F0 <text:s/>F0 05 </text:span><text:span text:style-name="T3">81 85 DB E8 EA E8</text:span></text:p>
      <text:p text:style-name="P1"><text:span text:style-name="T3">E4 BF E9 E8 F9 </text:span><text:span text:style-name="T4">E1 EA F0 <text:s/></text:span><text:span text:style-name="T3">00 BF 92 E0 E5 E8 E8 00</text:span></text:p>
      <text:p text:style-name="P1"><text:span text:style-name="T3">EB EA E5 ED CF F9 E4 00 <text:s/>F9 E1 E4 CA E1 </text:span><text:span text:style-name="T4">D2 CA 85</text:span></text:p>
      <text:p text:style-name="P1"><text:span text:style-name="T4">00 00 00 D2 E4 92 </text:span><text:span text:style-name="T3">E9 EA <text:s/></text:span><text:span text:style-name="T4">A5 DB EB </text:span><text:span text:style-name="T3">00 F0 </text:span><text:span text:style-name="T4">F0 05 05</text:span></text:p>
      <text:p text:style-name="P1"><text:span text:style-name="T3">BF </text:span><text:span text:style-name="T4">E4 BF BF </text:span><text:span text:style-name="T3">F9 </text:span><text:span text:style-name="T4">00 00 E5 <text:s/>E1 CF CF F9 E0 E1 </text:span><text:span text:style-name="T3">E0 E0</text:span></text:p>
      <text:p text:style-name="P1"><text:span text:style-name="T3">E0 E4 </text:span><text:span text:style-name="T4">EB E5 A5 </text:span><text:span text:style-name="T3">C9 C9 </text:span><text:span text:style-name="T2">00 <text:s/>00 00 00 00 00 00 00 00</text:span></text:p>
      <text:p text:style-name="P1"><text:span text:style-name="T2">00 00 00 00 00 00 00 00 <text:s/>00 </text:span><text:span text:style-name="T4">EC FF E0 A5 </text:span><text:span text:style-name="T3">88 88 </text:span><text:span text:style-name="T4">A5</text:span></text:p>
      <text:p text:style-name="P2">E4 E5 BF F1 A5 BF EE E4 <text:s/>EE EB 05 ED 00 F0 F1 E5</text:p>
      <text:p text:style-name="P2">F9 F9 EB 00 EC EB EC EE <text:s/>E5 F9 00 F9 EC E4 E5 E0</text:p>
      <text:p text:style-name="P2">E0 F0 E9 EC A5 A5 F0 F1 <text:s/>F0 E4 90 E7 90 E0 E0 E0</text:p>
      <text:p text:style-name="P2">E7 E1 A5 E8 E6 E9 00 EB <text:s/>00 00 00 00 E0 E9 FF E0</text:p>
      <text:p text:style-name="P2">F1 92 E1 EA 00 EE E9 ED <text:s/>00 A5 00 00 00 E1 CF F9</text:p>
      <text:p text:style-name="P2">E8 EB E5 ED F9 F9 ED BF <text:s/>E5 00 00 00 00 EE E8 F9</text:p>
      <text:p text:style-name="P1"><text:span text:style-name="T4">E0 F0 </text:span><text:span text:style-name="T3">F9 </text:span><text:span text:style-name="T4">A5 F0 00 EC 00 <text:s/>E5 CF E9 85 FF ED E4 F0</text:span></text:p>
      <text:p text:style-name="P1"><text:span text:style-name="T4">BF 00 E5 </text:span><text:span text:style-name="T3">81 F9 </text:span><text:span text:style-name="T4">00 00 BF <text:s/>CF 92 </text:span><text:span text:style-name="T3">6E C9 </text:span><text:span text:style-name="T4">F0 F0 E5 </text:span><text:span text:style-name="T3">C9</text:span></text:p>
      <text:p text:style-name="P1"><text:span text:style-name="T3">C9 CF C9 </text:span><text:span text:style-name="T4">C7 15 0A 17 09 <text:s/>00 00 E5 81 </text:span><text:span text:style-name="T3">A5 </text:span><text:span text:style-name="T4">A5 E5 E5</text:span></text:p>
      <text:p text:style-name="P1"><text:span text:style-name="T4">00 00 00 </text:span><text:span text:style-name="T3">00 E5 </text:span><text:span text:style-name="T4">E5 00 E4 <text:s/></text:span><text:span text:style-name="T3">E4 BF EE F9 </text:span><text:span text:style-name="T4">DB FF F9 </text:span><text:span text:style-name="T3">E4</text:span></text:p>
      <text:p text:style-name="P1"><text:span text:style-name="T3">F9 E0 </text:span><text:span text:style-name="T4">EE ED E4 </text:span><text:span text:style-name="T3">05 92 C9 <text:s/>8A 12 0D </text:span><text:span text:style-name="T4">FF E0 A5 88 </text:span><text:span text:style-name="T3">8D</text:span></text:p>
      <text:p text:style-name="P2">E4 F0 BF F9 00 F9 EC 00 <text:s/>ED E8 A5 F9 E5 CF 00 E8</text:p>
      <text:p text:style-name="P2">BF E0 FF E0 BF EE E4 EE <text:s/>EB 05 E8 F0 FF E5 E0 E0</text:p>
      <text:p text:style-name="P2">F0 E9 EC A5 A5 F0 F1 F0 <text:s/>E4 90 E7 90 E0 E0 E7 92</text:p>
      <text:p text:style-name="P1"><text:span text:style-name="T4">85 BE 85 05 92 86 86 81 <text:s/>88 87 87 </text:span><text:span text:style-name="T3">7F </text:span><text:span text:style-name="T4">EB 05 E8 F0</text:span></text:p>
      <text:p text:style-name="P2">FF E0 F1 92 E1 EA 00 EE <text:s/>E9 ED 00 A5 00 00 FF A5</text:p>
      <text:p text:style-name="P2">A5 F0 E5 EA E5 E1 BF E9 <text:s/>E8 E7 ED EB 05 E0 92 E1</text:p>
      <text:p text:style-name="P2">EA ED E4 F0 BF A5 00 F0 <text:s/>E0 E4 E0 E7 ED BF 8A 88</text:p>
      <text:p text:style-name="P1"><text:span text:style-name="T4">EE FF FF EA 00 85 BE 85 <text:s/>05 92 86 </text:span><text:span text:style-name="T3">6D </text:span><text:span text:style-name="T4">E1 05 7F E5</text:span></text:p>
      <text:p text:style-name="P1"><text:span text:style-name="T4">F1 00 EB F0 BF 00 E5 00 <text:s/>00 BF CF 92 </text:span><text:span text:style-name="T3">92 E0 </text:span><text:span text:style-name="T4">05 A5</text:span></text:p>
      <text:p text:style-name="P1"><text:span text:style-name="T4">E5 00 00 00 </text:span><text:span text:style-name="T3">A5 00 </text:span><text:span text:style-name="T4">F0 E9 <text:s/>E7 E5 BF F9 ED </text:span><text:span text:style-name="T3">EB EB EE</text:span></text:p>
      <text:p text:style-name="P1"><text:span text:style-name="T3">EE E1 EE E0 E8 E7 8D 87 <text:s/>12 0E </text:span><text:span text:style-name="T4">F0 F1 E5 </text:span><text:span text:style-name="T3">C7 8A </text:span><text:span text:style-name="T4">E5</text:span></text:p>
      <text:p text:style-name="P2">EA E0 E5 05 E8 EB E5 F9 <text:s/>E5 CF 92 E1 F9 F9 ED BF</text:p>
      <text:p text:style-name="P2">E5 00 A5 A5 F0 F9 EB 00 <text:s/>EC EB EC EE E5 F9 00 F9</text:p>
      <text:p text:style-name="P2">EC 00 ED E4 E5 A5 E9 ED <text:s/>00 A5 EE E5 A5 DB EB EB</text:p>
      <text:p text:style-name="P2">F0 E1 ED E3 EA E4 E9 E9 <text:s/>E9 EC E3 F9 E5 CF 92 FF</text:p>
      <text:p text:style-name="P2">E0 F1 92 E1 EA 00 EE E9 <text:s/>ED 00 A5 00 00 00 E1 CF</text:p>
      <text:p text:style-name="P2">F9 CF 00 00 00 F0 F0 A5 <text:s/>00 F0 E0 E4 E0 E7 ED BF</text:p>
      <text:p text:style-name="P2">8A 88 EE FF E0 F1 92 E1 <text:s/>EA 00 EE E9 ED 00 A5 00</text:p>
      <text:p text:style-name="P2">00 00 E1 CF F9 85 BE 85 <text:s/>05 92 86 6D E1 05 7F E5</text:p>
      <text:p text:style-name="P1"><text:span text:style-name="T4">F1 00 EB F0 92 85 BE </text:span><text:span text:style-name="T3">A5 <text:s/></text:span><text:span text:style-name="T4">ED F9 F9 ED BF E5 </text:span><text:span text:style-name="T3">F9 </text:span><text:span text:style-name="T4">ED</text:span></text:p>
      <text:p text:style-name="P1"><text:span text:style-name="T4">F9 E0 87 00 00 CA E1 E5 <text:s/></text:span><text:span text:style-name="T3">E5 BF EC EB ED EE EE EE</text:span></text:p>
      <text:p text:style-name="P1"><text:span text:style-name="T3">EB E0 EB 05 90 87 C7 11 <text:s/>0F 7F </text:span><text:span text:style-name="T4">E1 EB E5 EA E0 E5</text:span></text:p>
      <text:p text:style-name="P2">F9 E8 85 86 00 00 BF F9 <text:s/>00 EB BF EE E4 EE EB 05</text:p>
      <text:p text:style-name="P1"><text:span text:style-name="T4">F0 E5 F0 E5 E5 92 92 00 <text:s/>00 E4 E8 </text:span><text:span text:style-name="T3">8D </text:span><text:span text:style-name="T4">00 7F A5 E5</text:span></text:p>
      <text:p text:style-name="P2">EC F1 F0 E8 EB E5 ED F9 <text:s/>F9 ED BF E5 00 A5 A5 F0</text:p>
      <text:p text:style-name="P2">EA E0 ED F1 EC EB EE ED <text:s/>BF 87 87 7F EB 05 E8 F0</text:p>
      <text:p text:style-name="P2">FF E0 F1 92 E1 EA 00 EE <text:s/>E9 ED 05 E8 EB E5 E1 E1</text:p>
      <text:p text:style-name="P2">E0 EA 00 00 00 A5 EA EB <text:s/>F0 FF E0 F1 92 E1 EA 00</text:p>
      <text:p text:style-name="P2">EE E9 ED 00 A5 00 00 00 <text:s/>E1 CF EE E9 ED 00 A5 00</text:p>
      <text:p text:style-name="P2">00 00 E1 CF F9 85 BE 85 <text:s/>05 92 86 6D F9 E5 F9 E0</text:p>
      <text:p text:style-name="P1"><text:span text:style-name="T4">81 8D EA E4 E4 90 E7 90 <text:s/>E0 BF EE E4 EE </text:span><text:span text:style-name="T3">8D </text:span><text:span text:style-name="T4">05 E4</text:span></text:p>
      <text:p text:style-name="P1"><text:span text:style-name="T4">ED 81 E5 ED 00 00 BF E9 <text:s/>E1 CF CF 00 00 00 </text:span><text:span text:style-name="T3">EE EE</text:span></text:p>
      <text:p text:style-name="P1"><text:span text:style-name="T3">EA 90 E8 E6 E1 8D C7 10 <text:s/>10 </text:span><text:span text:style-name="T4">7F ED E5 92 92 00 00</text:span></text:p>
      <text:p text:style-name="P2">E4 E8 8D 00 F1 EC F0 A5 <text:s/>F0 E5 F0 E5 E5 92 92 00</text:p>
      <text:p text:style-name="P1"><text:span text:style-name="T4">00 E4 E8 BF E0 FF F9 E5 <text:s/>CF </text:span><text:span text:style-name="T3">8D </text:span><text:span text:style-name="T4">8D 00 7F A5 E5 EC</text:span></text:p>
      <text:p text:style-name="P2">F1 F0 E8 00 00 A5 EA EB <text:s/>E5 E0 F1 E0 E0 00 87 87</text:p>
      <text:p text:style-name="P2">C9 C9 00 8D 8D 00 E0 E0 <text:s/>ED EC E3 BF E4 EB E4 00</text:p>
      <text:p text:style-name="P2">7F A5 F0 E5 E5 ED EC F0 <text:s/>EC EB EC F0 E5 E5 ED EC</text:p>
      <text:p text:style-name="P2">F0 EC EB EC EE E5 A5 A5 <text:s/>F0 FF E0 F1 92 E1 EA 00</text:p>
      <text:p text:style-name="P2">EE E9 ED 00 A5 00 00 00 <text:s/>E1 CF F0 F1 F0 A5 E5 E0</text:p>
      <text:p text:style-name="P2">E5 00 ED 00 E1 05 7F E5 <text:s/>F1 E5 ED EC F0 EC EB EC</text:p>
      <text:p text:style-name="P1"><text:soft-page-break/><text:span text:style-name="T4">F0 E5 E5 ED EC F0 EC EB <text:s/>EC EE E5 </text:span><text:span text:style-name="T3">87 87 BF </text:span><text:span text:style-name="T4">F0 92</text:span></text:p>
      <text:p text:style-name="P1"><text:span text:style-name="T4">85 BE E4 00 E0 90 BF E5 <text:s/></text:span><text:span text:style-name="T3">EE </text:span><text:span text:style-name="T4">F9 F9 E5 </text:span><text:span text:style-name="T3">EB E4 EB EA</text:span></text:p>
      <text:p text:style-name="P1"><text:span text:style-name="T3">E7 E7 FF E5 C7 </text:span><text:span text:style-name="T2">00 00 00 <text:s/>00 00 00 00 00 00 00 00</text:span></text:p>
      <text:p text:style-name="P4">00 00 00 00 00 00 00 00 <text:s/>00 00 00 00 00 00 00 00</text:p>
      <text:p text:style-name="P1"><text:span text:style-name="T2">00 00 00 00 00 00 00 </text:span><text:span text:style-name="T4">00 <text:s/>F0 F1 00 00 00 00 E9 E8</text:span></text:p>
      <text:p text:style-name="P2">E7 ED EB 05 E0 F1 6D E7 <text:s/>05 ED ED BF 8A 88 EE FF</text:p>
      <text:p text:style-name="P1"><text:span text:style-name="T4">FF EA 00 F0 6D </text:span><text:span text:style-name="T3">C9 </text:span><text:span text:style-name="T4">F0 E8 <text:s/>00 00 A5 EA EB E5 E0 F1</text:span></text:p>
      <text:p text:style-name="P2">E0 EC EB F1 E4 87 E4 E5 <text:s/>A5 E9 ED 00 A5 EE EB EC</text:p>
      <text:p text:style-name="P2">EE E5 00 00 00 00 00 00 <text:s/>F0 F1 00 F0 05 E5 F1 00</text:p>
      <text:p text:style-name="P2">EB F0 BF 00 E5 FF FF ED <text:s/>E4 00 00 00 00 00 EB EC</text:p>
      <text:p text:style-name="P2">EE E5 00 6C EE F0 E5 E0 <text:s/>E8 E8 ED E0 00 F1 EB E4</text:p>
      <text:p text:style-name="P2">BF ED 92 E0 E4 EE F0 E5 <text:s/>E0 E8 E8 ED E0 00 F1 EB</text:p>
      <text:p text:style-name="P2">E4 BF ED 92 E0 E4 92 CF <text:s/>00 00 00 EE EE EA 90 E8</text:p>
      <text:p text:style-name="P1"><text:span text:style-name="T4">E6 E1 8D C7 10 10 87 C9 <text:s/>C9 00 00 7F E5 F1 00 </text:span><text:span text:style-name="T3">BF</text:span></text:p>
      <text:p text:style-name="P1"><text:span text:style-name="T3">BF BF </text:span><text:span text:style-name="T4">C9 C9 CF C9 </text:span><text:span text:style-name="T3">EE </text:span><text:span text:style-name="T4">E0 <text:s/>00 F1 </text:span><text:span text:style-name="T3">E4 05 E6 E6 FF 87</text:span></text:p>
      <text:p text:style-name="P1"><text:span text:style-name="T3">88 </text:span><text:span text:style-name="T2">00 00 00 00 00 00 00 <text:s/>00 00 00 00 00 00 00 00</text:span></text:p>
      <text:p text:style-name="P4">00 00 00 00 00 00 00 00 <text:s/>00 00 00 00 00 00 00 00</text:p>
      <text:p text:style-name="P1"><text:span text:style-name="T2">00 00 00 00 00 00 </text:span><text:span text:style-name="T4">E5 E5 <text:s/>F9 A5 E5 E1 E1 E0 EA 00</text:span></text:p>
      <text:p text:style-name="P2">00 F9 E0 F0 A5 F0 00 E4 <text:s/>E1 F1 E4 87 00 ED 00 D2</text:p>
      <text:p text:style-name="P2">CA 85 83 85 92 00 E4 E0 <text:s/>F9 BF E4 E4 05 E8 DB E5</text:p>
      <text:p text:style-name="P2">E0 E8 E5 EC E0 E4 EB E4 <text:s/>EB E4 ED F0 00 EC E5 CA</text:p>
      <text:p text:style-name="P2">E1 E5 E4 86 CF CF E8 ED <text:s/>E0 00 F1 EB E4 BF ED 92</text:p>
      <text:p text:style-name="P2">E0 E4 EC A5 8A 16 F0 17 <text:s/>BF ED 92 E0 E4 E8 E5 E0</text:p>
      <text:p text:style-name="P2">E8 E4 92 A5 F1 EB F0 17 <text:s/>09 7F 8D 8D 8A A5 E4 00</text:p>
      <text:p text:style-name="P2">E5 CF C9 BF BD F9 1C 92 <text:s/>81 E4 05 05 E1 05 05 E1</text:p>
      <text:p text:style-name="P2">E4 A5 8A 16 F0 17 05 E5 <text:s/>F1 00 EB F0 BF 00 E5 92</text:p>
      <text:p text:style-name="P1"><text:span text:style-name="T4">E1 EA 00 EE E9 ED 00 A5 <text:s/>00 00 FF </text:span><text:span text:style-name="T3">C9 BF 81 F9 A5</text:span></text:p>
      <text:p text:style-name="P1"><text:span text:style-name="T3">E5 E4 </text:span><text:span text:style-name="T4">A5 A5 F0 </text:span><text:span text:style-name="T3">E5 E9 </text:span><text:span text:style-name="T4">00 <text:s/>00 00 </text:span><text:span text:style-name="T3">EA 87 88 </text:span><text:span text:style-name="T2">00 00 00</text:span></text:p>
      <text:p text:style-name="P4">00 00 00 00 00 00 00 00 <text:s/>00 00 00 00 00 00 00 00</text:p>
      <text:p text:style-name="P4">00 00 00 00 00 00 00 00 <text:s/>00 00 00 00 00 00 00 00</text:p>
      <text:p text:style-name="P1"><text:span text:style-name="T2">00 00 00 00 00 </text:span><text:span text:style-name="T4">E5 87 8A <text:s/>C7 15 0A 17 09 A5 DB FF</text:span></text:p>
      <text:p text:style-name="P2">F9 BF EB F9 EE F1 F0 E7 <text:s/>ED BF 8A 88 EE FF FF EA</text:p>
      <text:p text:style-name="P2">00 85 BE 85 05 A5 F9 E0 <text:s/>E1 A5 F0 FF F0 F0 F0 E5</text:p>
      <text:p text:style-name="P2">E8 E5 E0 E8 E4 92 E4 00 <text:s/>E0 FF EC 00 E5 00 A5 A5</text:p>
      <text:p text:style-name="P2">E4 EA 00 F0 F0 05 E1 E4 <text:s/>E4 F9 E5 00 EC 00 E5 00</text:p>
      <text:p text:style-name="P2">00 A5 05 05 A5 E5 E5 00 <text:s/>EC 00 E5 00 A5 A5 E0 FF</text:p>
      <text:p text:style-name="P2">F0 F0 E4 F0 E0 ED F0 E5 <text:s/>A5 E4 EB A5 A5 E0 FF F0</text:p>
      <text:p text:style-name="P2">F0 F0 E5 F0 00 00 00 00 <text:s/>00 00 00 00 00 FF F9 BF</text:p>
      <text:p text:style-name="P2">EB F9 EE F1 F0 E5 F0 05 <text:s/>05 A5 E5 E5 00 EC F0 05</text:p>
      <text:p text:style-name="P2">05 A5 E5 E5 00 F0 E9 EC <text:s/>A5 F0 F0 E4 BF BF E5 EA</text:p>
      <text:p text:style-name="P1"><text:span text:style-name="T4">E5 </text:span><text:span text:style-name="T3">E4 90 DB </text:span><text:span text:style-name="T4">00 EB E9 </text:span><text:span text:style-name="T3">8A <text:s/>8A </text:span><text:span text:style-name="T2">00 00 00 00 00 00 00</text:span></text:p>
      <text:p text:style-name="P4">00 00 00 00 00 00 00 00 <text:s/>00 00 00 00 00 00 00 00</text:p>
      <text:p text:style-name="P4">00 00 00 00 00 00 00 00 <text:s/>00 00 00 00 00 00 00 00</text:p>
      <text:p text:style-name="P1"><text:span text:style-name="T2">00 00 00 00 </text:span><text:span text:style-name="T4">E5 00 EC 00 <text:s/>E5 F0 05 05 A5 E5 00 A5</text:span></text:p>
      <text:p text:style-name="P2">E4 EA 00 00 00 00 00 00 <text:s/>BF BF EC E5 92 EB 05 E8</text:p>
      <text:p text:style-name="P2">00 F9 EC FF ED E5 87 87 <text:s/>BF F0 92 85 BE E4 00 E0</text:p>
      <text:p text:style-name="P2">00 00 00 00 00 00 00 EC <text:s/>FF E0 A5 88 88 A5 E4 E5</text:p>
      <text:p text:style-name="P2">BF F1 E0 F1 E0 E0 00 00 <text:s/>00 00 00 00 7F A5 F0 E5</text:p>
      <text:p text:style-name="P2">E0 FF E0 E5 ED E4 EE EC <text:s/>FF E0 ED E5 92 EB 05 E8</text:p>
      <text:p text:style-name="P2">00 F9 EC FF ED E5 87 87 <text:s/>BF F0 92 00 00 00 00 00</text:p>
      <text:p text:style-name="P2">00 00 00 00 00 00 00 00 <text:s/>00 00 00 00 00 00 00 00</text:p>
      <text:p text:style-name="P1"><text:span text:style-name="T4">88 88 </text:span><text:span text:style-name="T3">87 C9 61 </text:span><text:span text:style-name="T4">00 88 88 <text:s/>8A E5 E1 BF BF ED </text:span><text:span text:style-name="T3">8D </text:span><text:span text:style-name="T4">E0</text:span></text:p>
      <text:p text:style-name="P1"><text:span text:style-name="T4">FF F0 E0 EB A5 00 E1 05 <text:s/>7F E3 EA ED 00 00 F1 </text:span><text:span text:style-name="T3">E9</text:span></text:p>
      <text:p text:style-name="P1"><text:span text:style-name="T3">FF FF BE C9 C5 8A 0C 22 <text:s/></text:span><text:span text:style-name="T4">E5 00 A5 A5 E0 FF F0 00</text:span></text:p>
      <text:p text:style-name="P1"><text:span text:style-name="T4">00 00 00 00 00 </text:span><text:span text:style-name="T3">8D 88 </text:span><text:span text:style-name="T4">E0 <text:s/>FF F0 F0 F9 E0 ED ED 00</text:span></text:p>
      <text:p text:style-name="P2">00 BF 7F EA E0 FF F0 F0 <text:s/>F0 E5 F0 05 05 A5 87 BF</text:p>
      <text:p text:style-name="P2">F9 00 00 00 EE E5 87 87 <text:s/>BF F0 92 85 EC 00 E5 00</text:p>
      <text:p text:style-name="P2">A5 A5 E0 F0 F0 E5 F0 F0 <text:s/>00 00 00 00 00 00 00 00</text:p>
      <text:p text:style-name="P2">00 00 F1 BF F0 E5 00 A5 <text:s/>A5 E0 FF F0 F0 F0 E5 00</text:p>
      <text:p text:style-name="P2">05 E8 00 F9 EC FF ED E5 <text:s/>87 87 BF F0 92 00 00 00</text:p>
      <text:p text:style-name="P2">00 E0 FF F0 F0 F0 E5 F0 <text:s/>05 05 A5 87 00 BF F9 00</text:p>
      <text:p text:style-name="P1"><text:span text:style-name="T4">EB BF EE E4 EE EB </text:span><text:span text:style-name="T3">87 87 <text:s/>5F </text:span><text:span text:style-name="T4">E0 00 F1 E4 05 E6 E6</text:span></text:p>
      <text:p text:style-name="P1"><text:span text:style-name="T4">BF F1 BF E7 E0 ED 00 A5 <text:s/>00 </text:span><text:span text:style-name="T3">BF </text:span><text:span text:style-name="T4">A5 A5 ED </text:span><text:span text:style-name="T3">F9 E9 E8</text:span></text:p>
      <text:p text:style-name="P1"><text:span text:style-name="T3">05 E8 90 E6 A5 88 87 C7 <text:s/>0B 25 </text:span><text:span text:style-name="T4">A5 A5 E0 8D E0 FF</text:span></text:p>
      <text:p text:style-name="P2">00 00 00 00 8D E4 05 E6 <text:s/>E6 BF F1 BF ED 00 00 BF</text:p>
      <text:p text:style-name="P2">7F E5 00 A5 A5 E0 FF F0 <text:s/>F0 E4 F0 E0 ED F0 E5 A5</text:p>
      <text:p text:style-name="P2"><text:soft-page-break/>E4 EB A5 BF F0 92 85 EC <text:s/>00 E5 00 E5 81 E5 E9 00</text:p>
      <text:p text:style-name="P2">00 00 EA 87 FF F0 F0 F0 <text:s/>E5 00 E5 00 EC 00 00 E0</text:p>
      <text:p text:style-name="P2">E0 E4 EB E5 A5 C9 F0 F0 <text:s/>F0 E5 F0 05 05 A5 87 00</text:p>
      <text:p text:style-name="P2">BF F9 A5 E0 FF F0 F0 F0 <text:s/>E5 F0 FF E0 F1 E0 90 BF</text:p>
      <text:p text:style-name="P2">E5 EE F9 F9 E5 EB E4 EB <text:s/>EA E7 E7 FF E5 C7 00 F0</text:p>
      <text:p text:style-name="P1"><text:span text:style-name="T4">F0 F0 E5 00 A5 A5 E4 83 <text:s/>85 92 </text:span><text:span text:style-name="T3">5D </text:span><text:span text:style-name="T4">00 BF 7F E5 00</text:span></text:p>
      <text:p text:style-name="P1"><text:span text:style-name="T4">A5 A5 00 00 00 00 F9 BF <text:s/>E0 </text:span><text:span text:style-name="T3">A5 BF E8 CA A5 05 90</text:span></text:p>
      <text:p text:style-name="P1"><text:span text:style-name="T3">E1 BD FF 85 </text:span><text:span text:style-name="T4">00 00 00 00 <text:s/></text:span><text:span text:style-name="T3">0A 29 </text:span><text:span text:style-name="T4">00 00 00 00 00 00</text:span></text:p>
      <text:p text:style-name="P2">00 00 00 00 F1 00 A5 A5 <text:s/>E0 FF F0 F0 E4 F0 E0 ED</text:p>
      <text:p text:style-name="P2">F0 E5 A5 E4 EC 00 E5 00 <text:s/>A5 00 00 00 7F A5 F0 E5</text:p>
      <text:p text:style-name="P1"><text:span text:style-name="T4">00 E5 00 A5 A5 E0 FF F0 <text:s/>F0 </text:span><text:span text:style-name="T3">8D 87 </text:span><text:span text:style-name="T4">E5 81 A5 C9 F0</text:span></text:p>
      <text:p text:style-name="P2">F0 F0 E5 F0 05 05 A5 87 <text:s/>00 BF 00 EC EB 00 E5 00</text:p>
      <text:p text:style-name="P2">A5 A5 E0 FF F0 CF 8D 8D <text:s/>00 7F A5 E5 EC E4 7F E5</text:p>
      <text:p text:style-name="P2">EE ED ED 83 85 92 00 CF <text:s/>CF 00 00 00 00 00 00 00</text:p>
      <text:p text:style-name="P2">00 00 F1 00 A5 A5 E0 FF <text:s/>F0 F0 CF 8D 8D 00 7F A5</text:p>
      <text:p text:style-name="P1"><text:span text:style-name="T4">E5 EC E4 7F E5 00 00 00 <text:s/>00 00 </text:span><text:span text:style-name="T3">5A </text:span><text:span text:style-name="T4">8D 00 7F A5 E5</text:span></text:p>
      <text:p text:style-name="P1"><text:span text:style-name="T4">EC F1 F0 E8 A5 F0 E5 E0 <text:s/>E7 ED </text:span><text:span text:style-name="T3">05 05 90 BD E6 </text:span><text:span text:style-name="T4">ED</text:span></text:p>
      <text:p text:style-name="P1"><text:span text:style-name="T4">92 E0 F9 00 EB </text:span><text:span text:style-name="T3">09 2C </text:span><text:span text:style-name="T4">E5 <text:s/>00 EC EC 00 E5 00 A5 A5</text:span></text:p>
      <text:p text:style-name="P2">E0 17 05 E5 F1 00 E5 00 <text:s/>A5 A5 E0 FF F0 F0 E4 A5</text:p>
      <text:p text:style-name="P2">E0 FF F0 F0 F0 E5 00 A5 <text:s/>A5 E4 83 85 A5 F0 E5 EC</text:p>
      <text:p text:style-name="P2">00 E5 00 A5 A5 00 E5 00 <text:s/>A5 A5 E0 FF F0 F0 E4 F0</text:p>
      <text:p text:style-name="P2">E5 F1 F9 00 A5 ED E4 E5 <text:s/>00 EC EC F0 E5 F1 F9 00</text:p>
      <text:p text:style-name="P2">A5 ED E4 00 00 00 00 00 <text:s/>00 00 00 00 00 00 00 00</text:p>
      <text:p text:style-name="P2">00 EC FF E0 A5 EB F0 17 <text:s/>09 7F 8D 8D 8A A5 E4 00</text:p>
      <text:p text:style-name="P2">E5 CF 00 00 00 00 00 00 <text:s/>00 A5 A5 E0 FF F0 F0 F0</text:p>
      <text:p text:style-name="P1"><text:span text:style-name="T4">E5 F0 05 05 A5 87 BF </text:span><text:span text:style-name="T3">58 <text:s/></text:span><text:span text:style-name="T4">7F A5 E5 EC F1 F0 E8 00</text:span></text:p>
      <text:p text:style-name="P1"><text:span text:style-name="T3">E5 81 E5 BF EB E4 85 DB <text:s/>E3 FF E0 </text:span><text:span text:style-name="T4">BF EE E4 EE 8D</text:span></text:p>
      <text:p text:style-name="P1"><text:span text:style-name="T3">08 2F </text:span><text:span text:style-name="T4">17 09 00 00 E4 05 <text:s/>E6 E6 BF F1 BF ED 00 EA</text:span></text:p>
      <text:p text:style-name="P2">00 00 00 00 00 00 BF BF <text:s/>BF F0 92 85 EC 00 E5 00</text:p>
      <text:p text:style-name="P2">E5 F1 00 EB F0 BF 85 EC <text:s/>00 E5 00 00 A5 E4 EA 00</text:p>
      <text:p text:style-name="P2">00 E5 F0 05 05 A5 87 00 <text:s/>BF F9 A5 E0 EE ED E4 EE</text:p>
      <text:p text:style-name="P2">ED BF 00 00 E4 E8 8D E1 <text:s/>BF BF ED EB F1 BF E7 E0</text:p>
      <text:p text:style-name="P2">92 EC FF E0 A5 E4 00 00 <text:s/>00 00 00 00 00 00 00 F1</text:p>
      <text:p text:style-name="P2">00 A5 A5 E0 FF F0 F0 E4 <text:s/>E5 F0 F0 F1 BF F0 E5 00</text:p>
      <text:p text:style-name="P2">A5 A5 E0 FF F0 F0 E4 F0 <text:s/>F0 E5 F0 05 05 A5 87 00</text:p>
      <text:p text:style-name="P1"><text:span text:style-name="T4">BF F9 </text:span><text:span text:style-name="T3">56 </text:span><text:span text:style-name="T4">F1 E5 F9 F9 EB <text:s/>00 EC </text:span><text:span text:style-name="T3">92 F9 F9 E4 E4 E1</text:span></text:p>
      <text:p text:style-name="P1"><text:span text:style-name="T3">E7 FF FF </text:span><text:span text:style-name="T4">00 00 00 00 </text:span><text:span text:style-name="T3">C7 <text:s/>87 07 32 </text:span><text:span text:style-name="T4">E5 00 EC EC F0</text:span></text:p>
      <text:p text:style-name="P2">E4 F0 E0 ED F0 E5 A5 E4 <text:s/>EC 00 F1 BF ED 00 EA 00</text:p>
      <text:p text:style-name="P2">00 00 E5 00 A5 A5 E0 FF <text:s/>F0 F0 E4 F0 E0 ED F0 E5</text:p>
      <text:p text:style-name="P2">A5 E4 EB A5 90 BF E5 EE <text:s/>F9 F9 E5 EB E4 EB EA E7</text:p>
      <text:p text:style-name="P2">E7 FF E5 C7 00 E5 F0 E5 <text:s/>E5 92 92 00 00 E4 F0 E0</text:p>
      <text:p text:style-name="P2">ED F0 E5 A5 E4 EB A5 90 <text:s/>BF E5 EE F9 F9 E5 E9 00</text:p>
      <text:p text:style-name="P2">00 00 EA 87 88 00 00 00 <text:s/>00 00 00 00 00 00 00 00</text:p>
      <text:p text:style-name="P2">00 E4 00 E0 00 00 00 00 <text:s/>00 00 00 EC FF E0 A5 88</text:p>
      <text:p text:style-name="P1"><text:span text:style-name="T4">88 A5 F9 E5 E5 F1 F9 00 <text:s/>A5 ED E4 </text:span><text:span text:style-name="T3">54 </text:span><text:span text:style-name="T4">00 00 00 7F</text:span></text:p>
      <text:p text:style-name="P1"><text:span text:style-name="T4">A5 F0 </text:span><text:span text:style-name="T3">81 F9 E4 F9 E4 E8 <text:s/></text:span><text:span text:style-name="T4">ED 92 E0 BF EE E4 EE </text:span><text:span text:style-name="T3">8A</text:span></text:p>
      <text:p text:style-name="P1"><text:span text:style-name="T3">06 37 </text:span><text:span text:style-name="T4">00 00 00 00 00 00 <text:s/>00 00 00 00 F1 00 A5 85</text:span></text:p>
      <text:p text:style-name="P2">EC 00 E5 00 A5 A5 E0 92 <text:s/>EC FF E0 A5 E4 E5 00 ED</text:p>
      <text:p text:style-name="P2">00 EA 00 00 00 00 00 00 <text:s/>7F E5 00 A5 A5 E0 FF F0</text:p>
      <text:p text:style-name="P2">F0 E4 F0 E0 ED F0 A5 F9 <text:s/>E5 E5 F1 F9 00 05 A5 87</text:p>
      <text:p text:style-name="P2">00 BF 00 EC EB 7F E5 00 <text:s/>A5 A5 E0 FF F0 F0 E4 F0</text:p>
      <text:p text:style-name="P2">E0 E5 00 A5 A5 E0 FF F0 <text:s/>F0 7F E5 F1 00 BF BF BF</text:p>
      <text:p text:style-name="P1"><text:span text:style-name="T4">BF E7 E0 92 EC FF E0 A5 <text:s/>E4 00 00 00 </text:span><text:span text:style-name="T3">8D 8A </text:span><text:span text:style-name="T4">A5 E4</text:span></text:p>
      <text:p text:style-name="P2">7F E5 EE ED ED 83 85 92 <text:s/>00 CF CF F0 E5 F1 F9 00</text:p>
      <text:p text:style-name="P1"><text:span text:style-name="T4">A5 ED </text:span><text:span text:style-name="T3">50 </text:span><text:span text:style-name="T4">F9 EB 00 EC EB <text:s/></text:span><text:span text:style-name="T3">E0 E1 E6 81 </text:span><text:span text:style-name="T4">CF 8D 8D 00</text:span></text:p>
      <text:p text:style-name="P1"><text:span text:style-name="T4">7F </text:span><text:span text:style-name="T3">C7 C5 05 3A </text:span><text:span text:style-name="T4">00 A5 A5 <text:s/>E0 FF 00 EA 00 00 00 E5</text:span></text:p>
      <text:p text:style-name="P2">00 A5 A5 00 00 00 00 A5 <text:s/>A5 E0 FF F0 85 86 00 00</text:p>
      <text:p text:style-name="P1"><text:span text:style-name="T4">BF F9 00 EB BF </text:span><text:span text:style-name="T3">C7 8D 8A <text:s/></text:span><text:span text:style-name="T4">E5 00 A5 A5 E0 FF F0 F0</text:span></text:p>
      <text:p text:style-name="P2">E4 F0 E0 ED F0 E5 05 05 <text:s/>A5 E5 00 E4 00 E0 FF F0</text:p>
      <text:p text:style-name="P2">F0 F0 E1 EA 00 EE E9 ED <text:s/>00 A5 00 00 FF C9 BF BF</text:p>
      <text:p text:style-name="P2">ED 00 EA 00 00 00 00 00 <text:s/>BF BF BF C9 C9 CF C9 EE</text:p>
      <text:p text:style-name="P2">E0 00 F1 E4 05 E6 F0 F0 <text:s/>E4 F0 F0 E5 F0 05 05 A5</text:p>
      <text:p text:style-name="P2">87 00 BF F9 F0 E5 00 A5 <text:s/>A5 E0 FF F0 F0 F0 E5 00</text:p>
      <text:p text:style-name="P1"><text:span text:style-name="T4">05 E8 00 F9 EC </text:span><text:span text:style-name="T3">4E </text:span><text:span text:style-name="T4">E9 ED <text:s/>00 A5 00 </text:span><text:span text:style-name="T3">87 C9 </text:span><text:span text:style-name="T4">F9 ED BF</text:span></text:p>
      <text:p text:style-name="P1"><text:span text:style-name="T3">C7 </text:span><text:span text:style-name="T4">92 E0 05 </text:span><text:span text:style-name="T3">04 3E </text:span><text:span text:style-name="T4">00 00 <text:s/>00 00 00 00 00 00 00 00</text:span></text:p>
      <text:p text:style-name="P2">F1 00 A5 05 A5 E5 00 E4 <text:s/>00 E0 FF F0 F0 F0 E1 E1</text:p>
      <text:p text:style-name="P2"><text:soft-page-break/>05 05 E1 E4 A5 8A 16 E5 <text:s/>C7 00 F0 F0 F0 E5 00 E0</text:p>
      <text:p text:style-name="P2">ED F0 E5 A5 E4 EB A5 A5 <text:s/>C9 F0 F0 F0 E5 F0 05 05</text:p>
      <text:p text:style-name="P2">A5 87 00 BF F9 A5 E4 EE <text:s/>EB 05 E8 ED F0 E5 A5 E4</text:p>
      <text:p text:style-name="P2">8D 88 E0 ED F0 E5 A5 E4 <text:s/>EB A5 A5 C9 00 F0 F0 F0</text:p>
      <text:p text:style-name="P1"><text:span text:style-name="T4">E5 00 E0 </text:span><text:span text:style-name="T3">8D 8D </text:span><text:span text:style-name="T4">BF EE E4 <text:s/>BF BF EC E5 92 EB 05 E8</text:span></text:p>
      <text:p text:style-name="P2">00 F9 F0 E5 F0 00 00 00 <text:s/>00 00 00 00 E5 E5 F1 F9</text:p>
      <text:p text:style-name="P1"><text:span text:style-name="T4">00 A5 ED E4 92 EC </text:span><text:span text:style-name="T3">4A </text:span><text:span text:style-name="T4">E4 <text:s/>90 E7 09 00 00 E5 CF CF</text:span></text:p>
      <text:p text:style-name="P1"><text:span text:style-name="T4">F9 </text:span><text:span text:style-name="T3">04 3F 03 </text:span><text:span text:style-name="T4">00 00 00 00 <text:s/>00 00 00 C9 C9 00 00 00</text:span></text:p>
      <text:p text:style-name="P2">00 00 00 00 00 00 00 00 <text:s/>00 00 00 00 BF F9 00 EB</text:p>
      <text:p text:style-name="P2">BF EE E4 EE FF F0 F0 F0 <text:s/>E5 00 05 E5 E5 00 00 00</text:p>
      <text:p text:style-name="P2">00 00 00 00 00 00 00 00 <text:s/>00 00 00 00 00 FF F0 00</text:p>
      <text:p text:style-name="P1"><text:span text:style-name="T4">00 00 00 00 </text:span><text:span text:style-name="T3">7F 8A 8A </text:span><text:span text:style-name="T4">8A <text:s/>16 F0 17 05 7F E5 00 A5</text:span></text:p>
      <text:p text:style-name="P2">A5 E0 FF F0 F0 E5 A5 E4 <text:s/>EB A5 A5 00 E5 00 A5 A5</text:p>
      <text:p text:style-name="P2">E0 FF F0 F0 E4 F0 E0 ED <text:s/>F0 E5 A5 E4 EB 05 E8 DB</text:p>
      <text:p text:style-name="P2">E5 E0 E8 E5 EC E0 E4 EB <text:s/>E4 EB E4 90 E7 90 E0 E0</text:p>
      <text:p text:style-name="P1"><text:span text:style-name="T4">E7 92 85 BE </text:span><text:span text:style-name="T3">47 8D 8A 88 <text:s/>C5 88 C7 8A 03 3F 0C </text:span><text:span text:style-name="T4">E5</text:span></text:p>
      <text:p text:style-name="P2">F0 E5 BF E1 CF CF E9 E4 <text:s/>E5 A5 A5 E5 E5 00 00 00</text:p>
      <text:p text:style-name="P2">00 00 00 00 00 00 00 00 <text:s/>00 00 00 00 E0 ED F0 E5</text:p>
      <text:p text:style-name="P2">A5 E4 EB E1 E4 E4 F9 E5 <text:s/>00 EC BF E5 F9 ED F9 E0</text:p>
      <text:p text:style-name="P1"><text:span text:style-name="T4">87 00 00 </text:span><text:span text:style-name="T3">8A 88 </text:span><text:span text:style-name="T4">8A 8A 16 <text:s/>C7 8D 8A BF EE E4 EE </text:span><text:span text:style-name="T3">7D</text:span></text:p>
      <text:p text:style-name="P1"><text:span text:style-name="T4">F9 00 EB BF EE </text:span><text:span text:style-name="T3">C7 </text:span><text:span text:style-name="T4">E5 00 <text:s/>A5 A5 E0 FF F0 F0 E0 8D</text:span></text:p>
      <text:p text:style-name="P1"><text:span text:style-name="T4">8D BF </text:span><text:span text:style-name="T3">8A </text:span><text:span text:style-name="T4">8A 8A 16 C7 00 <text:s/>00 00 00 00 00 00 00 00</text:span></text:p>
      <text:p text:style-name="P2">F1 BF F0 E5 00 A5 A5 E0 <text:s/>FF F0 F0 E4 F0 00 E5 00</text:p>
      <text:p text:style-name="P1"><text:span text:style-name="T4">00 A5 05 05 A5 E5 E5 00 <text:s/>EC ED BF C7 </text:span><text:span text:style-name="T3">88 03 3F 31</text:span></text:p>
      <text:p text:style-name="P1"><text:span text:style-name="T3">49 </text:span><text:span text:style-name="T4">F0 E5 00 05 E5 E5 BF <text:s/>EE E4 </text:span><text:span text:style-name="T3">0A </text:span><text:span text:style-name="T4">E5 00 EC F0 E5</text:span></text:p>
      <text:p text:style-name="P1"><text:span text:style-name="T4">A5 E4 EB A5 A5 </text:span><text:span text:style-name="T3">8A 8A </text:span><text:span text:style-name="T4">E1 <text:s/>CF F0 00 00 00 00 8A 88</text:span></text:p>
      <text:p text:style-name="P1"><text:span text:style-name="T4">8A 8A E5 00 </text:span><text:span text:style-name="T3">8D 88 </text:span><text:span text:style-name="T4">ED BF <text:s/>E5 F9 ED C7 E5 00 A5 A5</text:span></text:p>
      <text:p text:style-name="P2">A5 C9 F0 F0 F0 E5 F0 05 <text:s/>05 A5 87 00 F1 ED 00 ED</text:p>
      <text:p text:style-name="P1"><text:span text:style-name="T4">F9 E4 F0 E0 ED F0 E5 CF <text:s/>CF E9 E4 </text:span><text:span text:style-name="T3">46 </text:span><text:span text:style-name="T4">A5 E4 8D 88</text:span></text:p>
      <text:p text:style-name="P1"><text:span text:style-name="T3">88 C7 02 3F 3F 14 77 </text:span><text:span text:style-name="T4">C7 <text:s/>92 E0 05 88 ED BF E5 F9</text:span></text:p>
      <text:p text:style-name="P2">00 E0 8D 8D 8D 8D BF 00 <text:s/>00 00 00 00 00 00 00 00</text:p>
      <text:p text:style-name="P2">00 00 00 00 00 00 00 EC <text:s/>FF 00 00 FF C9 BF 81 F9</text:p>
      <text:p text:style-name="P1"><text:span text:style-name="T4">A5 E5 E4 A5 A5 C7 00 00 <text:s/>00 E0 05 88 ED </text:span><text:span text:style-name="T3">01 3F 3F</text:span></text:p>
      <text:p text:style-name="P1"><text:span text:style-name="T3">19 72 </text:span><text:span text:style-name="T4">A5 E4 F0 </text:span><text:span text:style-name="T3">8A </text:span><text:span text:style-name="T4">F9 ED <text:s/>BF E5 F9 ED 8D BF 00 00</text:span></text:p>
      <text:p text:style-name="P2">BF F9 00 ED BF E5 F9 ED <text:s/>F9 E0 87 00 00 00 00 00</text:p>
      <text:p text:style-name="P2">00 00 00 00 00 00 00 BF <text:s/>F9 00 EB BF 00 00 00 00</text:p>
      <text:p text:style-name="P1"><text:span text:style-name="T4">00 E5 E1 </text:span><text:span text:style-name="T3">87 </text:span><text:span text:style-name="T4">01 3F 3F </text:span><text:span text:style-name="T3">24 <text:s/>68 C7 </text:span><text:span text:style-name="T4">8A 8A E1 CF 00 ED</text:span></text:p>
      <text:p text:style-name="P2">BF E5 F9 ED F9 E0 87 00 <text:s/>00 00 00 00 00 00 EA 00</text:p>
      <text:p text:style-name="P1"><text:span text:style-name="T4">EE E9 ED 00 A5 E0 FF F0 <text:s/>F0 F0 E5 E4 8D 88 88 </text:span><text:span text:style-name="T3">87</text:span></text:p>
      <text:p text:style-name="P1"><text:span text:style-name="T3">87 3F 3F 2C 60 </text:span><text:span text:style-name="T4">A5 E4 F0 <text:s/>8A 00 00 00 00 C7 00 7F</text:span></text:p>
      <text:p text:style-name="P1"><text:span text:style-name="T4">A5 F0 E5 E0 FF 00 00 </text:span><text:span text:style-name="T3">A5 <text:s/></text:span><text:span text:style-name="T4">00 A5 00 00 00 00 00 00</text:span></text:p>
      <text:p text:style-name="P1"><text:span text:style-name="T4">00 E0 E1 E0 </text:span><text:span text:style-name="T3">C9 3F 3F 30 <text:s/>5C </text:span><text:span text:style-name="T4">00 8A 88 8D 8D 8D E0</text:span></text:p>
      <text:p text:style-name="P2">BF EE E4 F9 E5 CF 92 E1 <text:s/>A5 00 A5 00 00 FF 00 00</text:p>
      <text:p text:style-name="P1"><text:span text:style-name="T4">00 00 8D E4 </text:span><text:span text:style-name="T3">C7 3F 3F 32 <text:s/>5A 8A </text:span><text:span text:style-name="T4">F9 F9 ED BF E5 F9</text:span></text:p>
      <text:p text:style-name="P1"><text:span text:style-name="T4">ED F9 E0 87 00 </text:span><text:span text:style-name="T3">A5 </text:span><text:span text:style-name="T4">A5 00 <text:s/>A5 BF ED 00 EA 00 00 00</text:span></text:p>
      <text:p text:style-name="P1"><text:span text:style-name="T4">00 </text:span><text:span text:style-name="T3">C7 8D 3F 3F 34 58 </text:span><text:span text:style-name="T4">A5 <text:s/>E5 E5 00 00 ED F9 E0 87</text:span></text:p>
      <text:p text:style-name="P1"><text:span text:style-name="T4">00 A5 A5 05 E1 E4 A5 00 <text:s/>E5 81 00 00 00 00 00 </text:span><text:span text:style-name="T3">3F</text:span></text:p>
      <text:p text:style-name="P1"><text:span text:style-name="T3">3F 36 56 </text:span><text:span text:style-name="T4">00 00 00 00 00 <text:s/>00 8D BF 00 00 00 00 00</text:span></text:p>
      <text:p text:style-name="P1"><text:span text:style-name="T4">00 00 00 00 8D E4 05 E6 <text:s/>C7 3F 3F </text:span><text:span text:style-name="T3">38 54 </text:span><text:span text:style-name="T4">E5 00 05</text:span></text:p>
      <text:p text:style-name="P1"><text:span text:style-name="T4">E5 E5 BF EE 8D 8A E5 00 <text:s/>A5 A5 E0 FF F0 F0 E4 </text:span><text:span text:style-name="T3">8D</text:span></text:p>
      <text:p text:style-name="P1"><text:span text:style-name="T4">8D 3F 3F </text:span><text:span text:style-name="T3">3A 52 </text:span><text:span text:style-name="T4">FF 00 00 <text:s/>00 00 </text:span><text:span text:style-name="T3">8A </text:span><text:span text:style-name="T4">00 E5 81 A5 EA</text:span></text:p>
      <text:p text:style-name="P1"><text:span text:style-name="T4">00 F0 F0 05 E1 E4 8D 3F <text:s/>3F </text:span><text:span text:style-name="T3">3C 50 </text:span><text:span text:style-name="T4">E0 FF F0 F0 E5</text:span></text:p>
      <text:p text:style-name="P1"><text:span text:style-name="T4">A5 E4 EB BF E9 E1 CF CF <text:s/>00 00 8D 3F 3F </text:span><text:span text:style-name="T3">3E 4E </text:span><text:span text:style-name="T4">8D</text:span></text:p>
      <text:p text:style-name="P1"><text:span text:style-name="T4">BF 00 00 00 00 00 00 00 <text:s/>00 00 00 00 8D 3F 3F </text:span><text:span text:style-name="T3">3F</text:span></text:p>
      <text:p text:style-name="P1"><text:span text:style-name="T3">4D </text:span><text:span text:style-name="T4">A5 E5 E5 00 00 00 00 <text:s/>00 00 00 00 00 8D 3F 3F</text:span></text:p>
      <text:p text:style-name="P1"><text:span text:style-name="T4">3F </text:span><text:span text:style-name="T3">02 4B </text:span><text:span text:style-name="T4">8A 8A 16 C7 00 <text:s/>00 8D C7 10 10 7F 3F 3F</text:span></text:p>
      <text:p text:style-name="P1"><text:span text:style-name="T4">3F </text:span><text:span text:style-name="T3">05 48 </text:span><text:span text:style-name="T4">F9 ED BF E5 F9 <text:s/>ED F9 E0 3F 3F 3F </text:span><text:span text:style-name="T3">06 47</text:span></text:p>
      <text:p text:style-name="P1"><text:span text:style-name="T4">E0 FF F0 F0 F0 E5 00 3F <text:s/>3F 3F </text:span><text:span text:style-name="T3">07 46 87 87 87 87</text:span></text:p>
      <text:p text:style-name="P1"><text:span text:style-name="T3">87 87 3F 3F 3F 08 45 87 <text:s/>87 87 87 C7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son McCoy</meta:initial-creator>
    <meta:creation-date>2016-03-12T21:39:46</meta:creation-date>
    <meta:document-statistic meta:table-count="0" meta:image-count="0" meta:object-count="0" meta:page-count="20" meta:paragraph-count="1306" meta:word-count="20876" meta:character-count="62645"/>
    <dc:date>2016-03-12T22:07:42.69</dc:date>
    <dc:creator>Mason McCoy</dc:creator>
    <meta:editing-duration>PT11M6S</meta:editing-duration>
    <meta:editing-cycles>1</meta:editing-cycles>
    <meta:generator>OpenOffice/4.1.1$Win32 OpenOffice.org_project/411m6$Build-9775</meta:generator>
  </office:meta>
</office:document-meta>
</file>